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142.65mm"/>
    </style:style>
    <style:style style:name="co2" style:family="table-column">
      <style:table-column-properties fo:break-before="auto" style:column-width="27.41mm"/>
    </style:style>
    <style:style style:name="co3" style:family="table-column">
      <style:table-column-properties fo:break-before="auto" style:column-width="30.67mm"/>
    </style:style>
    <style:style style:name="co5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1.5mm"/>
    </style:style>
    <style:style style:name="co8" style:family="table-column">
      <style:table-column-properties fo:break-before="auto" style:column-width="39.79mm"/>
    </style:style>
    <style:style style:name="co9" style:family="table-column">
      <style:table-column-properties fo:break-before="auto" style:column-width="174.17mm"/>
    </style:style>
    <style:style style:name="co10" style:family="table-column">
      <style:table-column-properties fo:break-before="auto" style:column-width="29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2" style:family="table-cell" style:parent-style-name="Default" style:data-style-name="N60">
      <style:text-properties style:text-position=""/>
    </style:style>
    <style:style style:name="ce4" style:family="table-cell" style:parent-style-name="Default" style:data-style-name="N60">
      <style:text-properties style:text-position=""/>
    </style:style>
    <style:style style:name="ce5" style:family="table-cell" style:parent-style-name="Default">
      <style:text-properties fo:font-size="8pt" style:font-size-asian="8pt" style:font-size-complex="8pt"/>
    </style:style>
    <style:style style:name="ce6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1CM" table:style-name="ta1">
        <table:table-column table:style-name="co9" table:default-cell-style-name="ce5"/>
        <table:table-column table:style-name="co2" table:number-columns-repeated="10" table:default-cell-style-name="Default"/>
        <table:table-column table:style-name="co3" table:default-cell-style-name="Default"/>
        <table:table-column table:style-name="co10" table:default-cell-style-name="Default"/>
        <table:table-row table:style-name="ro1">
          <table:table-cell table:number-columns-repeated="12"/>
          <table:table-cell office:value-type="string" calcext:value-type="string">
            <text:p>Média</text:p>
          </table:table-cell>
        </table:table-row>
        <table:table-row table:style-name="ro1">
          <table:table-cell office:value-type="string" calcext:value-type="string">
            <text:p>SELECT sum(valor) FROM dados WHERE uf='AC'</text:p>
          </table:table-cell>
          <table:table-cell office:value-type="float" office:value="5.77515084" calcext:value-type="float">
            <text:p>5,77515084</text:p>
          </table:table-cell>
          <table:table-cell office:value-type="float" office:value="5.225017851" calcext:value-type="float">
            <text:p>5,225017851</text:p>
          </table:table-cell>
          <table:table-cell office:value-type="float" office:value="5.201270976" calcext:value-type="float">
            <text:p>5,201270976</text:p>
          </table:table-cell>
          <table:table-cell office:value-type="float" office:value="5.218656731" calcext:value-type="float">
            <text:p>5,218656731</text:p>
          </table:table-cell>
          <table:table-cell office:value-type="float" office:value="5.219799088" calcext:value-type="float">
            <text:p>5,219799088</text:p>
          </table:table-cell>
          <table:table-cell office:value-type="float" office:value="5.244679738" calcext:value-type="float">
            <text:p>5,244679738</text:p>
          </table:table-cell>
          <table:table-cell office:value-type="float" office:value="5.26603058" calcext:value-type="float">
            <text:p>5,26603058</text:p>
          </table:table-cell>
          <table:table-cell office:value-type="float" office:value="5.23874412" calcext:value-type="float">
            <text:p>5,23874412</text:p>
          </table:table-cell>
          <table:table-cell office:value-type="float" office:value="5.185984458" calcext:value-type="float">
            <text:p>5,185984458</text:p>
          </table:table-cell>
          <table:table-cell office:value-type="float" office:value="5.191423553" calcext:value-type="float">
            <text:p>5,191423553</text:p>
          </table:table-cell>
          <table:table-cell/>
          <table:table-cell table:formula="of:=TRIMMEAN([.B2:.K2];0.2)" office:value-type="float" office:value="5.225702829625" calcext:value-type="float">
            <text:p>5,2257028296</text:p>
          </table:table-cell>
        </table:table-row>
        <table:table-row table:style-name="ro1">
          <table:table-cell office:value-type="string" calcext:value-type="string">
            <text:p>SELECT sum(valor) FROM dados WHERE uf='DF'</text:p>
          </table:table-cell>
          <table:table-cell office:value-type="float" office:value="6.144716916" calcext:value-type="float">
            <text:p>6,144716916</text:p>
          </table:table-cell>
          <table:table-cell office:value-type="float" office:value="5.394286066" calcext:value-type="float">
            <text:p>5,394286066</text:p>
          </table:table-cell>
          <table:table-cell office:value-type="float" office:value="5.38167274" calcext:value-type="float">
            <text:p>5,38167274</text:p>
          </table:table-cell>
          <table:table-cell office:value-type="float" office:value="5.373990703" calcext:value-type="float">
            <text:p>5,373990703</text:p>
          </table:table-cell>
          <table:table-cell office:value-type="float" office:value="5.396284677" calcext:value-type="float">
            <text:p>5,396284677</text:p>
          </table:table-cell>
          <table:table-cell office:value-type="float" office:value="5.367735432" calcext:value-type="float">
            <text:p>5,367735432</text:p>
          </table:table-cell>
          <table:table-cell office:value-type="float" office:value="5.401267695" calcext:value-type="float">
            <text:p>5,401267695</text:p>
          </table:table-cell>
          <table:table-cell office:value-type="float" office:value="5.401082302" calcext:value-type="float">
            <text:p>5,401082302</text:p>
          </table:table-cell>
          <table:table-cell office:value-type="float" office:value="5.404963584" calcext:value-type="float">
            <text:p>5,404963584</text:p>
          </table:table-cell>
          <table:table-cell office:value-type="float" office:value="5.392938231" calcext:value-type="float">
            <text:p>5,392938231</text:p>
          </table:table-cell>
          <table:table-cell/>
          <table:table-cell table:formula="of:=TRIMMEAN([.B3:.K3];0.2)" office:value-type="float" office:value="5.39331074975" calcext:value-type="float">
            <text:p>5,3933107498</text:p>
          </table:table-cell>
        </table:table-row>
        <table:table-row table:style-name="ro1">
          <table:table-cell office:value-type="string" calcext:value-type="string">
            <text:p>SELECT sum(valor) FROM dados WHERE uf='MG'</text:p>
          </table:table-cell>
          <table:table-cell office:value-type="float" office:value="74.488486008" calcext:value-type="float">
            <text:p>74,488486008</text:p>
          </table:table-cell>
          <table:table-cell office:value-type="float" office:value="72.63841931" calcext:value-type="float">
            <text:p>72,63841931</text:p>
          </table:table-cell>
          <table:table-cell office:value-type="float" office:value="72.552087702" calcext:value-type="float">
            <text:p>72,552087702</text:p>
          </table:table-cell>
          <table:table-cell office:value-type="float" office:value="72.546864509" calcext:value-type="float">
            <text:p>72,546864509</text:p>
          </table:table-cell>
          <table:table-cell office:value-type="float" office:value="72.714981674" calcext:value-type="float">
            <text:p>72,714981674</text:p>
          </table:table-cell>
          <table:table-cell office:value-type="float" office:value="72.82727886" calcext:value-type="float">
            <text:p>72,82727886</text:p>
          </table:table-cell>
          <table:table-cell office:value-type="float" office:value="72.70643089" calcext:value-type="float">
            <text:p>72,70643089</text:p>
          </table:table-cell>
          <table:table-cell office:value-type="float" office:value="72.860260275" calcext:value-type="float">
            <text:p>72,860260275</text:p>
          </table:table-cell>
          <table:table-cell office:value-type="float" office:value="72.620738193" calcext:value-type="float">
            <text:p>72,620738193</text:p>
          </table:table-cell>
          <table:table-cell office:value-type="float" office:value="72.874179063" calcext:value-type="float">
            <text:p>72,874179063</text:p>
          </table:table-cell>
          <table:table-cell/>
          <table:table-cell table:formula="of:=TRIMMEAN([.B4:.K4];0.2)" office:value-type="float" office:value="72.724296995875" calcext:value-type="float">
            <text:p>72,7242969959</text:p>
          </table:table-cell>
        </table:table-row>
        <table:table-row table:style-name="ro1">
          <table:table-cell office:value-type="string" calcext:value-type="string">
            <text:p>SELECT sum(valor) FROM dados WHERE uf='PB'</text:p>
          </table:table-cell>
          <table:table-cell office:value-type="float" office:value="34.004897038" calcext:value-type="float">
            <text:p>34,004897038</text:p>
          </table:table-cell>
          <table:table-cell office:value-type="float" office:value="33.232379883" calcext:value-type="float">
            <text:p>33,232379883</text:p>
          </table:table-cell>
          <table:table-cell office:value-type="float" office:value="33.201551291" calcext:value-type="float">
            <text:p>33,201551291</text:p>
          </table:table-cell>
          <table:table-cell office:value-type="float" office:value="33.206990832" calcext:value-type="float">
            <text:p>33,206990832</text:p>
          </table:table-cell>
          <table:table-cell office:value-type="float" office:value="33.253355476" calcext:value-type="float">
            <text:p>33,253355476</text:p>
          </table:table-cell>
          <table:table-cell office:value-type="float" office:value="33.240784081" calcext:value-type="float">
            <text:p>33,240784081</text:p>
          </table:table-cell>
          <table:table-cell office:value-type="float" office:value="33.244532532" calcext:value-type="float">
            <text:p>33,244532532</text:p>
          </table:table-cell>
          <table:table-cell office:value-type="float" office:value="33.347853935" calcext:value-type="float">
            <text:p>33,347853935</text:p>
          </table:table-cell>
          <table:table-cell office:value-type="float" office:value="33.326789291" calcext:value-type="float">
            <text:p>33,326789291</text:p>
          </table:table-cell>
          <table:table-cell office:value-type="float" office:value="33.293871289" calcext:value-type="float">
            <text:p>33,293871289</text:p>
          </table:table-cell>
          <table:table-cell/>
          <table:table-cell table:formula="of:=TRIMMEAN([.B5:.K5];0.2)" office:value-type="float" office:value="33.268319664875" calcext:value-type="float">
            <text:p>33,2683196649</text:p>
          </table:table-cell>
        </table:table-row>
        <table:table-row table:style-name="ro1">
          <table:table-cell office:value-type="string" calcext:value-type="string">
            <text:p>SELECT sum(valor) FROM dados WHERE uf='SC'</text:p>
          </table:table-cell>
          <table:table-cell office:value-type="float" office:value="8.769800526" calcext:value-type="float">
            <text:p>8,769800526</text:p>
          </table:table-cell>
          <table:table-cell office:value-type="float" office:value="8.533173713" calcext:value-type="float">
            <text:p>8,533173713</text:p>
          </table:table-cell>
          <table:table-cell office:value-type="float" office:value="8.517793498" calcext:value-type="float">
            <text:p>8,517793498</text:p>
          </table:table-cell>
          <table:table-cell office:value-type="float" office:value="8.493839884" calcext:value-type="float">
            <text:p>8,493839884</text:p>
          </table:table-cell>
          <table:table-cell office:value-type="float" office:value="8.543500452" calcext:value-type="float">
            <text:p>8,543500452</text:p>
          </table:table-cell>
          <table:table-cell office:value-type="float" office:value="8.516924066" calcext:value-type="float">
            <text:p>8,516924066</text:p>
          </table:table-cell>
          <table:table-cell office:value-type="float" office:value="8.51582055" calcext:value-type="float">
            <text:p>8,51582055</text:p>
          </table:table-cell>
          <table:table-cell office:value-type="float" office:value="8.546718495" calcext:value-type="float">
            <text:p>8,546718495</text:p>
          </table:table-cell>
          <table:table-cell office:value-type="float" office:value="8.589533966" calcext:value-type="float">
            <text:p>8,589533966</text:p>
          </table:table-cell>
          <table:table-cell office:value-type="float" office:value="8.51728517" calcext:value-type="float">
            <text:p>8,51728517</text:p>
          </table:table-cell>
          <table:table-cell/>
          <table:table-cell table:formula="of:=TRIMMEAN([.B6:.K6];0.2)" office:value-type="float" office:value="8.53509373875" calcext:value-type="float">
            <text:p>8,5350937388</text:p>
          </table:table-cell>
        </table:table-row>
        <table:table-row table:style-name="ro1">
          <table:table-cell office:value-type="string" calcext:value-type="string">
            <text:p>SELECT sum(valor) FROM dados WHERE uf='BA'</text:p>
          </table:table-cell>
          <table:table-cell office:value-type="float" office:value="119.325520869" calcext:value-type="float">
            <text:p>119,325520869</text:p>
          </table:table-cell>
          <table:table-cell office:value-type="float" office:value="117.067945889" calcext:value-type="float">
            <text:p>117,067945889</text:p>
          </table:table-cell>
          <table:table-cell office:value-type="float" office:value="117.141763253" calcext:value-type="float">
            <text:p>117,141763253</text:p>
          </table:table-cell>
          <table:table-cell office:value-type="float" office:value="116.999350821" calcext:value-type="float">
            <text:p>116,999350821</text:p>
          </table:table-cell>
          <table:table-cell office:value-type="float" office:value="117.117864878" calcext:value-type="float">
            <text:p>117,117864878</text:p>
          </table:table-cell>
          <table:table-cell office:value-type="float" office:value="117.007837005" calcext:value-type="float">
            <text:p>117,007837005</text:p>
          </table:table-cell>
          <table:table-cell office:value-type="float" office:value="116.956427288" calcext:value-type="float">
            <text:p>116,956427288</text:p>
          </table:table-cell>
          <table:table-cell office:value-type="float" office:value="116.934209533" calcext:value-type="float">
            <text:p>116,934209533</text:p>
          </table:table-cell>
          <table:table-cell office:value-type="float" office:value="117.200345736" calcext:value-type="float">
            <text:p>117,200345736</text:p>
          </table:table-cell>
          <table:table-cell office:value-type="float" office:value="116.919011439" calcext:value-type="float">
            <text:p>116,919011439</text:p>
          </table:table-cell>
          <table:table-cell/>
          <table:table-cell table:formula="of:=TRIMMEAN([.B7:.K7];0.2)" office:value-type="float" office:value="117.053218050375" calcext:value-type="float">
            <text:p>117,0532180504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ELECT * FROM dados WHERE uf = 'RN' AND periodo = '2015-07-01' AND valor = 77 AND nis_favorecido = 00020420391414</text:p>
          </table:table-cell>
          <table:table-cell office:value-type="float" office:value="0.076291217" calcext:value-type="float">
            <text:p>0,076291217</text:p>
          </table:table-cell>
          <table:table-cell office:value-type="float" office:value="0.006298605" calcext:value-type="float">
            <text:p>0,006298605</text:p>
          </table:table-cell>
          <table:table-cell office:value-type="float" office:value="0.005818188" calcext:value-type="float">
            <text:p>0,005818188</text:p>
          </table:table-cell>
          <table:table-cell office:value-type="float" office:value="0.00584066" calcext:value-type="float">
            <text:p>0,00584066</text:p>
          </table:table-cell>
          <table:table-cell office:value-type="float" office:value="0.005947858" calcext:value-type="float">
            <text:p>0,005947858</text:p>
          </table:table-cell>
          <table:table-cell table:style-name="ce6" office:value-type="float" office:value="0.005757829" calcext:value-type="float">
            <text:p>5,76E-003</text:p>
          </table:table-cell>
          <table:table-cell table:style-name="ce6" office:value-type="float" office:value="0.005807694" calcext:value-type="float">
            <text:p>5,81E-003</text:p>
          </table:table-cell>
          <table:table-cell table:style-name="ce6" office:value-type="float" office:value="0.0059384" calcext:value-type="float">
            <text:p>5,94E-003</text:p>
          </table:table-cell>
          <table:table-cell table:style-name="ce6" office:value-type="float" office:value="0.006047374" calcext:value-type="float">
            <text:p>6,05E-003</text:p>
          </table:table-cell>
          <table:table-cell office:value-type="float" office:value="0.005736387" calcext:value-type="float">
            <text:p>0,005736387</text:p>
          </table:table-cell>
          <table:table-cell/>
          <table:table-cell table:formula="of:=TRIMMEAN([.B10:.K10];0.2)" office:value-type="float" office:value="0.01261675225" calcext:value-type="float">
            <text:p>0,0126167523</text:p>
          </table:table-cell>
        </table:table-row>
        <table:table-row table:style-name="ro1">
          <table:table-cell office:value-type="string" calcext:value-type="string">
            <text:p>SELECT * FROM dados WHERE uf = 'PE' AND periodo = '2015-09-01' AND valor = 35 AND nis_favorecido = 00023698153404</text:p>
          </table:table-cell>
          <table:table-cell office:value-type="float" office:value="0.278518083" calcext:value-type="float">
            <text:p>0,278518083</text:p>
          </table:table-cell>
          <table:table-cell table:style-name="ce6" office:value-type="float" office:value="0.012932341" calcext:value-type="float">
            <text:p>1,29E-002</text:p>
          </table:table-cell>
          <table:table-cell table:style-name="ce6" office:value-type="float" office:value="0.01248463" calcext:value-type="float">
            <text:p>1,25E-002</text:p>
          </table:table-cell>
          <table:table-cell table:style-name="ce6" office:value-type="float" office:value="0.012556196" calcext:value-type="float">
            <text:p>1,26E-002</text:p>
          </table:table-cell>
          <table:table-cell table:style-name="ce6" office:value-type="float" office:value="0.012683174" calcext:value-type="float">
            <text:p>1,27E-002</text:p>
          </table:table-cell>
          <table:table-cell office:value-type="float" office:value="0.012482605" calcext:value-type="float">
            <text:p>0,012482605</text:p>
          </table:table-cell>
          <table:table-cell table:style-name="ce6" office:value-type="float" office:value="0.012599166" calcext:value-type="float">
            <text:p>1,26E-002</text:p>
          </table:table-cell>
          <table:table-cell office:value-type="float" office:value="0.012280196" calcext:value-type="float">
            <text:p>0,012280196</text:p>
          </table:table-cell>
          <table:table-cell table:style-name="ce6" office:value-type="float" office:value="0.01248033" calcext:value-type="float">
            <text:p>1,25E-002</text:p>
          </table:table-cell>
          <table:table-cell table:style-name="ce6" office:value-type="float" office:value="0.012715576" calcext:value-type="float">
            <text:p>1,27E-002</text:p>
          </table:table-cell>
          <table:table-cell/>
          <table:table-cell table:formula="of:=TRIMMEAN([.B11:.K11];0.2)" office:value-type="float" office:value="0.0107241825" calcext:value-type="float">
            <text:p>0,0107241825</text:p>
          </table:table-cell>
        </table:table-row>
        <table:table-row table:style-name="ro1">
          <table:table-cell office:value-type="string" calcext:value-type="string">
            <text:p>SELECT * FROM dados WHERE uf = 'CE' AND periodo = '2015-10-01' AND valor = 112 AND nis_favorecido = 00020952340997</text:p>
          </table:table-cell>
          <table:table-cell office:value-type="float" office:value="0.126604688" calcext:value-type="float">
            <text:p>0,126604688</text:p>
          </table:table-cell>
          <table:table-cell office:value-type="float" office:value="0.026589982" calcext:value-type="float">
            <text:p>0,026589982</text:p>
          </table:table-cell>
          <table:table-cell table:style-name="ce6" office:value-type="float" office:value="0.008518093" calcext:value-type="float">
            <text:p>8,52E-003</text:p>
          </table:table-cell>
          <table:table-cell table:style-name="ce6" office:value-type="float" office:value="0.008435955" calcext:value-type="float">
            <text:p>8,44E-003</text:p>
          </table:table-cell>
          <table:table-cell table:style-name="ce6" office:value-type="float" office:value="0.008485328" calcext:value-type="float">
            <text:p>8,49E-003</text:p>
          </table:table-cell>
          <table:table-cell office:value-type="float" office:value="0.008325623" calcext:value-type="float">
            <text:p>0,008325623</text:p>
          </table:table-cell>
          <table:table-cell table:style-name="ce6" office:value-type="float" office:value="0.008554572" calcext:value-type="float">
            <text:p>8,55E-003</text:p>
          </table:table-cell>
          <table:table-cell table:style-name="ce6" office:value-type="float" office:value="0.008328811" calcext:value-type="float">
            <text:p>8,33E-003</text:p>
          </table:table-cell>
          <table:table-cell table:style-name="ce6" office:value-type="float" office:value="0.008522251" calcext:value-type="float">
            <text:p>8,52E-003</text:p>
          </table:table-cell>
          <table:table-cell table:style-name="ce6" office:value-type="float" office:value="0.008358468" calcext:value-type="float">
            <text:p>8,36E-003</text:p>
          </table:table-cell>
          <table:table-cell/>
          <table:table-cell table:formula="of:=TRIMMEAN([.B12:.K12];0.2)" office:value-type="float" office:value="0.0072860865" calcext:value-type="float">
            <text:p>0,0072860865</text:p>
          </table:table-cell>
        </table:table-row>
        <table:table-row table:style-name="ro1">
          <table:table-cell office:value-type="string" calcext:value-type="string">
            <text:p>SELECT * FROM dados WHERE uf = 'RJ' AND periodo = '2015-11-01' AND valor = 79 AND nis_favorecido = 00010751866684</text:p>
          </table:table-cell>
          <table:table-cell office:value-type="float" office:value="0.108904948" calcext:value-type="float">
            <text:p>0,108904948</text:p>
          </table:table-cell>
          <table:table-cell office:value-type="float" office:value="0.00755398" calcext:value-type="float">
            <text:p>0,00755398</text:p>
          </table:table-cell>
          <table:table-cell table:style-name="ce6" office:value-type="float" office:value="0.007300897" calcext:value-type="float">
            <text:p>7,30E-003</text:p>
          </table:table-cell>
          <table:table-cell table:style-name="ce6" office:value-type="float" office:value="0.008043972" calcext:value-type="float">
            <text:p>8,04E-003</text:p>
          </table:table-cell>
          <table:table-cell table:style-name="ce6" office:value-type="float" office:value="0.007099118" calcext:value-type="float">
            <text:p>7,10E-003</text:p>
          </table:table-cell>
          <table:table-cell table:style-name="ce6" office:value-type="float" office:value="0.00700427" calcext:value-type="float">
            <text:p>7,00E-003</text:p>
          </table:table-cell>
          <table:table-cell table:style-name="ce6" office:value-type="float" office:value="0.007135341" calcext:value-type="float">
            <text:p>7,14E-003</text:p>
          </table:table-cell>
          <table:table-cell table:style-name="ce6" office:value-type="float" office:value="0.007113849" calcext:value-type="float">
            <text:p>7,11E-003</text:p>
          </table:table-cell>
          <table:table-cell table:style-name="ce6" office:value-type="float" office:value="0.007019601" calcext:value-type="float">
            <text:p>7,02E-003</text:p>
          </table:table-cell>
          <table:table-cell table:style-name="ce6" office:value-type="float" office:value="0.007021934" calcext:value-type="float">
            <text:p>7,02E-003</text:p>
          </table:table-cell>
          <table:table-cell/>
          <table:table-cell table:formula="of:=TRIMMEAN([.B13:.K13];0.2)" office:value-type="float" office:value="0.003045089125" calcext:value-type="float">
            <text:p>0,0030450891</text:p>
          </table:table-cell>
        </table:table-row>
        <table:table-row table:style-name="ro1">
          <table:table-cell office:value-type="string" calcext:value-type="string">
            <text:p>SELECT * FROM dados WHERE uf = 'MT' AND periodo = '2015-12-01' AND valor = 35 AND nis_favorecido = 00016547494560</text:p>
          </table:table-cell>
          <table:table-cell office:value-type="float" office:value="0.052257939" calcext:value-type="float">
            <text:p>0,052257939</text:p>
          </table:table-cell>
          <table:table-cell table:style-name="ce6" office:value-type="float" office:value="0.002940558" calcext:value-type="float">
            <text:p>2,94E-003</text:p>
          </table:table-cell>
          <table:table-cell office:value-type="float" office:value="0.002972062" calcext:value-type="float">
            <text:p>0,002972062</text:p>
          </table:table-cell>
          <table:table-cell table:style-name="ce6" office:value-type="float" office:value="0.003211034" calcext:value-type="float">
            <text:p>3,21E-003</text:p>
          </table:table-cell>
          <table:table-cell table:style-name="ce6" office:value-type="float" office:value="0.002691825" calcext:value-type="float">
            <text:p>2,69E-003</text:p>
          </table:table-cell>
          <table:table-cell table:style-name="ce6" office:value-type="float" office:value="0.004568503" calcext:value-type="float">
            <text:p>4,57E-003</text:p>
          </table:table-cell>
          <table:table-cell table:style-name="ce6" office:value-type="float" office:value="0.002668589" calcext:value-type="float">
            <text:p>2,67E-003</text:p>
          </table:table-cell>
          <table:table-cell table:style-name="ce6" office:value-type="float" office:value="0.002664647" calcext:value-type="float">
            <text:p>2,66E-003</text:p>
          </table:table-cell>
          <table:table-cell table:style-name="ce6" office:value-type="float" office:value="0.002643495" calcext:value-type="float">
            <text:p>2,64E-003</text:p>
          </table:table-cell>
          <table:table-cell table:style-name="ce6" office:value-type="float" office:value="0.002543643" calcext:value-type="float">
            <text:p>2,54E-003</text:p>
          </table:table-cell>
          <table:table-cell/>
          <table:table-cell table:formula="of:=TRIMMEAN([.B14:.K14];0.2)" office:value-type="float" office:value="0.0045067045" calcext:value-type="float">
            <text:p>0,0045067045</text:p>
          </table:table-cell>
        </table:table-row>
        <table:table-row table:style-name="ro1">
          <table:table-cell office:value-type="string" calcext:value-type="string">
            <text:p>SELECT * FROM dados WHERE uf = 'RS' AND periodo = '2016-01-01' AND valor = 77 AND nis_favorecido = 00016540177012</text:p>
          </table:table-cell>
          <table:table-cell office:value-type="float" office:value="0.06901184" calcext:value-type="float">
            <text:p>0,06901184</text:p>
          </table:table-cell>
          <table:table-cell table:style-name="ce6" office:value-type="float" office:value="0.004782879" calcext:value-type="float">
            <text:p>4,78E-003</text:p>
          </table:table-cell>
          <table:table-cell office:value-type="float" office:value="0.005362039" calcext:value-type="float">
            <text:p>0,005362039</text:p>
          </table:table-cell>
          <table:table-cell table:style-name="ce6" office:value-type="float" office:value="0.004511018" calcext:value-type="float">
            <text:p>4,51E-003</text:p>
          </table:table-cell>
          <table:table-cell table:style-name="ce6" office:value-type="float" office:value="0.004160773" calcext:value-type="float">
            <text:p>4,16E-003</text:p>
          </table:table-cell>
          <table:table-cell table:style-name="ce6" office:value-type="float" office:value="0.004327367" calcext:value-type="float">
            <text:p>4,33E-003</text:p>
          </table:table-cell>
          <table:table-cell table:style-name="ce6" office:value-type="float" office:value="0.004412519" calcext:value-type="float">
            <text:p>4,41E-003</text:p>
          </table:table-cell>
          <table:table-cell table:style-name="ce6" office:value-type="float" office:value="0.004193162" calcext:value-type="float">
            <text:p>4,19E-003</text:p>
          </table:table-cell>
          <table:table-cell table:style-name="ce6" office:value-type="float" office:value="0.00425563" calcext:value-type="float">
            <text:p>4,26E-003</text:p>
          </table:table-cell>
          <table:table-cell table:style-name="ce6" office:value-type="float" office:value="0.004209022" calcext:value-type="float">
            <text:p>4,21E-003</text:p>
          </table:table-cell>
          <table:table-cell/>
          <table:table-cell table:formula="of:=TRIMMEAN([.B15:.K15];0.2)" office:value-type="float" office:value="0.001654893125" calcext:value-type="float">
            <text:p>0,0016548931</text:p>
          </table:table-cell>
        </table:table-row>
        <table:table-row table:style-name="ro1">
          <table:table-cell office:value-type="string" calcext:value-type="string">
            <text:p>SELECT * FROM dados WHERE uf = 'BA' AND periodo = '2016-02-01' AND valor = 155 AND nis_favorecido = 00016457367888</text:p>
          </table:table-cell>
          <table:table-cell office:value-type="float" office:value="0.001895571" calcext:value-type="float">
            <text:p>0,001895571</text:p>
          </table:table-cell>
          <table:table-cell table:style-name="ce6" office:value-type="float" office:value="0.001765366" calcext:value-type="float">
            <text:p>1,77E-003</text:p>
          </table:table-cell>
          <table:table-cell office:value-type="float" office:value="0.002324195" calcext:value-type="float">
            <text:p>0,002324195</text:p>
          </table:table-cell>
          <table:table-cell office:value-type="float" office:value="0.001604211" calcext:value-type="float">
            <text:p>0,001604211</text:p>
          </table:table-cell>
          <table:table-cell table:style-name="ce6" office:value-type="float" office:value="0.001673775" calcext:value-type="float">
            <text:p>1,67E-003</text:p>
          </table:table-cell>
          <table:table-cell table:style-name="ce6" office:value-type="float" office:value="0.001854472" calcext:value-type="float">
            <text:p>1,85E-003</text:p>
          </table:table-cell>
          <table:table-cell table:style-name="ce6" office:value-type="float" office:value="0.001407069" calcext:value-type="float">
            <text:p>1,41E-003</text:p>
          </table:table-cell>
          <table:table-cell table:style-name="ce6" office:value-type="float" office:value="0.00151598" calcext:value-type="float">
            <text:p>1,52E-003</text:p>
          </table:table-cell>
          <table:table-cell table:style-name="ce6" office:value-type="float" office:value="0.001438893" calcext:value-type="float">
            <text:p>1,44E-003</text:p>
          </table:table-cell>
          <table:table-cell table:style-name="ce6" office:value-type="float" office:value="0.001490877" calcext:value-type="float">
            <text:p>1,49E-003</text:p>
          </table:table-cell>
          <table:table-cell/>
          <table:table-cell table:formula="of:=TRIMMEAN([.B16:.K16];0.2)" office:value-type="float" office:value="0.00613367625" calcext:value-type="float">
            <text:p>0,0061336763</text:p>
          </table:table-cell>
        </table:table-row>
        <table:table-row table:style-name="ro1">
          <table:table-cell office:value-type="string" calcext:value-type="string">
            <text:p>SELECT * FROM dados WHERE uf = 'SP' AND periodo = '2016-03-01' AND valor = 147 AND nis_favorecido = 00021208322062</text:p>
          </table:table-cell>
          <table:table-cell office:value-type="float" office:value="0.051891283" calcext:value-type="float">
            <text:p>0,051891283</text:p>
          </table:table-cell>
          <table:table-cell table:style-name="ce6" office:value-type="float" office:value="0.006060184" calcext:value-type="float">
            <text:p>6,06E-003</text:p>
          </table:table-cell>
          <table:table-cell office:value-type="float" office:value="0.006239616" calcext:value-type="float">
            <text:p>0,006239616</text:p>
          </table:table-cell>
          <table:table-cell table:style-name="ce6" office:value-type="float" office:value="0.00812814" calcext:value-type="float">
            <text:p>8,13E-003</text:p>
          </table:table-cell>
          <table:table-cell table:style-name="ce6" office:value-type="float" office:value="0.005748989" calcext:value-type="float">
            <text:p>5,75E-003</text:p>
          </table:table-cell>
          <table:table-cell office:value-type="float" office:value="0.00568893" calcext:value-type="float">
            <text:p>0,00568893</text:p>
          </table:table-cell>
          <table:table-cell table:style-name="ce6" office:value-type="float" office:value="0.005741147" calcext:value-type="float">
            <text:p>5,74E-003</text:p>
          </table:table-cell>
          <table:table-cell table:style-name="ce6" office:value-type="float" office:value="0.005673638" calcext:value-type="float">
            <text:p>5,67E-003</text:p>
          </table:table-cell>
          <table:table-cell table:style-name="ce6" office:value-type="float" office:value="0.005788766" calcext:value-type="float">
            <text:p>5,79E-003</text:p>
          </table:table-cell>
          <table:table-cell table:style-name="ce6" office:value-type="float" office:value="0.005658009" calcext:value-type="float">
            <text:p>5,66E-003</text:p>
          </table:table-cell>
          <table:table-cell/>
          <table:table-cell table:formula="of:=TRIMMEAN([.B17:.K17];0.2)" office:value-type="float" office:value="0.00285991225" calcext:value-type="float">
            <text:p>0,0028599123</text:p>
          </table:table-cell>
        </table:table-row>
        <table:table-row table:style-name="ro1">
          <table:table-cell office:value-type="string" calcext:value-type="string">
            <text:p>SELECT * FROM dados WHERE uf = 'MG' AND periodo = '2016-05-01' AND valor = 156 AND nis_favorecido = 00020407769654</text:p>
          </table:table-cell>
          <table:table-cell office:value-type="float" office:value="0.003088789" calcext:value-type="float">
            <text:p>0,003088789</text:p>
          </table:table-cell>
          <table:table-cell table:style-name="ce6" office:value-type="float" office:value="0.002885019" calcext:value-type="float">
            <text:p>2,89E-003</text:p>
          </table:table-cell>
          <table:table-cell office:value-type="float" office:value="0.003454645" calcext:value-type="float">
            <text:p>0,003454645</text:p>
          </table:table-cell>
          <table:table-cell table:style-name="ce6" office:value-type="float" office:value="0.002800116" calcext:value-type="float">
            <text:p>2,80E-003</text:p>
          </table:table-cell>
          <table:table-cell office:value-type="float" office:value="0.002706647" calcext:value-type="float">
            <text:p>0,002706647</text:p>
          </table:table-cell>
          <table:table-cell table:style-name="ce6" office:value-type="float" office:value="0.002719164" calcext:value-type="float">
            <text:p>2,72E-003</text:p>
          </table:table-cell>
          <table:table-cell table:style-name="ce6" office:value-type="float" office:value="0.002625031" calcext:value-type="float">
            <text:p>2,63E-003</text:p>
          </table:table-cell>
          <table:table-cell table:style-name="ce6" office:value-type="float" office:value="0.004538927" calcext:value-type="float">
            <text:p>4,54E-003</text:p>
          </table:table-cell>
          <table:table-cell table:style-name="ce6" office:value-type="float" office:value="0.002599887" calcext:value-type="float">
            <text:p>2,60E-003</text:p>
          </table:table-cell>
          <table:table-cell table:style-name="ce6" office:value-type="float" office:value="0.002532627" calcext:value-type="float">
            <text:p>2,53E-003</text:p>
          </table:table-cell>
          <table:table-cell/>
          <table:table-cell table:formula="of:=TRIMMEAN([.B18:.K18];0.2)" office:value-type="float" office:value="0.0007813345" calcext:value-type="float">
            <text:p>0,0007813345</text:p>
          </table:table-cell>
        </table:table-row>
        <table:table-row table:style-name="ro1">
          <table:table-cell office:value-type="string" calcext:value-type="string">
            <text:p>SELECT * FROM dados WHERE uf = 'AL' AND periodo = '2016-06-01' AND valor = 77 AND nis_favorecido = 00017044198056</text:p>
          </table:table-cell>
          <table:table-cell office:value-type="float" office:value="0.002585385" calcext:value-type="float">
            <text:p>0,002585385</text:p>
          </table:table-cell>
          <table:table-cell table:style-name="ce6" office:value-type="float" office:value="0.000818247" calcext:value-type="float">
            <text:p>8,18E-004</text:p>
          </table:table-cell>
          <table:table-cell table:style-name="ce6" office:value-type="float" office:value="0.000937245" calcext:value-type="float">
            <text:p>9,37E-004</text:p>
          </table:table-cell>
          <table:table-cell table:style-name="ce6" office:value-type="float" office:value="0.000932818" calcext:value-type="float">
            <text:p>9,33E-004</text:p>
          </table:table-cell>
          <table:table-cell table:style-name="ce6" office:value-type="float" office:value="0.000800232" calcext:value-type="float">
            <text:p>8,00E-004</text:p>
          </table:table-cell>
          <table:table-cell table:style-name="ce6" office:value-type="float" office:value="0.000662725" calcext:value-type="float">
            <text:p>6,63E-004</text:p>
          </table:table-cell>
          <table:table-cell table:style-name="ce6" office:value-type="float" office:value="0.000653484" calcext:value-type="float">
            <text:p>6,53E-004</text:p>
          </table:table-cell>
          <table:table-cell table:style-name="ce6" office:value-type="float" office:value="0.000802948" calcext:value-type="float">
            <text:p>8,03E-004</text:p>
          </table:table-cell>
          <table:table-cell table:style-name="ce6" office:value-type="float" office:value="0.000600214" calcext:value-type="float">
            <text:p>6,00E-004</text:p>
          </table:table-cell>
          <table:table-cell table:style-name="ce6" office:value-type="float" office:value="0.000642977" calcext:value-type="float">
            <text:p>6,43E-004</text:p>
          </table:table-cell>
          <table:table-cell/>
          <table:table-cell table:formula="of:=TRIMMEAN([.B19:.K19];0.2)" office:value-type="float" office:value="0.003547752375" calcext:value-type="float">
            <text:p>0,0035477524</text:p>
          </table:table-cell>
        </table:table-row>
        <table:table-row table:style-name="ro1">
          <table:table-cell office:value-type="string" calcext:value-type="string">
            <text:p>SELECT * FROM dados WHERE uf = 'RS' AND periodo = '2015-06-01' AND valor = 77 AND nis_favorecido = 00016435129143</text:p>
          </table:table-cell>
          <table:table-cell office:value-type="float" office:value="0.080001122" calcext:value-type="float">
            <text:p>0,080001122</text:p>
          </table:table-cell>
          <table:table-cell office:value-type="float" office:value="0.00362455" calcext:value-type="float">
            <text:p>0,00362455</text:p>
          </table:table-cell>
          <table:table-cell office:value-type="float" office:value="0.004583906" calcext:value-type="float">
            <text:p>0,004583906</text:p>
          </table:table-cell>
          <table:table-cell office:value-type="float" office:value="0.00367858" calcext:value-type="float">
            <text:p>0,00367858</text:p>
          </table:table-cell>
          <table:table-cell office:value-type="float" office:value="0.003261104" calcext:value-type="float">
            <text:p>0,003261104</text:p>
          </table:table-cell>
          <table:table-cell office:value-type="float" office:value="0.003260823" calcext:value-type="float">
            <text:p>0,003260823</text:p>
          </table:table-cell>
          <table:table-cell office:value-type="float" office:value="0.003170209" calcext:value-type="float">
            <text:p>0,003170209</text:p>
          </table:table-cell>
          <table:table-cell office:value-type="float" office:value="0.003595439" calcext:value-type="float">
            <text:p>0,003595439</text:p>
          </table:table-cell>
          <table:table-cell office:value-type="float" office:value="0.003166182" calcext:value-type="float">
            <text:p>0,003166182</text:p>
          </table:table-cell>
          <table:table-cell office:value-type="float" office:value="0.003207408" calcext:value-type="float">
            <text:p>0,003207408</text:p>
          </table:table-cell>
          <table:table-cell/>
          <table:table-cell table:formula="of:=TRIMMEAN([.B20:.K20];0.2)" office:value-type="float" office:value="0.001493957" calcext:value-type="float">
            <text:p>0,001493957</text:p>
          </table:table-cell>
        </table:table-row>
        <table:table-row table:style-name="ro1">
          <table:table-cell office:value-type="string" calcext:value-type="string">
            <text:p>SELECT * FROM dados WHERE uf = 'RN' AND periodo = '2015-05-01' AND valor = 217 AND nis_favorecido = 00020314831619</text:p>
          </table:table-cell>
          <table:table-cell office:value-type="float" office:value="0.030489141" calcext:value-type="float">
            <text:p>0,030489141</text:p>
          </table:table-cell>
          <table:table-cell office:value-type="float" office:value="0.001543063" calcext:value-type="float">
            <text:p>0,001543063</text:p>
          </table:table-cell>
          <table:table-cell office:value-type="float" office:value="0.001717612" calcext:value-type="float">
            <text:p>0,001717612</text:p>
          </table:table-cell>
          <table:table-cell office:value-type="float" office:value="0.001617751" calcext:value-type="float">
            <text:p>0,001617751</text:p>
          </table:table-cell>
          <table:table-cell office:value-type="float" office:value="0.001684622" calcext:value-type="float">
            <text:p>0,001684622</text:p>
          </table:table-cell>
          <table:table-cell office:value-type="float" office:value="0.001635788" calcext:value-type="float">
            <text:p>0,001635788</text:p>
          </table:table-cell>
          <table:table-cell office:value-type="float" office:value="0.00114341" calcext:value-type="float">
            <text:p>0,00114341</text:p>
          </table:table-cell>
          <table:table-cell office:value-type="float" office:value="0.001442676" calcext:value-type="float">
            <text:p>0,001442676</text:p>
          </table:table-cell>
          <table:table-cell office:value-type="float" office:value="0.001166734" calcext:value-type="float">
            <text:p>0,001166734</text:p>
          </table:table-cell>
          <table:table-cell office:value-type="float" office:value="0.001122254" calcext:value-type="float">
            <text:p>0,001122254</text:p>
          </table:table-cell>
          <table:table-cell/>
          <table:table-cell table:formula="of:=TRIMMEAN([.B21:.K21];0.2)" office:value-type="float" office:value="0.014225491125" calcext:value-type="float">
            <text:p>0,0142254911</text:p>
          </table:table-cell>
        </table:table-row>
        <table:table-row table:style-name="ro1">
          <table:table-cell office:value-type="string" calcext:value-type="string">
            <text:p>SELECT * FROM dados WHERE uf = 'CE' AND periodo = '2015-04-01' AND valor = 343 AND nis_favorecido = 00021243238536</text:p>
          </table:table-cell>
          <table:table-cell office:value-type="float" office:value="0.097673224" calcext:value-type="float">
            <text:p>0,097673224</text:p>
          </table:table-cell>
          <table:table-cell office:value-type="float" office:value="0.014953877" calcext:value-type="float">
            <text:p>0,014953877</text:p>
          </table:table-cell>
          <table:table-cell office:value-type="float" office:value="0.014518764" calcext:value-type="float">
            <text:p>0,014518764</text:p>
          </table:table-cell>
          <table:table-cell office:value-type="float" office:value="0.014580474" calcext:value-type="float">
            <text:p>0,014580474</text:p>
          </table:table-cell>
          <table:table-cell office:value-type="float" office:value="0.013864616" calcext:value-type="float">
            <text:p>0,013864616</text:p>
          </table:table-cell>
          <table:table-cell office:value-type="float" office:value="0.013707996" calcext:value-type="float">
            <text:p>0,013707996</text:p>
          </table:table-cell>
          <table:table-cell office:value-type="float" office:value="0.013862098" calcext:value-type="float">
            <text:p>0,013862098</text:p>
          </table:table-cell>
          <table:table-cell office:value-type="float" office:value="0.014528393" calcext:value-type="float">
            <text:p>0,014528393</text:p>
          </table:table-cell>
          <table:table-cell office:value-type="float" office:value="0.013306822" calcext:value-type="float">
            <text:p>0,013306822</text:p>
          </table:table-cell>
          <table:table-cell office:value-type="float" office:value="0.013787711" calcext:value-type="float">
            <text:p>0,013787711</text:p>
          </table:table-cell>
          <table:table-cell/>
          <table:table-cell table:formula="of:=TRIMMEAN([.B22:.K22];0.2)" office:value-type="float" office:value="0.038276049125" calcext:value-type="float">
            <text:p>0,0382760491</text:p>
          </table:table-cell>
        </table:table-row>
        <table:table-row table:style-name="ro1">
          <table:table-cell office:value-type="string" calcext:value-type="string">
            <text:p>SELECT * FROM dados WHERE uf = 'SP' AND periodo = '2015-03-01' AND valor = 233 AND nis_favorecido = 00016138224362</text:p>
          </table:table-cell>
          <table:table-cell office:value-type="float" office:value="0.150084214" calcext:value-type="float">
            <text:p>0,150084214</text:p>
          </table:table-cell>
          <table:table-cell office:value-type="float" office:value="0.022603614" calcext:value-type="float">
            <text:p>0,022603614</text:p>
          </table:table-cell>
          <table:table-cell office:value-type="float" office:value="0.022897915" calcext:value-type="float">
            <text:p>0,022897915</text:p>
          </table:table-cell>
          <table:table-cell office:value-type="float" office:value="0.022635811" calcext:value-type="float">
            <text:p>0,022635811</text:p>
          </table:table-cell>
          <table:table-cell office:value-type="float" office:value="0.021984153" calcext:value-type="float">
            <text:p>0,021984153</text:p>
          </table:table-cell>
          <table:table-cell office:value-type="float" office:value="0.021876072" calcext:value-type="float">
            <text:p>0,021876072</text:p>
          </table:table-cell>
          <table:table-cell office:value-type="float" office:value="0.02232194" calcext:value-type="float">
            <text:p>0,02232194</text:p>
          </table:table-cell>
          <table:table-cell office:value-type="float" office:value="0.021804674" calcext:value-type="float">
            <text:p>0,021804674</text:p>
          </table:table-cell>
          <table:table-cell office:value-type="float" office:value="0.021739984" calcext:value-type="float">
            <text:p>0,021739984</text:p>
          </table:table-cell>
          <table:table-cell office:value-type="float" office:value="0.158813857" calcext:value-type="float">
            <text:p>0,158813857</text:p>
          </table:table-cell>
          <table:table-cell/>
          <table:table-cell table:formula="of:=TRIMMEAN([.B23:.K23];0.2)" office:value-type="float" office:value="0.006421567" calcext:value-type="float">
            <text:p>0,006421567</text:p>
          </table:table-cell>
        </table:table-row>
        <table:table-row table:style-name="ro1">
          <table:table-cell office:value-type="string" calcext:value-type="string">
            <text:p>SELECT * FROM dados WHERE uf = 'GO' AND periodo = '2015-02-01' AND valor = 189 AND nis_favorecido = 00016198271804</text:p>
          </table:table-cell>
          <table:table-cell office:value-type="float" office:value="0.047188943" calcext:value-type="float">
            <text:p>0,047188943</text:p>
          </table:table-cell>
          <table:table-cell office:value-type="float" office:value="0.006647748" calcext:value-type="float">
            <text:p>0,006647748</text:p>
          </table:table-cell>
          <table:table-cell office:value-type="float" office:value="0.007458605" calcext:value-type="float">
            <text:p>0,007458605</text:p>
          </table:table-cell>
          <table:table-cell office:value-type="float" office:value="0.006290166" calcext:value-type="float">
            <text:p>0,006290166</text:p>
          </table:table-cell>
          <table:table-cell office:value-type="float" office:value="0.006162081" calcext:value-type="float">
            <text:p>0,006162081</text:p>
          </table:table-cell>
          <table:table-cell office:value-type="float" office:value="0.006265719" calcext:value-type="float">
            <text:p>0,006265719</text:p>
          </table:table-cell>
          <table:table-cell office:value-type="float" office:value="0.006158889" calcext:value-type="float">
            <text:p>0,006158889</text:p>
          </table:table-cell>
          <table:table-cell office:value-type="float" office:value="0.006354566" calcext:value-type="float">
            <text:p>0,006354566</text:p>
          </table:table-cell>
          <table:table-cell office:value-type="float" office:value="0.005966922" calcext:value-type="float">
            <text:p>0,005966922</text:p>
          </table:table-cell>
          <table:table-cell office:value-type="float" office:value="0.006034762" calcext:value-type="float">
            <text:p>0,006034762</text:p>
          </table:table-cell>
          <table:table-cell/>
          <table:table-cell table:formula="of:=TRIMMEAN([.B24:.K24];0.2)" office:value-type="float" office:value="0.018801561375" calcext:value-type="float">
            <text:p>0,0188015614</text:p>
          </table:table-cell>
        </table:table-row>
        <table:table-row table:style-name="ro1">
          <table:table-cell office:value-type="string" calcext:value-type="string">
            <text:p>SELECT * FROM dados WHERE uf = 'MG' AND periodo = '2015-01-01' AND valor = 147 AND nis_favorecido = 00016429573738</text:p>
          </table:table-cell>
          <table:table-cell office:value-type="float" office:value="0.019455859" calcext:value-type="float">
            <text:p>0,019455859</text:p>
          </table:table-cell>
          <table:table-cell office:value-type="float" office:value="0.01933832" calcext:value-type="float">
            <text:p>0,01933832</text:p>
          </table:table-cell>
          <table:table-cell office:value-type="float" office:value="0.018840716" calcext:value-type="float">
            <text:p>0,018840716</text:p>
          </table:table-cell>
          <table:table-cell office:value-type="float" office:value="0.017891034" calcext:value-type="float">
            <text:p>0,017891034</text:p>
          </table:table-cell>
          <table:table-cell office:value-type="float" office:value="0.01903005" calcext:value-type="float">
            <text:p>0,01903005</text:p>
          </table:table-cell>
          <table:table-cell office:value-type="float" office:value="0.01962945" calcext:value-type="float">
            <text:p>0,01962945</text:p>
          </table:table-cell>
          <table:table-cell office:value-type="float" office:value="0.019184097" calcext:value-type="float">
            <text:p>0,019184097</text:p>
          </table:table-cell>
          <table:table-cell office:value-type="float" office:value="0.018011281" calcext:value-type="float">
            <text:p>0,018011281</text:p>
          </table:table-cell>
          <table:table-cell office:value-type="float" office:value="0.018618561" calcext:value-type="float">
            <text:p>0,018618561</text:p>
          </table:table-cell>
          <table:table-cell office:value-type="float" office:value="0.017933607" calcext:value-type="float">
            <text:p>0,017933607</text:p>
          </table:table-cell>
          <table:table-cell/>
          <table:table-cell table:formula="of:=TRIMMEAN([.B25:.K25];0.2)" office:value-type="float" office:value="0.028208961125" calcext:value-type="float">
            <text:p>0,0282089611</text:p>
          </table:table-cell>
        </table:table-row>
        <table:table-row table:style-name="ro1">
          <table:table-cell office:value-type="string" calcext:value-type="string">
            <text:p>SELECT * FROM dados WHERE uf = 'BA' AND periodo = '2014-12-01' AND valor = 77 AND nis_favorecido = 00016348185436</text:p>
          </table:table-cell>
          <table:table-cell office:value-type="float" office:value="0.028274905" calcext:value-type="float">
            <text:p>0,028274905</text:p>
          </table:table-cell>
          <table:table-cell office:value-type="float" office:value="0.028186903" calcext:value-type="float">
            <text:p>0,028186903</text:p>
          </table:table-cell>
          <table:table-cell office:value-type="float" office:value="0.028188408" calcext:value-type="float">
            <text:p>0,028188408</text:p>
          </table:table-cell>
          <table:table-cell office:value-type="float" office:value="0.027990743" calcext:value-type="float">
            <text:p>0,027990743</text:p>
          </table:table-cell>
          <table:table-cell office:value-type="float" office:value="0.029525883" calcext:value-type="float">
            <text:p>0,029525883</text:p>
          </table:table-cell>
          <table:table-cell office:value-type="float" office:value="0.027540414" calcext:value-type="float">
            <text:p>0,027540414</text:p>
          </table:table-cell>
          <table:table-cell office:value-type="float" office:value="0.028062406" calcext:value-type="float">
            <text:p>0,028062406</text:p>
          </table:table-cell>
          <table:table-cell office:value-type="float" office:value="0.177583168" calcext:value-type="float">
            <text:p>0,177583168</text:p>
          </table:table-cell>
          <table:table-cell office:value-type="float" office:value="0.027865086" calcext:value-type="float">
            <text:p>0,027865086</text:p>
          </table:table-cell>
          <table:table-cell office:value-type="float" office:value="0.027577355" calcext:value-type="float">
            <text:p>0,027577355</text:p>
          </table:table-cell>
          <table:table-cell/>
          <table:table-cell table:formula="of:=TRIMMEAN([.B26:.K26];0.2)" office:value-type="float" office:value="0.00896829675" calcext:value-type="float">
            <text:p>0,0089682968</text:p>
          </table:table-cell>
        </table:table-row>
        <table:table-row table:style-name="ro1">
          <table:table-cell office:value-type="string" calcext:value-type="string">
            <text:p>SELECT * FROM dados WHERE uf = 'PB' AND periodo = '2014-11-01' AND valor = 301 AND nis_favorecido = 00012190556491</text:p>
          </table:table-cell>
          <table:table-cell office:value-type="float" office:value="0.009488229" calcext:value-type="float">
            <text:p>0,009488229</text:p>
          </table:table-cell>
          <table:table-cell office:value-type="float" office:value="0.00904876" calcext:value-type="float">
            <text:p>0,00904876</text:p>
          </table:table-cell>
          <table:table-cell office:value-type="float" office:value="0.008910639" calcext:value-type="float">
            <text:p>0,008910639</text:p>
          </table:table-cell>
          <table:table-cell office:value-type="float" office:value="0.009357167" calcext:value-type="float">
            <text:p>0,009357167</text:p>
          </table:table-cell>
          <table:table-cell office:value-type="float" office:value="0.009430942" calcext:value-type="float">
            <text:p>0,009430942</text:p>
          </table:table-cell>
          <table:table-cell office:value-type="float" office:value="0.008429287" calcext:value-type="float">
            <text:p>0,008429287</text:p>
          </table:table-cell>
          <table:table-cell office:value-type="float" office:value="0.00856018" calcext:value-type="float">
            <text:p>0,00856018</text:p>
          </table:table-cell>
          <table:table-cell office:value-type="float" office:value="0.00852117" calcext:value-type="float">
            <text:p>0,00852117</text:p>
          </table:table-cell>
          <table:table-cell table:style-name="ce6" office:value-type="float" office:value="0.249068811" calcext:value-type="float">
            <text:p>2,49E-001</text:p>
          </table:table-cell>
          <table:table-cell table:style-name="ce6" office:value-type="float" office:value="0.008343102" calcext:value-type="float">
            <text:p>8,34E-003</text:p>
          </table:table-cell>
          <table:table-cell/>
          <table:table-cell table:formula="of:=TRIMMEAN([.B27:.K27];0.2)" office:value-type="float" office:value="0.00798466825" calcext:value-type="float">
            <text:p>0,0079846683</text:p>
          </table:table-cell>
        </table:table-row>
        <table:table-row table:style-name="ro1">
          <table:table-cell office:value-type="string" calcext:value-type="string">
            <text:p>SELECT * FROM dados WHERE uf = 'AL' AND periodo = '2014-10-01' AND valor = 497 AND nis_favorecido = 00016075811886</text:p>
          </table:table-cell>
          <table:table-cell office:value-type="float" office:value="0.111133793" calcext:value-type="float">
            <text:p>0,111133793</text:p>
          </table:table-cell>
          <table:table-cell office:value-type="float" office:value="0.008871755" calcext:value-type="float">
            <text:p>0,008871755</text:p>
          </table:table-cell>
          <table:table-cell office:value-type="float" office:value="0.00775821" calcext:value-type="float">
            <text:p>0,00775821</text:p>
          </table:table-cell>
          <table:table-cell office:value-type="float" office:value="0.009099999" calcext:value-type="float">
            <text:p>0,009099999</text:p>
          </table:table-cell>
          <table:table-cell office:value-type="float" office:value="0.00774943" calcext:value-type="float">
            <text:p>0,00774943</text:p>
          </table:table-cell>
          <table:table-cell office:value-type="float" office:value="0.007443146" calcext:value-type="float">
            <text:p>0,007443146</text:p>
          </table:table-cell>
          <table:table-cell office:value-type="float" office:value="0.007649461" calcext:value-type="float">
            <text:p>0,007649461</text:p>
          </table:table-cell>
          <table:table-cell office:value-type="float" office:value="0.007469692" calcext:value-type="float">
            <text:p>0,007469692</text:p>
          </table:table-cell>
          <table:table-cell office:value-type="float" office:value="0.007835653" calcext:value-type="float">
            <text:p>0,007835653</text:p>
          </table:table-cell>
          <table:table-cell office:value-type="float" office:value="0.007363504" calcext:value-type="float">
            <text:p>0,007363504</text:p>
          </table:table-cell>
          <table:table-cell/>
          <table:table-cell table:formula="of:=TRIMMEAN([.B28:.K28];0.2)" office:value-type="float" office:value="0.0184238635" calcext:value-type="float">
            <text:p>0,0184238635</text:p>
          </table:table-cell>
        </table:table-row>
        <table:table-row table:style-name="ro1">
          <table:table-cell office:value-type="string" calcext:value-type="string">
            <text:p>SELECT * FROM dados WHERE uf = 'PE' AND periodo = '2014-09-01' AND valor = 112 AND nis_favorecido = 00020902816912</text:p>
          </table:table-cell>
          <table:table-cell office:value-type="float" office:value="0.08246118" calcext:value-type="float">
            <text:p>0,08246118</text:p>
          </table:table-cell>
          <table:table-cell office:value-type="float" office:value="0.019183787" calcext:value-type="float">
            <text:p>0,019183787</text:p>
          </table:table-cell>
          <table:table-cell office:value-type="float" office:value="0.017794146" calcext:value-type="float">
            <text:p>0,017794146</text:p>
          </table:table-cell>
          <table:table-cell office:value-type="float" office:value="0.018455725" calcext:value-type="float">
            <text:p>0,018455725</text:p>
          </table:table-cell>
          <table:table-cell office:value-type="float" office:value="0.018847523" calcext:value-type="float">
            <text:p>0,018847523</text:p>
          </table:table-cell>
          <table:table-cell office:value-type="float" office:value="0.018101413" calcext:value-type="float">
            <text:p>0,018101413</text:p>
          </table:table-cell>
          <table:table-cell office:value-type="float" office:value="0.01792789" calcext:value-type="float">
            <text:p>0,01792789</text:p>
          </table:table-cell>
          <table:table-cell office:value-type="float" office:value="0.017318998" calcext:value-type="float">
            <text:p>0,017318998</text:p>
          </table:table-cell>
          <table:table-cell office:value-type="float" office:value="0.018224252" calcext:value-type="float">
            <text:p>0,018224252</text:p>
          </table:table-cell>
          <table:table-cell office:value-type="float" office:value="0.018856172" calcext:value-type="float">
            <text:p>0,018856172</text:p>
          </table:table-cell>
          <table:table-cell/>
          <table:table-cell table:formula="of:=TRIMMEAN([.B29:.K29];0.2)" office:value-type="float" office:value="0.011740151875" calcext:value-type="float">
            <text:p>0,0117401519</text:p>
          </table:table-cell>
        </table:table-row>
        <table:table-row table:style-name="ro1">
          <table:table-cell office:value-type="string" calcext:value-type="string">
            <text:p>SELECT * FROM dados WHERE uf = 'PA' AND periodo = '2014-08-01' AND valor = 187 AND nis_favorecido = 00016099378449</text:p>
          </table:table-cell>
          <table:table-cell office:value-type="float" office:value="0.08775824" calcext:value-type="float">
            <text:p>0,08775824</text:p>
          </table:table-cell>
          <table:table-cell office:value-type="float" office:value="0.014239615" calcext:value-type="float">
            <text:p>0,014239615</text:p>
          </table:table-cell>
          <table:table-cell office:value-type="float" office:value="0.011273544" calcext:value-type="float">
            <text:p>0,011273544</text:p>
          </table:table-cell>
          <table:table-cell office:value-type="float" office:value="0.01125942" calcext:value-type="float">
            <text:p>0,01125942</text:p>
          </table:table-cell>
          <table:table-cell office:value-type="float" office:value="0.011552995" calcext:value-type="float">
            <text:p>0,011552995</text:p>
          </table:table-cell>
          <table:table-cell office:value-type="float" office:value="0.011042187" calcext:value-type="float">
            <text:p>0,011042187</text:p>
          </table:table-cell>
          <table:table-cell office:value-type="float" office:value="0.011311261" calcext:value-type="float">
            <text:p>0,011311261</text:p>
          </table:table-cell>
          <table:table-cell office:value-type="float" office:value="0.011144822" calcext:value-type="float">
            <text:p>0,011144822</text:p>
          </table:table-cell>
          <table:table-cell office:value-type="float" office:value="0.011921681" calcext:value-type="float">
            <text:p>0,011921681</text:p>
          </table:table-cell>
          <table:table-cell office:value-type="float" office:value="0.011217877" calcext:value-type="float">
            <text:p>0,011217877</text:p>
          </table:table-cell>
          <table:table-cell/>
          <table:table-cell table:formula="of:=TRIMMEAN([.B29:.K29];0.2)" office:value-type="float" office:value="0.011740151875" calcext:value-type="float">
            <text:p>0,0117401519</text:p>
          </table:table-cell>
        </table:table-row>
        <table:table-row table:style-name="ro1">
          <table:table-cell office:value-type="string" calcext:value-type="string">
            <text:p>SELECT * FROM dados WHERE uf = 'RJ' AND periodo = '2014-07-01' AND valor = 77 AND nis_favorecido = 00012192905213</text:p>
          </table:table-cell>
          <table:table-cell office:value-type="float" office:value="0.097390974" calcext:value-type="float">
            <text:p>0,097390974</text:p>
          </table:table-cell>
          <table:table-cell office:value-type="float" office:value="0.012217791" calcext:value-type="float">
            <text:p>0,012217791</text:p>
          </table:table-cell>
          <table:table-cell office:value-type="float" office:value="0.013907898" calcext:value-type="float">
            <text:p>0,013907898</text:p>
          </table:table-cell>
          <table:table-cell office:value-type="float" office:value="0.010862301" calcext:value-type="float">
            <text:p>0,010862301</text:p>
          </table:table-cell>
          <table:table-cell office:value-type="float" office:value="0.011100436" calcext:value-type="float">
            <text:p>0,011100436</text:p>
          </table:table-cell>
          <table:table-cell office:value-type="float" office:value="0.011120102" calcext:value-type="float">
            <text:p>0,011120102</text:p>
          </table:table-cell>
          <table:table-cell office:value-type="float" office:value="0.011114228" calcext:value-type="float">
            <text:p>0,011114228</text:p>
          </table:table-cell>
          <table:table-cell office:value-type="float" office:value="0.010800177" calcext:value-type="float">
            <text:p>0,010800177</text:p>
          </table:table-cell>
          <table:table-cell office:value-type="float" office:value="0.011038049" calcext:value-type="float">
            <text:p>0,011038049</text:p>
          </table:table-cell>
          <table:table-cell office:value-type="float" office:value="0.01195446" calcext:value-type="float">
            <text:p>0,01195446</text:p>
          </table:table-cell>
          <table:table-cell/>
          <table:table-cell table:formula="of:=TRIMMEAN([.B30:.K30];0.2)" office:value-type="float" office:value="0.011664408125" calcext:value-type="float">
            <text:p>0,011664408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Soma Agregação</text:p>
          </table:table-cell>
          <table:table-cell table:formula="of:=SUM([.M2:.M7])" office:value-type="float" office:value="242.19994202925" calcext:value-type="float">
            <text:p>242,1999420293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Soma Busca</text:p>
          </table:table-cell>
          <table:table-cell table:formula="of:=SUM([.M9:.M30])" office:value-type="float" office:value="0.2311055105" calcext:value-type="float">
            <text:p>0,2311055105</text:p>
          </table:table-cell>
        </table:table-row>
        <table:table-row table:style-name="ro1" table:number-rows-repeated="1048542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2CM" table:style-name="ta1">
        <table:table-column table:style-name="co6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table:number-columns-repeated="12"/>
          <table:table-cell office:value-type="string" calcext:value-type="string">
            <text:p>Média</text:p>
          </table:table-cell>
        </table:table-row>
        <table:table-row table:style-name="ro1">
          <table:table-cell office:value-type="string" calcext:value-type="string">
            <text:p>SELECT sum(valor) FROM dados WHERE uf='AC'</text:p>
          </table:table-cell>
          <table:table-cell office:value-type="float" office:value="2.924932257" calcext:value-type="float">
            <text:p>2,924932257</text:p>
          </table:table-cell>
          <table:table-cell office:value-type="float" office:value="2.438262116" calcext:value-type="float">
            <text:p>2,438262116</text:p>
          </table:table-cell>
          <table:table-cell office:value-type="float" office:value="2.393497406" calcext:value-type="float">
            <text:p>2,393497406</text:p>
          </table:table-cell>
          <table:table-cell office:value-type="float" office:value="2.381548369" calcext:value-type="float">
            <text:p>2,381548369</text:p>
          </table:table-cell>
          <table:table-cell office:value-type="float" office:value="2.391366549" calcext:value-type="float">
            <text:p>2,391366549</text:p>
          </table:table-cell>
          <table:table-cell office:value-type="float" office:value="2.391541216" calcext:value-type="float">
            <text:p>2,391541216</text:p>
          </table:table-cell>
          <table:table-cell office:value-type="float" office:value="2.391547404" calcext:value-type="float">
            <text:p>2,391547404</text:p>
          </table:table-cell>
          <table:table-cell office:value-type="float" office:value="2.378511603" calcext:value-type="float">
            <text:p>2,378511603</text:p>
          </table:table-cell>
          <table:table-cell office:value-type="float" office:value="2.372650805" calcext:value-type="float">
            <text:p>2,372650805</text:p>
          </table:table-cell>
          <table:table-cell office:value-type="float" office:value="2.376165401" calcext:value-type="float">
            <text:p>2,376165401</text:p>
          </table:table-cell>
          <table:table-cell/>
          <table:table-cell table:formula="of:=TRIMMEAN([.B2:.K2];0.2)" office:value-type="float" office:value="2.392805008" calcext:value-type="float">
            <text:p>2,392805008</text:p>
          </table:table-cell>
        </table:table-row>
        <table:table-row table:style-name="ro1">
          <table:table-cell office:value-type="string" calcext:value-type="string">
            <text:p>SELECT sum(valor) FROM dados WHERE uf='DF'</text:p>
          </table:table-cell>
          <table:table-cell office:value-type="float" office:value="6.151153636" calcext:value-type="float">
            <text:p>6,151153636</text:p>
          </table:table-cell>
          <table:table-cell office:value-type="float" office:value="6.035367915" calcext:value-type="float">
            <text:p>6,035367915</text:p>
          </table:table-cell>
          <table:table-cell office:value-type="float" office:value="5.857474831" calcext:value-type="float">
            <text:p>5,857474831</text:p>
          </table:table-cell>
          <table:table-cell office:value-type="float" office:value="6.129013684" calcext:value-type="float">
            <text:p>6,129013684</text:p>
          </table:table-cell>
          <table:table-cell office:value-type="float" office:value="5.95679559" calcext:value-type="float">
            <text:p>5,95679559</text:p>
          </table:table-cell>
          <table:table-cell office:value-type="float" office:value="6.069205463" calcext:value-type="float">
            <text:p>6,069205463</text:p>
          </table:table-cell>
          <table:table-cell office:value-type="float" office:value="5.929716957" calcext:value-type="float">
            <text:p>5,929716957</text:p>
          </table:table-cell>
          <table:table-cell office:value-type="float" office:value="5.989426648" calcext:value-type="float">
            <text:p>5,989426648</text:p>
          </table:table-cell>
          <table:table-cell office:value-type="float" office:value="6.011195731" calcext:value-type="float">
            <text:p>6,011195731</text:p>
          </table:table-cell>
          <table:table-cell office:value-type="float" office:value="5.863297041" calcext:value-type="float">
            <text:p>5,863297041</text:p>
          </table:table-cell>
          <table:table-cell/>
          <table:table-cell table:formula="of:=TRIMMEAN([.B3:.K3];0.2)" office:value-type="float" office:value="5.998002378625" calcext:value-type="float">
            <text:p>5,9980023786</text:p>
          </table:table-cell>
        </table:table-row>
        <table:table-row table:style-name="ro1">
          <table:table-cell office:value-type="string" calcext:value-type="string">
            <text:p>SELECT sum(valor) FROM dados WHERE uf='MG'</text:p>
          </table:table-cell>
          <table:table-cell office:value-type="float" office:value="102.198513904" calcext:value-type="float">
            <text:p>102,198513904</text:p>
          </table:table-cell>
          <table:table-cell office:value-type="float" office:value="108.457843311" calcext:value-type="float">
            <text:p>108,457843311</text:p>
          </table:table-cell>
          <table:table-cell office:value-type="float" office:value="110.567324717" calcext:value-type="float">
            <text:p>110,567324717</text:p>
          </table:table-cell>
          <table:table-cell office:value-type="float" office:value="107.202033758" calcext:value-type="float">
            <text:p>107,202033758</text:p>
          </table:table-cell>
          <table:table-cell office:value-type="float" office:value="108.021100351" calcext:value-type="float">
            <text:p>108,021100351</text:p>
          </table:table-cell>
          <table:table-cell office:value-type="float" office:value="108.567580708" calcext:value-type="float">
            <text:p>108,567580708</text:p>
          </table:table-cell>
          <table:table-cell office:value-type="float" office:value="108.082875702" calcext:value-type="float">
            <text:p>108,082875702</text:p>
          </table:table-cell>
          <table:table-cell office:value-type="float" office:value="111.97522591" calcext:value-type="float">
            <text:p>111,97522591</text:p>
          </table:table-cell>
          <table:table-cell office:value-type="float" office:value="108.863147548" calcext:value-type="float">
            <text:p>108,863147548</text:p>
          </table:table-cell>
          <table:table-cell office:value-type="float" office:value="108.569057604" calcext:value-type="float">
            <text:p>108,569057604</text:p>
          </table:table-cell>
          <table:table-cell/>
          <table:table-cell table:formula="of:=TRIMMEAN([.B4:.K4];0.2)" office:value-type="float" office:value="108.541370462375" calcext:value-type="float">
            <text:p>108,5413704624</text:p>
          </table:table-cell>
        </table:table-row>
        <table:table-row table:style-name="ro1">
          <table:table-cell office:value-type="string" calcext:value-type="string">
            <text:p>SELECT sum(valor) FROM dados WHERE uf='PB'</text:p>
          </table:table-cell>
          <table:table-cell office:value-type="float" office:value="17.066230631" calcext:value-type="float">
            <text:p>17,066230631</text:p>
          </table:table-cell>
          <table:table-cell office:value-type="float" office:value="16.125466703" calcext:value-type="float">
            <text:p>16,125466703</text:p>
          </table:table-cell>
          <table:table-cell office:value-type="float" office:value="16.078326678" calcext:value-type="float">
            <text:p>16,078326678</text:p>
          </table:table-cell>
          <table:table-cell office:value-type="float" office:value="16.121090401" calcext:value-type="float">
            <text:p>16,121090401</text:p>
          </table:table-cell>
          <table:table-cell office:value-type="float" office:value="16.052078382" calcext:value-type="float">
            <text:p>16,052078382</text:p>
          </table:table-cell>
          <table:table-cell office:value-type="float" office:value="16.10187494" calcext:value-type="float">
            <text:p>16,10187494</text:p>
          </table:table-cell>
          <table:table-cell office:value-type="float" office:value="16.105678407" calcext:value-type="float">
            <text:p>16,105678407</text:p>
          </table:table-cell>
          <table:table-cell office:value-type="float" office:value="16.05685434" calcext:value-type="float">
            <text:p>16,05685434</text:p>
          </table:table-cell>
          <table:table-cell office:value-type="float" office:value="16.075576219" calcext:value-type="float">
            <text:p>16,075576219</text:p>
          </table:table-cell>
          <table:table-cell office:value-type="float" office:value="17.080841838" calcext:value-type="float">
            <text:p>17,080841838</text:p>
          </table:table-cell>
          <table:table-cell/>
          <table:table-cell table:formula="of:=TRIMMEAN([.B5:.K5];0.2)" office:value-type="float" office:value="16.216387289875" calcext:value-type="float">
            <text:p>16,2163872899</text:p>
          </table:table-cell>
        </table:table-row>
        <table:table-row table:style-name="ro1">
          <table:table-cell office:value-type="string" calcext:value-type="string">
            <text:p>SELECT sum(valor) FROM dados WHERE uf='SC'</text:p>
          </table:table-cell>
          <table:table-cell office:value-type="float" office:value="4.466822972" calcext:value-type="float">
            <text:p>4,466822972</text:p>
          </table:table-cell>
          <table:table-cell office:value-type="float" office:value="4.226189704" calcext:value-type="float">
            <text:p>4,226189704</text:p>
          </table:table-cell>
          <table:table-cell office:value-type="float" office:value="4.203278756" calcext:value-type="float">
            <text:p>4,203278756</text:p>
          </table:table-cell>
          <table:table-cell office:value-type="float" office:value="4.197579955" calcext:value-type="float">
            <text:p>4,197579955</text:p>
          </table:table-cell>
          <table:table-cell office:value-type="float" office:value="4.191969563" calcext:value-type="float">
            <text:p>4,191969563</text:p>
          </table:table-cell>
          <table:table-cell office:value-type="float" office:value="4.206656422" calcext:value-type="float">
            <text:p>4,206656422</text:p>
          </table:table-cell>
          <table:table-cell office:value-type="float" office:value="4.18557297" calcext:value-type="float">
            <text:p>4,18557297</text:p>
          </table:table-cell>
          <table:table-cell office:value-type="float" office:value="4.194056915" calcext:value-type="float">
            <text:p>4,194056915</text:p>
          </table:table-cell>
          <table:table-cell office:value-type="float" office:value="4.201371877" calcext:value-type="float">
            <text:p>4,201371877</text:p>
          </table:table-cell>
          <table:table-cell office:value-type="float" office:value="4.175961424" calcext:value-type="float">
            <text:p>4,175961424</text:p>
          </table:table-cell>
          <table:table-cell/>
          <table:table-cell table:formula="of:=TRIMMEAN([.B6:.K6];0.2)" office:value-type="float" office:value="4.20083452025" calcext:value-type="float">
            <text:p>4,2008345203</text:p>
          </table:table-cell>
        </table:table-row>
        <table:table-row table:style-name="ro1">
          <table:table-cell office:value-type="string" calcext:value-type="string">
            <text:p>SELECT sum(valor) FROM dados WHERE uf='BA'</text:p>
          </table:table-cell>
          <table:table-cell office:value-type="float" office:value="57.327395992" calcext:value-type="float">
            <text:p>57,327395992</text:p>
          </table:table-cell>
          <table:table-cell office:value-type="float" office:value="55.691275732" calcext:value-type="float">
            <text:p>55,691275732</text:p>
          </table:table-cell>
          <table:table-cell office:value-type="float" office:value="55.717585069" calcext:value-type="float">
            <text:p>55,717585069</text:p>
          </table:table-cell>
          <table:table-cell office:value-type="float" office:value="55.698814451" calcext:value-type="float">
            <text:p>55,698814451</text:p>
          </table:table-cell>
          <table:table-cell office:value-type="float" office:value="55.596522815" calcext:value-type="float">
            <text:p>55,596522815</text:p>
          </table:table-cell>
          <table:table-cell office:value-type="float" office:value="55.596477308" calcext:value-type="float">
            <text:p>55,596477308</text:p>
          </table:table-cell>
          <table:table-cell office:value-type="float" office:value="55.743301677" calcext:value-type="float">
            <text:p>55,743301677</text:p>
          </table:table-cell>
          <table:table-cell office:value-type="float" office:value="55.625591179" calcext:value-type="float">
            <text:p>55,625591179</text:p>
          </table:table-cell>
          <table:table-cell office:value-type="float" office:value="55.632116792" calcext:value-type="float">
            <text:p>55,632116792</text:p>
          </table:table-cell>
          <table:table-cell office:value-type="float" office:value="55.362124922" calcext:value-type="float">
            <text:p>55,362124922</text:p>
          </table:table-cell>
          <table:table-cell/>
          <table:table-cell table:formula="of:=TRIMMEAN([.B7:.K7];0.2)" office:value-type="float" office:value="55.662710627875" calcext:value-type="float">
            <text:p>55,6627106279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ELECT * FROM dados WHERE uf = 'RN' AND periodo = '2015-07-01' AND valor = 77 AND nis_favorecido = 00020420391414</text:p>
          </table:table-cell>
          <table:table-cell office:value-type="float" office:value="0.037432504" calcext:value-type="float">
            <text:p>0,037432504</text:p>
          </table:table-cell>
          <table:table-cell office:value-type="float" office:value="0.001234308" calcext:value-type="float">
            <text:p>0,001234308</text:p>
          </table:table-cell>
          <table:table-cell office:value-type="float" office:value="0.001144229" calcext:value-type="float">
            <text:p>0,001144229</text:p>
          </table:table-cell>
          <table:table-cell office:value-type="float" office:value="0.001076069" calcext:value-type="float">
            <text:p>0,001076069</text:p>
          </table:table-cell>
          <table:table-cell office:value-type="float" office:value="0.009602989" calcext:value-type="float">
            <text:p>0,009602989</text:p>
          </table:table-cell>
          <table:table-cell table:style-name="ce2" office:value-type="float" office:value="0.000919481" calcext:value-type="float">
            <text:p>9,19E-004</text:p>
          </table:table-cell>
          <table:table-cell table:style-name="ce2" office:value-type="float" office:value="0.000913912" calcext:value-type="float">
            <text:p>9,14E-004</text:p>
          </table:table-cell>
          <table:table-cell table:style-name="ce2" office:value-type="float" office:value="0.000958623" calcext:value-type="float">
            <text:p>9,59E-004</text:p>
          </table:table-cell>
          <table:table-cell table:style-name="ce2" office:value-type="float" office:value="0.000869392" calcext:value-type="float">
            <text:p>8,69E-004</text:p>
          </table:table-cell>
          <table:table-cell table:style-name="ce2" office:value-type="float" office:value="0.000867093" calcext:value-type="float">
            <text:p>8,67E-004</text:p>
          </table:table-cell>
          <table:table-cell/>
          <table:table-cell table:formula="of:=TRIMMEAN([.B9:.K9];0.2)" office:value-type="float" office:value="0.002089875375" calcext:value-type="float">
            <text:p>0,0020898754</text:p>
          </table:table-cell>
        </table:table-row>
        <table:table-row table:style-name="ro1">
          <table:table-cell office:value-type="string" calcext:value-type="string">
            <text:p>SELECT * FROM dados WHERE uf = 'PE' AND periodo = '2015-09-01' AND valor = 35 AND nis_favorecido = 00023698153404</text:p>
          </table:table-cell>
          <table:table-cell office:value-type="float" office:value="0.003808941" calcext:value-type="float">
            <text:p>0,003808941</text:p>
          </table:table-cell>
          <table:table-cell office:value-type="float" office:value="0.005865563" calcext:value-type="float">
            <text:p>0,005865563</text:p>
          </table:table-cell>
          <table:table-cell office:value-type="float" office:value="0.002167339" calcext:value-type="float">
            <text:p>0,002167339</text:p>
          </table:table-cell>
          <table:table-cell office:value-type="float" office:value="0.001674772" calcext:value-type="float">
            <text:p>0,001674772</text:p>
          </table:table-cell>
          <table:table-cell office:value-type="float" office:value="0.002363255" calcext:value-type="float">
            <text:p>0,002363255</text:p>
          </table:table-cell>
          <table:table-cell office:value-type="float" office:value="0.001887361" calcext:value-type="float">
            <text:p>0,001887361</text:p>
          </table:table-cell>
          <table:table-cell office:value-type="float" office:value="0.00160783" calcext:value-type="float">
            <text:p>0,00160783</text:p>
          </table:table-cell>
          <table:table-cell office:value-type="float" office:value="0.001753238" calcext:value-type="float">
            <text:p>0,001753238</text:p>
          </table:table-cell>
          <table:table-cell office:value-type="float" office:value="0.001570029" calcext:value-type="float">
            <text:p>0,001570029</text:p>
          </table:table-cell>
          <table:table-cell office:value-type="float" office:value="0.001665347" calcext:value-type="float">
            <text:p>0,001665347</text:p>
          </table:table-cell>
          <table:table-cell/>
          <table:table-cell table:formula="of:=TRIMMEAN([.B10:.K10];0.2)" office:value-type="float" office:value="0.002116010375" calcext:value-type="float">
            <text:p>0,0021160104</text:p>
          </table:table-cell>
        </table:table-row>
        <table:table-row table:style-name="ro1">
          <table:table-cell office:value-type="string" calcext:value-type="string">
            <text:p>SELECT * FROM dados WHERE uf = 'CE' AND periodo = '2015-10-01' AND valor = 112 AND nis_favorecido = 00020952340997</text:p>
          </table:table-cell>
          <table:table-cell office:value-type="float" office:value="0.003335684" calcext:value-type="float">
            <text:p>0,003335684</text:p>
          </table:table-cell>
          <table:table-cell office:value-type="float" office:value="0.001974846" calcext:value-type="float">
            <text:p>0,001974846</text:p>
          </table:table-cell>
          <table:table-cell office:value-type="float" office:value="0.001799722" calcext:value-type="float">
            <text:p>0,001799722</text:p>
          </table:table-cell>
          <table:table-cell office:value-type="float" office:value="0.001265463" calcext:value-type="float">
            <text:p>0,001265463</text:p>
          </table:table-cell>
          <table:table-cell office:value-type="float" office:value="0.001704072" calcext:value-type="float">
            <text:p>0,001704072</text:p>
          </table:table-cell>
          <table:table-cell office:value-type="float" office:value="0.001620731" calcext:value-type="float">
            <text:p>0,001620731</text:p>
          </table:table-cell>
          <table:table-cell office:value-type="float" office:value="0.001417366" calcext:value-type="float">
            <text:p>0,001417366</text:p>
          </table:table-cell>
          <table:table-cell office:value-type="float" office:value="0.00147739" calcext:value-type="float">
            <text:p>0,00147739</text:p>
          </table:table-cell>
          <table:table-cell office:value-type="float" office:value="0.001089562" calcext:value-type="float">
            <text:p>0,001089562</text:p>
          </table:table-cell>
          <table:table-cell office:value-type="float" office:value="0.001423907" calcext:value-type="float">
            <text:p>0,001423907</text:p>
          </table:table-cell>
          <table:table-cell/>
          <table:table-cell table:formula="of:=TRIMMEAN([.B11:.K11];0.2)" office:value-type="float" office:value="0.001585437125" calcext:value-type="float">
            <text:p>0,0015854371</text:p>
          </table:table-cell>
        </table:table-row>
        <table:table-row table:style-name="ro1">
          <table:table-cell office:value-type="string" calcext:value-type="string">
            <text:p>SELECT * FROM dados WHERE uf = 'RJ' AND periodo = '2015-11-01' AND valor = 79 AND nis_favorecido = 00010751866684</text:p>
          </table:table-cell>
          <table:table-cell office:value-type="float" office:value="0.002404427" calcext:value-type="float">
            <text:p>0,002404427</text:p>
          </table:table-cell>
          <table:table-cell office:value-type="float" office:value="0.001664758" calcext:value-type="float">
            <text:p>0,001664758</text:p>
          </table:table-cell>
          <table:table-cell office:value-type="float" office:value="0.001688755" calcext:value-type="float">
            <text:p>0,001688755</text:p>
          </table:table-cell>
          <table:table-cell office:value-type="float" office:value="0.001172313" calcext:value-type="float">
            <text:p>0,001172313</text:p>
          </table:table-cell>
          <table:table-cell office:value-type="float" office:value="0.001726122" calcext:value-type="float">
            <text:p>0,001726122</text:p>
          </table:table-cell>
          <table:table-cell office:value-type="float" office:value="0.001479811" calcext:value-type="float">
            <text:p>0,001479811</text:p>
          </table:table-cell>
          <table:table-cell office:value-type="float" office:value="0.001152025" calcext:value-type="float">
            <text:p>0,001152025</text:p>
          </table:table-cell>
          <table:table-cell office:value-type="float" office:value="0.00144133" calcext:value-type="float">
            <text:p>0,00144133</text:p>
          </table:table-cell>
          <table:table-cell office:value-type="float" office:value="0.001094761" calcext:value-type="float">
            <text:p>0,001094761</text:p>
          </table:table-cell>
          <table:table-cell office:value-type="float" office:value="0.00130358" calcext:value-type="float">
            <text:p>0,00130358</text:p>
          </table:table-cell>
          <table:table-cell/>
          <table:table-cell table:formula="of:=TRIMMEAN([.B12:.K12];0.2)" office:value-type="float" office:value="0.00145358675" calcext:value-type="float">
            <text:p>0,0014535868</text:p>
          </table:table-cell>
        </table:table-row>
        <table:table-row table:style-name="ro1">
          <table:table-cell office:value-type="string" calcext:value-type="string">
            <text:p>SELECT * FROM dados WHERE uf = 'MT' AND periodo = '2015-12-01' AND valor = 35 AND nis_favorecido = 00016547494560</text:p>
          </table:table-cell>
          <table:table-cell office:value-type="float" office:value="0.00178363" calcext:value-type="float">
            <text:p>0,00178363</text:p>
          </table:table-cell>
          <table:table-cell table:style-name="ce2" office:value-type="float" office:value="0.000704457" calcext:value-type="float">
            <text:p>7,04E-004</text:p>
          </table:table-cell>
          <table:table-cell table:style-name="ce2" office:value-type="float" office:value="0.000763183" calcext:value-type="float">
            <text:p>7,63E-004</text:p>
          </table:table-cell>
          <table:table-cell table:style-name="ce2" office:value-type="float" office:value="0.000514632" calcext:value-type="float">
            <text:p>5,15E-004</text:p>
          </table:table-cell>
          <table:table-cell table:style-name="ce2" office:value-type="float" office:value="0.00058062" calcext:value-type="float">
            <text:p>5,81E-004</text:p>
          </table:table-cell>
          <table:table-cell table:style-name="ce2" office:value-type="float" office:value="0.000677684" calcext:value-type="float">
            <text:p>6,78E-004</text:p>
          </table:table-cell>
          <table:table-cell table:style-name="ce2" office:value-type="float" office:value="0.000434365" calcext:value-type="float">
            <text:p>4,34E-004</text:p>
          </table:table-cell>
          <table:table-cell table:style-name="ce2" office:value-type="float" office:value="0.000503401" calcext:value-type="float">
            <text:p>5,03E-004</text:p>
          </table:table-cell>
          <table:table-cell table:style-name="ce2" office:value-type="float" office:value="0.000435861" calcext:value-type="float">
            <text:p>4,36E-004</text:p>
          </table:table-cell>
          <table:table-cell table:style-name="ce2" office:value-type="float" office:value="0.000386305" calcext:value-type="float">
            <text:p>3,86E-004</text:p>
          </table:table-cell>
          <table:table-cell/>
          <table:table-cell table:formula="of:=TRIMMEAN([.B13:.K13];0.2)" office:value-type="float" office:value="0.000576775375" calcext:value-type="float">
            <text:p>0,0005767754</text:p>
          </table:table-cell>
        </table:table-row>
        <table:table-row table:style-name="ro1">
          <table:table-cell office:value-type="string" calcext:value-type="string">
            <text:p>SELECT * FROM dados WHERE uf = 'RS' AND periodo = '2016-01-01' AND valor = 77 AND nis_favorecido = 00016540177012</text:p>
          </table:table-cell>
          <table:table-cell office:value-type="float" office:value="0.001794835" calcext:value-type="float">
            <text:p>0,001794835</text:p>
          </table:table-cell>
          <table:table-cell table:style-name="ce2" office:value-type="float" office:value="0.000680109" calcext:value-type="float">
            <text:p>6,80E-004</text:p>
          </table:table-cell>
          <table:table-cell table:style-name="ce2" office:value-type="float" office:value="0.000643667" calcext:value-type="float">
            <text:p>6,44E-004</text:p>
          </table:table-cell>
          <table:table-cell table:style-name="ce2" office:value-type="float" office:value="0.000495902" calcext:value-type="float">
            <text:p>4,96E-004</text:p>
          </table:table-cell>
          <table:table-cell office:value-type="float" office:value="0.00126923" calcext:value-type="float">
            <text:p>0,00126923</text:p>
          </table:table-cell>
          <table:table-cell table:style-name="ce2" office:value-type="float" office:value="0.000550328" calcext:value-type="float">
            <text:p>5,50E-004</text:p>
          </table:table-cell>
          <table:table-cell table:style-name="ce2" office:value-type="float" office:value="0.000363772" calcext:value-type="float">
            <text:p>3,64E-004</text:p>
          </table:table-cell>
          <table:table-cell table:style-name="ce2" office:value-type="float" office:value="0.000420795" calcext:value-type="float">
            <text:p>4,21E-004</text:p>
          </table:table-cell>
          <table:table-cell table:style-name="ce2" office:value-type="float" office:value="0.000431604" calcext:value-type="float">
            <text:p>4,32E-004</text:p>
          </table:table-cell>
          <table:table-cell table:style-name="ce2" office:value-type="float" office:value="0.000479924" calcext:value-type="float">
            <text:p>4,80E-004</text:p>
          </table:table-cell>
          <table:table-cell/>
          <table:table-cell table:formula="of:=TRIMMEAN([.B14:.K14];0.2)" office:value-type="float" office:value="0.000621444875" calcext:value-type="float">
            <text:p>0,0006214449</text:p>
          </table:table-cell>
        </table:table-row>
        <table:table-row table:style-name="ro1">
          <table:table-cell office:value-type="string" calcext:value-type="string">
            <text:p>SELECT * FROM dados WHERE uf = 'BA' AND periodo = '2016-02-01' AND valor = 155 AND nis_favorecido = 00016457367888</text:p>
          </table:table-cell>
          <table:table-cell office:value-type="float" office:value="0.001768814" calcext:value-type="float">
            <text:p>0,001768814</text:p>
          </table:table-cell>
          <table:table-cell table:style-name="ce2" office:value-type="float" office:value="0.000655737" calcext:value-type="float">
            <text:p>6,56E-004</text:p>
          </table:table-cell>
          <table:table-cell table:style-name="ce2" office:value-type="float" office:value="0.000656028" calcext:value-type="float">
            <text:p>6,56E-004</text:p>
          </table:table-cell>
          <table:table-cell table:style-name="ce2" office:value-type="float" office:value="0.000581957" calcext:value-type="float">
            <text:p>5,82E-004</text:p>
          </table:table-cell>
          <table:table-cell table:style-name="ce2" office:value-type="float" office:value="0.000797788" calcext:value-type="float">
            <text:p>7,98E-004</text:p>
          </table:table-cell>
          <table:table-cell table:style-name="ce2" office:value-type="float" office:value="0.000566646" calcext:value-type="float">
            <text:p>5,67E-004</text:p>
          </table:table-cell>
          <table:table-cell table:style-name="ce2" office:value-type="float" office:value="0.000433875" calcext:value-type="float">
            <text:p>4,34E-004</text:p>
          </table:table-cell>
          <table:table-cell table:style-name="ce2" office:value-type="float" office:value="0.000432359" calcext:value-type="float">
            <text:p>4,32E-004</text:p>
          </table:table-cell>
          <table:table-cell table:style-name="ce2" office:value-type="float" office:value="0.000348946" calcext:value-type="float">
            <text:p>3,49E-004</text:p>
          </table:table-cell>
          <table:table-cell office:value-type="float" office:value="0.3671" calcext:value-type="float">
            <text:p>0,3671</text:p>
          </table:table-cell>
          <table:table-cell/>
          <table:table-cell table:formula="of:=TRIMMEAN([.B15:.K15];0.2)" office:value-type="float" office:value="0.0007366505" calcext:value-type="float">
            <text:p>0,0007366505</text:p>
          </table:table-cell>
        </table:table-row>
        <table:table-row table:style-name="ro1">
          <table:table-cell office:value-type="string" calcext:value-type="string">
            <text:p>SELECT * FROM dados WHERE uf = 'SP' AND periodo = '2016-03-01' AND valor = 147 AND nis_favorecido = 00021208322062</text:p>
          </table:table-cell>
          <table:table-cell office:value-type="float" office:value="0.00143962" calcext:value-type="float">
            <text:p>0,00143962</text:p>
          </table:table-cell>
          <table:table-cell table:style-name="ce2" office:value-type="float" office:value="0.000603137" calcext:value-type="float">
            <text:p>6,03E-004</text:p>
          </table:table-cell>
          <table:table-cell table:style-name="ce2" office:value-type="float" office:value="0.000626887" calcext:value-type="float">
            <text:p>6,27E-004</text:p>
          </table:table-cell>
          <table:table-cell table:style-name="ce2" office:value-type="float" office:value="0.000573005" calcext:value-type="float">
            <text:p>5,73E-004</text:p>
          </table:table-cell>
          <table:table-cell table:style-name="ce2" office:value-type="float" office:value="0.000677179" calcext:value-type="float">
            <text:p>6,77E-004</text:p>
          </table:table-cell>
          <table:table-cell table:style-name="ce2" office:value-type="float" office:value="0.000722452" calcext:value-type="float">
            <text:p>7,22E-004</text:p>
          </table:table-cell>
          <table:table-cell table:style-name="ce2" office:value-type="float" office:value="0.000470312" calcext:value-type="float">
            <text:p>4,70E-004</text:p>
          </table:table-cell>
          <table:table-cell table:style-name="ce2" office:value-type="float" office:value="0.000343103" calcext:value-type="float">
            <text:p>3,43E-004</text:p>
          </table:table-cell>
          <table:table-cell table:style-name="ce2" office:value-type="float" office:value="0.000432013" calcext:value-type="float">
            <text:p>4,32E-004</text:p>
          </table:table-cell>
          <table:table-cell table:style-name="ce2" office:value-type="float" office:value="0.000360676" calcext:value-type="float">
            <text:p>3,61E-004</text:p>
          </table:table-cell>
          <table:table-cell/>
          <table:table-cell table:formula="of:=TRIMMEAN([.B16:.K16];0.2)" office:value-type="float" office:value="0.000558207625" calcext:value-type="float">
            <text:p>0,0005582076</text:p>
          </table:table-cell>
        </table:table-row>
        <table:table-row table:style-name="ro1">
          <table:table-cell office:value-type="string" calcext:value-type="string">
            <text:p>SELECT * FROM dados WHERE uf = 'MG' AND periodo = '2016-05-01' AND valor = 156 AND nis_favorecido = 00020407769654</text:p>
          </table:table-cell>
          <table:table-cell office:value-type="float" office:value="0.002770745" calcext:value-type="float">
            <text:p>0,002770745</text:p>
          </table:table-cell>
          <table:table-cell office:value-type="float" office:value="0.001661665" calcext:value-type="float">
            <text:p>0,001661665</text:p>
          </table:table-cell>
          <table:table-cell office:value-type="float" office:value="0.001660446" calcext:value-type="float">
            <text:p>0,001660446</text:p>
          </table:table-cell>
          <table:table-cell office:value-type="float" office:value="0.001601024" calcext:value-type="float">
            <text:p>0,001601024</text:p>
          </table:table-cell>
          <table:table-cell office:value-type="float" office:value="0.002589125" calcext:value-type="float">
            <text:p>0,002589125</text:p>
          </table:table-cell>
          <table:table-cell office:value-type="float" office:value="0.001570344" calcext:value-type="float">
            <text:p>0,001570344</text:p>
          </table:table-cell>
          <table:table-cell office:value-type="float" office:value="0.003529875" calcext:value-type="float">
            <text:p>0,003529875</text:p>
          </table:table-cell>
          <table:table-cell office:value-type="float" office:value="0.001103105" calcext:value-type="float">
            <text:p>0,001103105</text:p>
          </table:table-cell>
          <table:table-cell office:value-type="float" office:value="0.001168658" calcext:value-type="float">
            <text:p>0,001168658</text:p>
          </table:table-cell>
          <table:table-cell office:value-type="float" office:value="0.001358591" calcext:value-type="float">
            <text:p>0,001358591</text:p>
          </table:table-cell>
          <table:table-cell/>
          <table:table-cell table:formula="of:=TRIMMEAN([.B17:.K17];0.2)" office:value-type="float" office:value="0.00179757475" calcext:value-type="float">
            <text:p>0,0017975748</text:p>
          </table:table-cell>
        </table:table-row>
        <table:table-row table:style-name="ro1">
          <table:table-cell office:value-type="string" calcext:value-type="string">
            <text:p>SELECT * FROM dados WHERE uf = 'AL' AND periodo = '2016-06-01' AND valor = 77 AND nis_favorecido = 00017044198056</text:p>
          </table:table-cell>
          <table:table-cell office:value-type="float" office:value="0.001171706" calcext:value-type="float">
            <text:p>0,001171706</text:p>
          </table:table-cell>
          <table:table-cell table:style-name="ce2" office:value-type="float" office:value="0.00068824" calcext:value-type="float">
            <text:p>6,88E-004</text:p>
          </table:table-cell>
          <table:table-cell table:style-name="ce2" office:value-type="float" office:value="0.000829262" calcext:value-type="float">
            <text:p>8,29E-004</text:p>
          </table:table-cell>
          <table:table-cell table:style-name="ce2" office:value-type="float" office:value="0.000634923" calcext:value-type="float">
            <text:p>6,35E-004</text:p>
          </table:table-cell>
          <table:table-cell table:style-name="ce2" office:value-type="float" office:value="0.000804349" calcext:value-type="float">
            <text:p>8,04E-004</text:p>
          </table:table-cell>
          <table:table-cell office:value-type="float" office:value="0.001764994" calcext:value-type="float">
            <text:p>0,001764994</text:p>
          </table:table-cell>
          <table:table-cell table:style-name="ce2" office:value-type="float" office:value="0.000631045" calcext:value-type="float">
            <text:p>6,31E-004</text:p>
          </table:table-cell>
          <table:table-cell table:style-name="ce2" office:value-type="float" office:value="0.00031456" calcext:value-type="float">
            <text:p>3,15E-004</text:p>
          </table:table-cell>
          <table:table-cell table:style-name="ce2" office:value-type="float" office:value="0.000475753" calcext:value-type="float">
            <text:p>4,76E-004</text:p>
          </table:table-cell>
          <table:table-cell table:style-name="ce2" office:value-type="float" office:value="0.000495259" calcext:value-type="float">
            <text:p>4,95E-004</text:p>
          </table:table-cell>
          <table:table-cell/>
          <table:table-cell table:formula="of:=TRIMMEAN([.B18:.K18];0.2)" office:value-type="float" office:value="0.000716317125" calcext:value-type="float">
            <text:p>0,0007163171</text:p>
          </table:table-cell>
        </table:table-row>
        <table:table-row table:style-name="ro1">
          <table:table-cell office:value-type="string" calcext:value-type="string">
            <text:p>SELECT * FROM dados WHERE uf = 'RS' AND periodo = '2015-06-01' AND valor = 77 AND nis_favorecido = 00016435129143</text:p>
          </table:table-cell>
          <table:table-cell office:value-type="float" office:value="0.002881192" calcext:value-type="float">
            <text:p>0,002881192</text:p>
          </table:table-cell>
          <table:table-cell office:value-type="float" office:value="0.001113534" calcext:value-type="float">
            <text:p>0,001113534</text:p>
          </table:table-cell>
          <table:table-cell office:value-type="float" office:value="0.001131061" calcext:value-type="float">
            <text:p>0,001131061</text:p>
          </table:table-cell>
          <table:table-cell office:value-type="float" office:value="0.001104406" calcext:value-type="float">
            <text:p>0,001104406</text:p>
          </table:table-cell>
          <table:table-cell office:value-type="float" office:value="0.00100523" calcext:value-type="float">
            <text:p>0,00100523</text:p>
          </table:table-cell>
          <table:table-cell office:value-type="float" office:value="0.007566892" calcext:value-type="float">
            <text:p>0,007566892</text:p>
          </table:table-cell>
          <table:table-cell table:style-name="ce2" office:value-type="float" office:value="0.000831312" calcext:value-type="float">
            <text:p>8,31E-004</text:p>
          </table:table-cell>
          <table:table-cell table:style-name="ce2" office:value-type="float" office:value="0.000786862" calcext:value-type="float">
            <text:p>7,87E-004</text:p>
          </table:table-cell>
          <table:table-cell table:style-name="ce2" office:value-type="float" office:value="0.000798333" calcext:value-type="float">
            <text:p>7,98E-004</text:p>
          </table:table-cell>
          <table:table-cell table:style-name="ce2" office:value-type="float" office:value="0.000802759" calcext:value-type="float">
            <text:p>8,03E-004</text:p>
          </table:table-cell>
          <table:table-cell/>
          <table:table-cell table:formula="of:=TRIMMEAN([.B19:.K19];0.2)" office:value-type="float" office:value="0.001208478375" calcext:value-type="float">
            <text:p>0,0012084784</text:p>
          </table:table-cell>
        </table:table-row>
        <table:table-row table:style-name="ro1">
          <table:table-cell office:value-type="string" calcext:value-type="string">
            <text:p>SELECT * FROM dados WHERE uf = 'RN' AND periodo = '2015-05-01' AND valor = 217 AND nis_favorecido = 00020314831619</text:p>
          </table:table-cell>
          <table:table-cell office:value-type="float" office:value="0.005224753" calcext:value-type="float">
            <text:p>0,005224753</text:p>
          </table:table-cell>
          <table:table-cell office:value-type="float" office:value="0.001203343" calcext:value-type="float">
            <text:p>0,001203343</text:p>
          </table:table-cell>
          <table:table-cell office:value-type="float" office:value="0.001040568" calcext:value-type="float">
            <text:p>0,001040568</text:p>
          </table:table-cell>
          <table:table-cell office:value-type="float" office:value="0.00105339" calcext:value-type="float">
            <text:p>0,00105339</text:p>
          </table:table-cell>
          <table:table-cell table:style-name="ce2" office:value-type="float" office:value="0.000964228" calcext:value-type="float">
            <text:p>9,64E-004</text:p>
          </table:table-cell>
          <table:table-cell office:value-type="float" office:value="0.001135802" calcext:value-type="float">
            <text:p>0,001135802</text:p>
          </table:table-cell>
          <table:table-cell table:style-name="ce2" office:value-type="float" office:value="0.000855813" calcext:value-type="float">
            <text:p>8,56E-004</text:p>
          </table:table-cell>
          <table:table-cell table:style-name="ce2" office:value-type="float" office:value="0.000790523" calcext:value-type="float">
            <text:p>7,91E-004</text:p>
          </table:table-cell>
          <table:table-cell table:style-name="ce2" office:value-type="float" office:value="0.000880335" calcext:value-type="float">
            <text:p>8,80E-004</text:p>
          </table:table-cell>
          <table:table-cell table:style-name="ce2" office:value-type="float" office:value="0.00086708" calcext:value-type="float">
            <text:p>8,67E-004</text:p>
          </table:table-cell>
          <table:table-cell/>
          <table:table-cell table:formula="of:=TRIMMEAN([.B20:.K20];0.2)" office:value-type="float" office:value="0.001000069875" calcext:value-type="float">
            <text:p>0,0010000699</text:p>
          </table:table-cell>
        </table:table-row>
        <table:table-row table:style-name="ro1">
          <table:table-cell office:value-type="string" calcext:value-type="string">
            <text:p>SELECT * FROM dados WHERE uf = 'CE' AND periodo = '2015-04-01' AND valor = 343 AND nis_favorecido = 00021243238536</text:p>
          </table:table-cell>
          <table:table-cell office:value-type="float" office:value="0.006662108" calcext:value-type="float">
            <text:p>0,006662108</text:p>
          </table:table-cell>
          <table:table-cell office:value-type="float" office:value="0.011214619" calcext:value-type="float">
            <text:p>0,011214619</text:p>
          </table:table-cell>
          <table:table-cell office:value-type="float" office:value="0.004068559" calcext:value-type="float">
            <text:p>0,004068559</text:p>
          </table:table-cell>
          <table:table-cell office:value-type="float" office:value="0.003541502" calcext:value-type="float">
            <text:p>0,003541502</text:p>
          </table:table-cell>
          <table:table-cell office:value-type="float" office:value="0.004116529" calcext:value-type="float">
            <text:p>0,004116529</text:p>
          </table:table-cell>
          <table:table-cell office:value-type="float" office:value="0.004135839" calcext:value-type="float">
            <text:p>0,004135839</text:p>
          </table:table-cell>
          <table:table-cell office:value-type="float" office:value="0.003045488" calcext:value-type="float">
            <text:p>0,003045488</text:p>
          </table:table-cell>
          <table:table-cell office:value-type="float" office:value="0.003524684" calcext:value-type="float">
            <text:p>0,003524684</text:p>
          </table:table-cell>
          <table:table-cell office:value-type="float" office:value="0.002583153" calcext:value-type="float">
            <text:p>0,002583153</text:p>
          </table:table-cell>
          <table:table-cell office:value-type="float" office:value="0.003611535" calcext:value-type="float">
            <text:p>0,003611535</text:p>
          </table:table-cell>
          <table:table-cell/>
          <table:table-cell table:formula="of:=TRIMMEAN([.B21:.K21];0.2)" office:value-type="float" office:value="0.0040882805" calcext:value-type="float">
            <text:p>0,0040882805</text:p>
          </table:table-cell>
        </table:table-row>
        <table:table-row table:style-name="ro1">
          <table:table-cell office:value-type="string" calcext:value-type="string">
            <text:p>SELECT * FROM dados WHERE uf = 'SP' AND periodo = '2015-03-01' AND valor = 233 AND nis_favorecido = 00016138224362</text:p>
          </table:table-cell>
          <table:table-cell office:value-type="float" office:value="0.008999355" calcext:value-type="float">
            <text:p>0,008999355</text:p>
          </table:table-cell>
          <table:table-cell office:value-type="float" office:value="0.003421747" calcext:value-type="float">
            <text:p>0,003421747</text:p>
          </table:table-cell>
          <table:table-cell office:value-type="float" office:value="0.001326421" calcext:value-type="float">
            <text:p>0,001326421</text:p>
          </table:table-cell>
          <table:table-cell office:value-type="float" office:value="0.003337978" calcext:value-type="float">
            <text:p>0,003337978</text:p>
          </table:table-cell>
          <table:table-cell office:value-type="float" office:value="0.001018026" calcext:value-type="float">
            <text:p>0,001018026</text:p>
          </table:table-cell>
          <table:table-cell office:value-type="float" office:value="0.002185719" calcext:value-type="float">
            <text:p>0,002185719</text:p>
          </table:table-cell>
          <table:table-cell office:value-type="float" office:value="0.00103322" calcext:value-type="float">
            <text:p>0,00103322</text:p>
          </table:table-cell>
          <table:table-cell table:style-name="ce2" office:value-type="float" office:value="0.000946132" calcext:value-type="float">
            <text:p>9,46E-004</text:p>
          </table:table-cell>
          <table:table-cell table:style-name="ce2" office:value-type="float" office:value="0.000715781" calcext:value-type="float">
            <text:p>7,16E-004</text:p>
          </table:table-cell>
          <table:table-cell office:value-type="float" office:value="0.001104874" calcext:value-type="float">
            <text:p>0,001104874</text:p>
          </table:table-cell>
          <table:table-cell/>
          <table:table-cell table:formula="of:=TRIMMEAN([.B22:.K22];0.2)" office:value-type="float" office:value="0.001796764625" calcext:value-type="float">
            <text:p>0,0017967646</text:p>
          </table:table-cell>
        </table:table-row>
        <table:table-row table:style-name="ro1">
          <table:table-cell office:value-type="string" calcext:value-type="string">
            <text:p>SELECT * FROM dados WHERE uf = 'GO' AND periodo = '2015-02-01' AND valor = 189 AND nis_favorecido = 00016198271804</text:p>
          </table:table-cell>
          <table:table-cell office:value-type="float" office:value="0.030927881" calcext:value-type="float">
            <text:p>0,030927881</text:p>
          </table:table-cell>
          <table:table-cell office:value-type="float" office:value="0.002129018" calcext:value-type="float">
            <text:p>0,002129018</text:p>
          </table:table-cell>
          <table:table-cell office:value-type="float" office:value="0.001488487" calcext:value-type="float">
            <text:p>0,001488487</text:p>
          </table:table-cell>
          <table:table-cell office:value-type="float" office:value="0.001463789" calcext:value-type="float">
            <text:p>0,001463789</text:p>
          </table:table-cell>
          <table:table-cell office:value-type="float" office:value="0.001003098" calcext:value-type="float">
            <text:p>0,001003098</text:p>
          </table:table-cell>
          <table:table-cell office:value-type="float" office:value="0.001269837" calcext:value-type="float">
            <text:p>0,001269837</text:p>
          </table:table-cell>
          <table:table-cell office:value-type="float" office:value="0.001002337" calcext:value-type="float">
            <text:p>0,001002337</text:p>
          </table:table-cell>
          <table:table-cell table:style-name="ce2" office:value-type="float" office:value="0.000911917" calcext:value-type="float">
            <text:p>9,12E-004</text:p>
          </table:table-cell>
          <table:table-cell office:value-type="float" office:value="0.001036007" calcext:value-type="float">
            <text:p>0,001036007</text:p>
          </table:table-cell>
          <table:table-cell office:value-type="float" office:value="0.001004009" calcext:value-type="float">
            <text:p>0,001004009</text:p>
          </table:table-cell>
          <table:table-cell/>
          <table:table-cell table:formula="of:=TRIMMEAN([.B23:.K23];0.2)" office:value-type="float" office:value="0.00129957275" calcext:value-type="float">
            <text:p>0,0012995728</text:p>
          </table:table-cell>
        </table:table-row>
        <table:table-row table:style-name="ro1">
          <table:table-cell office:value-type="string" calcext:value-type="string">
            <text:p>SELECT * FROM dados WHERE uf = 'MG' AND periodo = '2015-01-01' AND valor = 147 AND nis_favorecido = 00016429573738</text:p>
          </table:table-cell>
          <table:table-cell office:value-type="float" office:value="0.002952293" calcext:value-type="float">
            <text:p>0,002952293</text:p>
          </table:table-cell>
          <table:table-cell office:value-type="float" office:value="0.00724835" calcext:value-type="float">
            <text:p>0,00724835</text:p>
          </table:table-cell>
          <table:table-cell office:value-type="float" office:value="0.004545163" calcext:value-type="float">
            <text:p>0,004545163</text:p>
          </table:table-cell>
          <table:table-cell office:value-type="float" office:value="0.003828789" calcext:value-type="float">
            <text:p>0,003828789</text:p>
          </table:table-cell>
          <table:table-cell office:value-type="float" office:value="0.004974907" calcext:value-type="float">
            <text:p>0,004974907</text:p>
          </table:table-cell>
          <table:table-cell office:value-type="float" office:value="0.004755921" calcext:value-type="float">
            <text:p>0,004755921</text:p>
          </table:table-cell>
          <table:table-cell office:value-type="float" office:value="0.003453121" calcext:value-type="float">
            <text:p>0,003453121</text:p>
          </table:table-cell>
          <table:table-cell office:value-type="float" office:value="0.004317593" calcext:value-type="float">
            <text:p>0,004317593</text:p>
          </table:table-cell>
          <table:table-cell office:value-type="float" office:value="0.00317897" calcext:value-type="float">
            <text:p>0,00317897</text:p>
          </table:table-cell>
          <table:table-cell office:value-type="float" office:value="0.004033404" calcext:value-type="float">
            <text:p>0,004033404</text:p>
          </table:table-cell>
          <table:table-cell/>
          <table:table-cell table:formula="of:=TRIMMEAN([.B24:.K24];0.2)" office:value-type="float" office:value="0.0041359835" calcext:value-type="float">
            <text:p>0,0041359835</text:p>
          </table:table-cell>
        </table:table-row>
        <table:table-row table:style-name="ro1">
          <table:table-cell office:value-type="string" calcext:value-type="string">
            <text:p>SELECT * FROM dados WHERE uf = 'BA' AND periodo = '2014-12-01' AND valor = 77 AND nis_favorecido = 00016348185436</text:p>
          </table:table-cell>
          <table:table-cell office:value-type="float" office:value="0.001686067" calcext:value-type="float">
            <text:p>0,001686067</text:p>
          </table:table-cell>
          <table:table-cell office:value-type="float" office:value="0.001701882" calcext:value-type="float">
            <text:p>0,001701882</text:p>
          </table:table-cell>
          <table:table-cell office:value-type="float" office:value="0.002659009" calcext:value-type="float">
            <text:p>0,002659009</text:p>
          </table:table-cell>
          <table:table-cell office:value-type="float" office:value="0.002289356" calcext:value-type="float">
            <text:p>0,002289356</text:p>
          </table:table-cell>
          <table:table-cell office:value-type="float" office:value="0.00141849" calcext:value-type="float">
            <text:p>0,00141849</text:p>
          </table:table-cell>
          <table:table-cell office:value-type="float" office:value="0.004737835" calcext:value-type="float">
            <text:p>0,004737835</text:p>
          </table:table-cell>
          <table:table-cell office:value-type="float" office:value="0.001306047" calcext:value-type="float">
            <text:p>0,001306047</text:p>
          </table:table-cell>
          <table:table-cell office:value-type="float" office:value="0.001219179" calcext:value-type="float">
            <text:p>0,001219179</text:p>
          </table:table-cell>
          <table:table-cell office:value-type="float" office:value="0.00115209" calcext:value-type="float">
            <text:p>0,00115209</text:p>
          </table:table-cell>
          <table:table-cell office:value-type="float" office:value="0.001142689" calcext:value-type="float">
            <text:p>0,001142689</text:p>
          </table:table-cell>
          <table:table-cell/>
          <table:table-cell table:formula="of:=TRIMMEAN([.B25:.K25];0.2)" office:value-type="float" office:value="0.001679015" calcext:value-type="float">
            <text:p>0,001679015</text:p>
          </table:table-cell>
        </table:table-row>
        <table:table-row table:style-name="ro1">
          <table:table-cell office:value-type="string" calcext:value-type="string">
            <text:p>SELECT * FROM dados WHERE uf = 'PB' AND periodo = '2014-11-01' AND valor = 301 AND nis_favorecido = 00012190556491</text:p>
          </table:table-cell>
          <table:table-cell office:value-type="float" office:value="0.001846325" calcext:value-type="float">
            <text:p>0,001846325</text:p>
          </table:table-cell>
          <table:table-cell office:value-type="float" office:value="0.001373039" calcext:value-type="float">
            <text:p>0,001373039</text:p>
          </table:table-cell>
          <table:table-cell office:value-type="float" office:value="0.001503179" calcext:value-type="float">
            <text:p>0,001503179</text:p>
          </table:table-cell>
          <table:table-cell office:value-type="float" office:value="0.002359081" calcext:value-type="float">
            <text:p>0,002359081</text:p>
          </table:table-cell>
          <table:table-cell office:value-type="float" office:value="0.001241717" calcext:value-type="float">
            <text:p>0,001241717</text:p>
          </table:table-cell>
          <table:table-cell office:value-type="float" office:value="0.001408028" calcext:value-type="float">
            <text:p>0,001408028</text:p>
          </table:table-cell>
          <table:table-cell office:value-type="float" office:value="0.001223433" calcext:value-type="float">
            <text:p>0,001223433</text:p>
          </table:table-cell>
          <table:table-cell table:style-name="ce2" office:value-type="float" office:value="0.000866177" calcext:value-type="float">
            <text:p>8,66E-004</text:p>
          </table:table-cell>
          <table:table-cell office:value-type="float" office:value="0.001025074" calcext:value-type="float">
            <text:p>0,001025074</text:p>
          </table:table-cell>
          <table:table-cell table:style-name="ce2" office:value-type="float" office:value="0.000896622" calcext:value-type="float">
            <text:p>8,97E-004</text:p>
          </table:table-cell>
          <table:table-cell/>
          <table:table-cell table:formula="of:=TRIMMEAN([.B26:.K26];0.2)" office:value-type="float" office:value="0.001314677125" calcext:value-type="float">
            <text:p>0,0013146771</text:p>
          </table:table-cell>
        </table:table-row>
        <table:table-row table:style-name="ro1">
          <table:table-cell office:value-type="string" calcext:value-type="string">
            <text:p>SELECT * FROM dados WHERE uf = 'AL' AND periodo = '2014-10-01' AND valor = 497 AND nis_favorecido = 00016075811886</text:p>
          </table:table-cell>
          <table:table-cell office:value-type="float" office:value="0.044437401" calcext:value-type="float">
            <text:p>0,044437401</text:p>
          </table:table-cell>
          <table:table-cell office:value-type="float" office:value="0.002399748" calcext:value-type="float">
            <text:p>0,002399748</text:p>
          </table:table-cell>
          <table:table-cell office:value-type="float" office:value="0.001480766" calcext:value-type="float">
            <text:p>0,001480766</text:p>
          </table:table-cell>
          <table:table-cell office:value-type="float" office:value="0.001246568" calcext:value-type="float">
            <text:p>0,001246568</text:p>
          </table:table-cell>
          <table:table-cell office:value-type="float" office:value="0.001486472" calcext:value-type="float">
            <text:p>0,001486472</text:p>
          </table:table-cell>
          <table:table-cell office:value-type="float" office:value="0.002141243" calcext:value-type="float">
            <text:p>0,002141243</text:p>
          </table:table-cell>
          <table:table-cell office:value-type="float" office:value="0.00118061" calcext:value-type="float">
            <text:p>0,00118061</text:p>
          </table:table-cell>
          <table:table-cell table:style-name="ce2" office:value-type="float" office:value="0.000914186" calcext:value-type="float">
            <text:p>9,14E-004</text:p>
          </table:table-cell>
          <table:table-cell office:value-type="float" office:value="0.001000127" calcext:value-type="float">
            <text:p>0,001000127</text:p>
          </table:table-cell>
          <table:table-cell office:value-type="float" office:value="0.001007385" calcext:value-type="float">
            <text:p>0,001007385</text:p>
          </table:table-cell>
          <table:table-cell/>
          <table:table-cell table:formula="of:=TRIMMEAN([.B27:.K27];0.2)" office:value-type="float" office:value="0.001492864875" calcext:value-type="float">
            <text:p>0,0014928649</text:p>
          </table:table-cell>
        </table:table-row>
        <table:table-row table:style-name="ro1">
          <table:table-cell office:value-type="string" calcext:value-type="string">
            <text:p>SELECT * FROM dados WHERE uf = 'PE' AND periodo = '2014-09-01' AND valor = 112 AND nis_favorecido = 00020902816912</text:p>
          </table:table-cell>
          <table:table-cell office:value-type="float" office:value="0.022943141" calcext:value-type="float">
            <text:p>0,022943141</text:p>
          </table:table-cell>
          <table:table-cell office:value-type="float" office:value="0.00997456" calcext:value-type="float">
            <text:p>0,00997456</text:p>
          </table:table-cell>
          <table:table-cell office:value-type="float" office:value="0.003827676" calcext:value-type="float">
            <text:p>0,003827676</text:p>
          </table:table-cell>
          <table:table-cell office:value-type="float" office:value="0.00822289" calcext:value-type="float">
            <text:p>0,00822289</text:p>
          </table:table-cell>
          <table:table-cell office:value-type="float" office:value="0.004195439" calcext:value-type="float">
            <text:p>0,004195439</text:p>
          </table:table-cell>
          <table:table-cell office:value-type="float" office:value="0.004942516" calcext:value-type="float">
            <text:p>0,004942516</text:p>
          </table:table-cell>
          <table:table-cell office:value-type="float" office:value="0.003329064" calcext:value-type="float">
            <text:p>0,003329064</text:p>
          </table:table-cell>
          <table:table-cell office:value-type="float" office:value="0.003432109" calcext:value-type="float">
            <text:p>0,003432109</text:p>
          </table:table-cell>
          <table:table-cell office:value-type="float" office:value="0.002234572" calcext:value-type="float">
            <text:p>0,002234572</text:p>
          </table:table-cell>
          <table:table-cell office:value-type="float" office:value="0.003382897" calcext:value-type="float">
            <text:p>0,003382897</text:p>
          </table:table-cell>
          <table:table-cell/>
          <table:table-cell table:formula="of:=TRIMMEAN([.B28:.K28];0.2)" office:value-type="float" office:value="0.005163393875" calcext:value-type="float">
            <text:p>0,0051633939</text:p>
          </table:table-cell>
        </table:table-row>
        <table:table-row table:style-name="ro1">
          <table:table-cell office:value-type="string" calcext:value-type="string">
            <text:p>SELECT * FROM dados WHERE uf = 'PA' AND periodo = '2014-08-01' AND valor = 187 AND nis_favorecido = 00016099378449</text:p>
          </table:table-cell>
          <table:table-cell office:value-type="float" office:value="0.097786507" calcext:value-type="float">
            <text:p>0,097786507</text:p>
          </table:table-cell>
          <table:table-cell office:value-type="float" office:value="0.001697921" calcext:value-type="float">
            <text:p>0,001697921</text:p>
          </table:table-cell>
          <table:table-cell office:value-type="float" office:value="0.001512027" calcext:value-type="float">
            <text:p>0,001512027</text:p>
          </table:table-cell>
          <table:table-cell office:value-type="float" office:value="0.001566604" calcext:value-type="float">
            <text:p>0,001566604</text:p>
          </table:table-cell>
          <table:table-cell office:value-type="float" office:value="0.001242553" calcext:value-type="float">
            <text:p>0,001242553</text:p>
          </table:table-cell>
          <table:table-cell office:value-type="float" office:value="0.001278965" calcext:value-type="float">
            <text:p>0,001278965</text:p>
          </table:table-cell>
          <table:table-cell office:value-type="float" office:value="0.001148943" calcext:value-type="float">
            <text:p>0,001148943</text:p>
          </table:table-cell>
          <table:table-cell table:style-name="ce2" office:value-type="float" office:value="0.000972214" calcext:value-type="float">
            <text:p>9,72E-004</text:p>
          </table:table-cell>
          <table:table-cell table:style-name="ce2" office:value-type="float" office:value="0.00098817" calcext:value-type="float">
            <text:p>9,88E-004</text:p>
          </table:table-cell>
          <table:table-cell table:style-name="ce2" office:value-type="float" office:value="0.000955091" calcext:value-type="float">
            <text:p>9,55E-004</text:p>
          </table:table-cell>
          <table:table-cell/>
          <table:table-cell table:formula="of:=TRIMMEAN([.B29:.K29];0.2)" office:value-type="float" office:value="0.001300924625" calcext:value-type="float">
            <text:p>0,0013009246</text:p>
          </table:table-cell>
        </table:table-row>
        <table:table-row table:style-name="ro1">
          <table:table-cell office:value-type="string" calcext:value-type="string">
            <text:p>SELECT * FROM dados WHERE uf = 'RJ' AND periodo = '2014-07-01' AND valor = 77 AND nis_favorecido = 00012192905213</text:p>
          </table:table-cell>
          <table:table-cell office:value-type="float" office:value="0.031909087" calcext:value-type="float">
            <text:p>0,031909087</text:p>
          </table:table-cell>
          <table:table-cell office:value-type="float" office:value="0.003624898" calcext:value-type="float">
            <text:p>0,003624898</text:p>
          </table:table-cell>
          <table:table-cell office:value-type="float" office:value="0.003124371" calcext:value-type="float">
            <text:p>0,003124371</text:p>
          </table:table-cell>
          <table:table-cell office:value-type="float" office:value="0.002744203" calcext:value-type="float">
            <text:p>0,002744203</text:p>
          </table:table-cell>
          <table:table-cell office:value-type="float" office:value="0.003602269" calcext:value-type="float">
            <text:p>0,003602269</text:p>
          </table:table-cell>
          <table:table-cell office:value-type="float" office:value="0.003252721" calcext:value-type="float">
            <text:p>0,003252721</text:p>
          </table:table-cell>
          <table:table-cell office:value-type="float" office:value="0.00295819" calcext:value-type="float">
            <text:p>0,00295819</text:p>
          </table:table-cell>
          <table:table-cell office:value-type="float" office:value="0.0030486" calcext:value-type="float">
            <text:p>0,0030486</text:p>
          </table:table-cell>
          <table:table-cell office:value-type="float" office:value="0.002088951" calcext:value-type="float">
            <text:p>0,002088951</text:p>
          </table:table-cell>
          <table:table-cell office:value-type="float" office:value="0.00289456" calcext:value-type="float">
            <text:p>0,00289456</text:p>
          </table:table-cell>
          <table:table-cell/>
          <table:table-cell table:formula="of:=TRIMMEAN([.B30:.K30];0.2)" office:value-type="float" office:value="0.0031562265" calcext:value-type="float">
            <text:p>0,0031562265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Soma Agregação</text:p>
          </table:table-cell>
          <table:table-cell table:formula="of:=SUM([.M2:.M7])" office:value-type="float" office:value="193.012110287" calcext:value-type="float">
            <text:p>193,012110287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Soma Busca</text:p>
          </table:table-cell>
          <table:table-cell table:formula="of:=SUM([.M9:.M30])" office:value-type="float" office:value="0.0398881315" calcext:value-type="float">
            <text:p>0,0398881315</text:p>
          </table:table-cell>
        </table:table-row>
      </table:table>
      <table:table table:name="4CM" table:style-name="ta1">
        <table:table-column table:style-name="co6" table:default-cell-style-name="Default"/>
        <table:table-column table:style-name="co2" table:number-columns-repeated="10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12"/>
          <table:table-cell office:value-type="string" calcext:value-type="string">
            <text:p>Média</text:p>
          </table:table-cell>
        </table:table-row>
        <table:table-row table:style-name="ro1">
          <table:table-cell office:value-type="string" calcext:value-type="string">
            <text:p>SELECT sum(valor) FROM dados WHERE uf='AC'</text:p>
          </table:table-cell>
          <table:table-cell office:value-type="float" office:value="2.613708885" calcext:value-type="float">
            <text:p>2,613708885</text:p>
          </table:table-cell>
          <table:table-cell office:value-type="float" office:value="2.445135234" calcext:value-type="float">
            <text:p>2,445135234</text:p>
          </table:table-cell>
          <table:table-cell office:value-type="float" office:value="2.439600321" calcext:value-type="float">
            <text:p>2,439600321</text:p>
          </table:table-cell>
          <table:table-cell office:value-type="float" office:value="2.420167173" calcext:value-type="float">
            <text:p>2,420167173</text:p>
          </table:table-cell>
          <table:table-cell office:value-type="float" office:value="2.421240685" calcext:value-type="float">
            <text:p>2,421240685</text:p>
          </table:table-cell>
          <table:table-cell office:value-type="float" office:value="2.441366818" calcext:value-type="float">
            <text:p>2,441366818</text:p>
          </table:table-cell>
          <table:table-cell office:value-type="float" office:value="2.426668237" calcext:value-type="float">
            <text:p>2,426668237</text:p>
          </table:table-cell>
          <table:table-cell office:value-type="float" office:value="2.406846253" calcext:value-type="float">
            <text:p>2,406846253</text:p>
          </table:table-cell>
          <table:table-cell office:value-type="float" office:value="2.445146979" calcext:value-type="float">
            <text:p>2,445146979</text:p>
          </table:table-cell>
          <table:table-cell office:value-type="float" office:value="2.408330062" calcext:value-type="float">
            <text:p>2,408330062</text:p>
          </table:table-cell>
          <table:table-cell/>
          <table:table-cell table:formula="of:=TRIMMEAN([.B2:.K2];0.2)" office:value-type="float" office:value="2.430956938625" calcext:value-type="float">
            <text:p>2,4309569386</text:p>
          </table:table-cell>
        </table:table-row>
        <table:table-row table:style-name="ro1">
          <table:table-cell office:value-type="string" calcext:value-type="string">
            <text:p>SELECT sum(valor) FROM dados WHERE uf='DF'</text:p>
          </table:table-cell>
          <table:table-cell office:value-type="float" office:value="6.054022764" calcext:value-type="float">
            <text:p>6,054022764</text:p>
          </table:table-cell>
          <table:table-cell office:value-type="float" office:value="6.161426049" calcext:value-type="float">
            <text:p>6,161426049</text:p>
          </table:table-cell>
          <table:table-cell office:value-type="float" office:value="6.145104448" calcext:value-type="float">
            <text:p>6,145104448</text:p>
          </table:table-cell>
          <table:table-cell office:value-type="float" office:value="5.835181973" calcext:value-type="float">
            <text:p>5,835181973</text:p>
          </table:table-cell>
          <table:table-cell office:value-type="float" office:value="6.028839493" calcext:value-type="float">
            <text:p>6,028839493</text:p>
          </table:table-cell>
          <table:table-cell office:value-type="float" office:value="5.843304734" calcext:value-type="float">
            <text:p>5,843304734</text:p>
          </table:table-cell>
          <table:table-cell office:value-type="float" office:value="6.12595549" calcext:value-type="float">
            <text:p>6,12595549</text:p>
          </table:table-cell>
          <table:table-cell office:value-type="float" office:value="5.815020546" calcext:value-type="float">
            <text:p>5,815020546</text:p>
          </table:table-cell>
          <table:table-cell office:value-type="float" office:value="6.273274591" calcext:value-type="float">
            <text:p>6,273274591</text:p>
          </table:table-cell>
          <table:table-cell office:value-type="float" office:value="6.030944008" calcext:value-type="float">
            <text:p>6,030944008</text:p>
          </table:table-cell>
          <table:table-cell/>
          <table:table-cell table:formula="of:=TRIMMEAN([.B3:.K3];0.2)" office:value-type="float" office:value="6.028097369875" calcext:value-type="float">
            <text:p>6,0280973699</text:p>
          </table:table-cell>
        </table:table-row>
        <table:table-row table:style-name="ro1">
          <table:table-cell office:value-type="string" calcext:value-type="string">
            <text:p>SELECT sum(valor) FROM dados WHERE uf='MG'</text:p>
          </table:table-cell>
          <table:table-cell office:value-type="float" office:value="107.944524051" calcext:value-type="float">
            <text:p>107,944524051</text:p>
          </table:table-cell>
          <table:table-cell office:value-type="float" office:value="108.562123842" calcext:value-type="float">
            <text:p>108,562123842</text:p>
          </table:table-cell>
          <table:table-cell office:value-type="float" office:value="109.608107891" calcext:value-type="float">
            <text:p>109,608107891</text:p>
          </table:table-cell>
          <table:table-cell office:value-type="float" office:value="110.750027359" calcext:value-type="float">
            <text:p>110,750027359</text:p>
          </table:table-cell>
          <table:table-cell office:value-type="float" office:value="108.803641067" calcext:value-type="float">
            <text:p>108,803641067</text:p>
          </table:table-cell>
          <table:table-cell office:value-type="float" office:value="109.057340467" calcext:value-type="float">
            <text:p>109,057340467</text:p>
          </table:table-cell>
          <table:table-cell office:value-type="float" office:value="108.403172099" calcext:value-type="float">
            <text:p>108,403172099</text:p>
          </table:table-cell>
          <table:table-cell office:value-type="float" office:value="109.171581267" calcext:value-type="float">
            <text:p>109,171581267</text:p>
          </table:table-cell>
          <table:table-cell office:value-type="float" office:value="110.864423362" calcext:value-type="float">
            <text:p>110,864423362</text:p>
          </table:table-cell>
          <table:table-cell office:value-type="float" office:value="108.316923775" calcext:value-type="float">
            <text:p>108,316923775</text:p>
          </table:table-cell>
          <table:table-cell/>
          <table:table-cell table:formula="of:=TRIMMEAN([.B4:.K4];0.2)" office:value-type="float" office:value="109.084114720875" calcext:value-type="float">
            <text:p>109,0841147209</text:p>
          </table:table-cell>
        </table:table-row>
        <table:table-row table:style-name="ro1">
          <table:table-cell office:value-type="string" calcext:value-type="string">
            <text:p>SELECT sum(valor) FROM dados WHERE uf='PB'</text:p>
          </table:table-cell>
          <table:table-cell office:value-type="float" office:value="16.619121284" calcext:value-type="float">
            <text:p>16,619121284</text:p>
          </table:table-cell>
          <table:table-cell office:value-type="float" office:value="16.349946573" calcext:value-type="float">
            <text:p>16,349946573</text:p>
          </table:table-cell>
          <table:table-cell office:value-type="float" office:value="16.314096572" calcext:value-type="float">
            <text:p>16,314096572</text:p>
          </table:table-cell>
          <table:table-cell office:value-type="float" office:value="16.241851967" calcext:value-type="float">
            <text:p>16,241851967</text:p>
          </table:table-cell>
          <table:table-cell office:value-type="float" office:value="16.331057611" calcext:value-type="float">
            <text:p>16,331057611</text:p>
          </table:table-cell>
          <table:table-cell office:value-type="float" office:value="16.276601876" calcext:value-type="float">
            <text:p>16,276601876</text:p>
          </table:table-cell>
          <table:table-cell office:value-type="float" office:value="16.317426051" calcext:value-type="float">
            <text:p>16,317426051</text:p>
          </table:table-cell>
          <table:table-cell office:value-type="float" office:value="16.246175779" calcext:value-type="float">
            <text:p>16,246175779</text:p>
          </table:table-cell>
          <table:table-cell office:value-type="float" office:value="16.259411059" calcext:value-type="float">
            <text:p>16,259411059</text:p>
          </table:table-cell>
          <table:table-cell office:value-type="float" office:value="16.181972906" calcext:value-type="float">
            <text:p>16,181972906</text:p>
          </table:table-cell>
          <table:table-cell/>
          <table:table-cell table:formula="of:=TRIMMEAN([.B5:.K5];0.2)" office:value-type="float" office:value="16.292070936" calcext:value-type="float">
            <text:p>16,292070936</text:p>
          </table:table-cell>
        </table:table-row>
        <table:table-row table:style-name="ro1">
          <table:table-cell office:value-type="string" calcext:value-type="string">
            <text:p>SELECT sum(valor) FROM dados WHERE uf='SC'</text:p>
          </table:table-cell>
          <table:table-cell office:value-type="float" office:value="4.311971669" calcext:value-type="float">
            <text:p>4,311971669</text:p>
          </table:table-cell>
          <table:table-cell office:value-type="float" office:value="4.256013745" calcext:value-type="float">
            <text:p>4,256013745</text:p>
          </table:table-cell>
          <table:table-cell office:value-type="float" office:value="4.227799826" calcext:value-type="float">
            <text:p>4,227799826</text:p>
          </table:table-cell>
          <table:table-cell office:value-type="float" office:value="4.240077499" calcext:value-type="float">
            <text:p>4,240077499</text:p>
          </table:table-cell>
          <table:table-cell office:value-type="float" office:value="4.232685269" calcext:value-type="float">
            <text:p>4,232685269</text:p>
          </table:table-cell>
          <table:table-cell office:value-type="float" office:value="4.21999279" calcext:value-type="float">
            <text:p>4,21999279</text:p>
          </table:table-cell>
          <table:table-cell office:value-type="float" office:value="4.239988698" calcext:value-type="float">
            <text:p>4,239988698</text:p>
          </table:table-cell>
          <table:table-cell office:value-type="float" office:value="4.227061559" calcext:value-type="float">
            <text:p>4,227061559</text:p>
          </table:table-cell>
          <table:table-cell office:value-type="float" office:value="4.253542766" calcext:value-type="float">
            <text:p>4,253542766</text:p>
          </table:table-cell>
          <table:table-cell office:value-type="float" office:value="4.225954499" calcext:value-type="float">
            <text:p>4,225954499</text:p>
          </table:table-cell>
          <table:table-cell/>
          <table:table-cell table:formula="of:=TRIMMEAN([.B6:.K6];0.2)" office:value-type="float" office:value="4.237890482625" calcext:value-type="float">
            <text:p>4,2378904826</text:p>
          </table:table-cell>
        </table:table-row>
        <table:table-row table:style-name="ro1">
          <table:table-cell office:value-type="string" calcext:value-type="string">
            <text:p>SELECT sum(valor) FROM dados WHERE uf='BA'</text:p>
          </table:table-cell>
          <table:table-cell office:value-type="float" office:value="159.74850647" calcext:value-type="float">
            <text:p>159,74850647</text:p>
          </table:table-cell>
          <table:table-cell office:value-type="float" office:value="160.715480722" calcext:value-type="float">
            <text:p>160,715480722</text:p>
          </table:table-cell>
          <table:table-cell office:value-type="float" office:value="159.174117358" calcext:value-type="float">
            <text:p>159,174117358</text:p>
          </table:table-cell>
          <table:table-cell office:value-type="float" office:value="157.088183171" calcext:value-type="float">
            <text:p>157,088183171</text:p>
          </table:table-cell>
          <table:table-cell office:value-type="float" office:value="164.631386148" calcext:value-type="float">
            <text:p>164,631386148</text:p>
          </table:table-cell>
          <table:table-cell office:value-type="float" office:value="163.269192837" calcext:value-type="float">
            <text:p>163,269192837</text:p>
          </table:table-cell>
          <table:table-cell office:value-type="float" office:value="165.016273446" calcext:value-type="float">
            <text:p>165,016273446</text:p>
          </table:table-cell>
          <table:table-cell office:value-type="float" office:value="163.455437981" calcext:value-type="float">
            <text:p>163,455437981</text:p>
          </table:table-cell>
          <table:table-cell office:value-type="float" office:value="166.273604963" calcext:value-type="float">
            <text:p>166,273604963</text:p>
          </table:table-cell>
          <table:table-cell office:value-type="float" office:value="162.2245752" calcext:value-type="float">
            <text:p>162,2245752</text:p>
          </table:table-cell>
          <table:table-cell/>
          <table:table-cell table:formula="of:=TRIMMEAN([.B7:.K7];0.2)" office:value-type="float" office:value="162.27937127025" calcext:value-type="float">
            <text:p>162,2793712703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ELECT * FROM dados WHERE uf = 'RN' AND periodo = '2015-07-01' AND valor = 77 AND nis_favorecido = 00020420391414</text:p>
          </table:table-cell>
          <table:table-cell office:value-type="float" office:value="0.023596516" calcext:value-type="float">
            <text:p>0,023596516</text:p>
          </table:table-cell>
          <table:table-cell office:value-type="float" office:value="0.002216422" calcext:value-type="float">
            <text:p>0,002216422</text:p>
          </table:table-cell>
          <table:table-cell office:value-type="float" office:value="0.002504191" calcext:value-type="float">
            <text:p>0,002504191</text:p>
          </table:table-cell>
          <table:table-cell office:value-type="float" office:value="0.001736518" calcext:value-type="float">
            <text:p>0,001736518</text:p>
          </table:table-cell>
          <table:table-cell office:value-type="float" office:value="0.012800547" calcext:value-type="float">
            <text:p>0,012800547</text:p>
          </table:table-cell>
          <table:table-cell office:value-type="float" office:value="0.001515799" calcext:value-type="float">
            <text:p>0,001515799</text:p>
          </table:table-cell>
          <table:table-cell office:value-type="float" office:value="0.00152886" calcext:value-type="float">
            <text:p>0,00152886</text:p>
          </table:table-cell>
          <table:table-cell office:value-type="float" office:value="0.001517461" calcext:value-type="float">
            <text:p>0,001517461</text:p>
          </table:table-cell>
          <table:table-cell office:value-type="float" office:value="0.001578693" calcext:value-type="float">
            <text:p>0,001578693</text:p>
          </table:table-cell>
          <table:table-cell office:value-type="float" office:value="0.001676562" calcext:value-type="float">
            <text:p>0,001676562</text:p>
          </table:table-cell>
          <table:table-cell/>
          <table:table-cell table:formula="of:=TRIMMEAN([.B9:.K9];0.2)" office:value-type="float" office:value="0.00319490675" calcext:value-type="float">
            <text:p>0,0031949068</text:p>
          </table:table-cell>
        </table:table-row>
        <table:table-row table:style-name="ro1">
          <table:table-cell office:value-type="string" calcext:value-type="string">
            <text:p>SELECT * FROM dados WHERE uf = 'PE' AND periodo = '2015-09-01' AND valor = 35 AND nis_favorecido = 00023698153404</text:p>
          </table:table-cell>
          <table:table-cell office:value-type="float" office:value="0.003071854" calcext:value-type="float">
            <text:p>0,003071854</text:p>
          </table:table-cell>
          <table:table-cell office:value-type="float" office:value="0.002201665" calcext:value-type="float">
            <text:p>0,002201665</text:p>
          </table:table-cell>
          <table:table-cell office:value-type="float" office:value="0.002051553" calcext:value-type="float">
            <text:p>0,002051553</text:p>
          </table:table-cell>
          <table:table-cell office:value-type="float" office:value="0.001843857" calcext:value-type="float">
            <text:p>0,001843857</text:p>
          </table:table-cell>
          <table:table-cell office:value-type="float" office:value="0.002109544" calcext:value-type="float">
            <text:p>0,002109544</text:p>
          </table:table-cell>
          <table:table-cell office:value-type="float" office:value="0.001773205" calcext:value-type="float">
            <text:p>0,001773205</text:p>
          </table:table-cell>
          <table:table-cell office:value-type="float" office:value="0.005182584" calcext:value-type="float">
            <text:p>0,005182584</text:p>
          </table:table-cell>
          <table:table-cell office:value-type="float" office:value="0.001711977" calcext:value-type="float">
            <text:p>0,001711977</text:p>
          </table:table-cell>
          <table:table-cell office:value-type="float" office:value="0.001544382" calcext:value-type="float">
            <text:p>0,001544382</text:p>
          </table:table-cell>
          <table:table-cell office:value-type="float" office:value="0.001702286" calcext:value-type="float">
            <text:p>0,001702286</text:p>
          </table:table-cell>
          <table:table-cell/>
          <table:table-cell table:formula="of:=TRIMMEAN([.B10:.K10];0.2)" office:value-type="float" office:value="0.002058242625" calcext:value-type="float">
            <text:p>0,0020582426</text:p>
          </table:table-cell>
        </table:table-row>
        <table:table-row table:style-name="ro1">
          <table:table-cell office:value-type="string" calcext:value-type="string">
            <text:p>SELECT * FROM dados WHERE uf = 'CE' AND periodo = '2015-10-01' AND valor = 112 AND nis_favorecido = 00020952340997</text:p>
          </table:table-cell>
          <table:table-cell office:value-type="float" office:value="0.020827709" calcext:value-type="float">
            <text:p>0,020827709</text:p>
          </table:table-cell>
          <table:table-cell office:value-type="float" office:value="0.002828552" calcext:value-type="float">
            <text:p>0,002828552</text:p>
          </table:table-cell>
          <table:table-cell office:value-type="float" office:value="0.001395458" calcext:value-type="float">
            <text:p>0,001395458</text:p>
          </table:table-cell>
          <table:table-cell office:value-type="float" office:value="0.001187708" calcext:value-type="float">
            <text:p>0,001187708</text:p>
          </table:table-cell>
          <table:table-cell office:value-type="float" office:value="0.001286443" calcext:value-type="float">
            <text:p>0,001286443</text:p>
          </table:table-cell>
          <table:table-cell office:value-type="float" office:value="0.001110805" calcext:value-type="float">
            <text:p>0,001110805</text:p>
          </table:table-cell>
          <table:table-cell office:value-type="float" office:value="0.001386731" calcext:value-type="float">
            <text:p>0,001386731</text:p>
          </table:table-cell>
          <table:table-cell office:value-type="float" office:value="0.001084478" calcext:value-type="float">
            <text:p>0,001084478</text:p>
          </table:table-cell>
          <table:table-cell office:value-type="float" office:value="0.001178903" calcext:value-type="float">
            <text:p>0,001178903</text:p>
          </table:table-cell>
          <table:table-cell office:value-type="float" office:value="0.00120932" calcext:value-type="float">
            <text:p>0,00120932</text:p>
          </table:table-cell>
          <table:table-cell/>
          <table:table-cell table:formula="of:=TRIMMEAN([.B11:.K11];0.2)" office:value-type="float" office:value="0.00144799" calcext:value-type="float">
            <text:p>0,00144799</text:p>
          </table:table-cell>
        </table:table-row>
        <table:table-row table:style-name="ro1">
          <table:table-cell office:value-type="string" calcext:value-type="string">
            <text:p>SELECT * FROM dados WHERE uf = 'RJ' AND periodo = '2015-11-01' AND valor = 79 AND nis_favorecido = 00010751866684</text:p>
          </table:table-cell>
          <table:table-cell office:value-type="float" office:value="0.002324034" calcext:value-type="float">
            <text:p>0,002324034</text:p>
          </table:table-cell>
          <table:table-cell office:value-type="float" office:value="0.00138489" calcext:value-type="float">
            <text:p>0,00138489</text:p>
          </table:table-cell>
          <table:table-cell office:value-type="float" office:value="0.001344731" calcext:value-type="float">
            <text:p>0,001344731</text:p>
          </table:table-cell>
          <table:table-cell office:value-type="float" office:value="0.001206966" calcext:value-type="float">
            <text:p>0,001206966</text:p>
          </table:table-cell>
          <table:table-cell office:value-type="float" office:value="0.001255948" calcext:value-type="float">
            <text:p>0,001255948</text:p>
          </table:table-cell>
          <table:table-cell office:value-type="float" office:value="0.001123609" calcext:value-type="float">
            <text:p>0,001123609</text:p>
          </table:table-cell>
          <table:table-cell office:value-type="float" office:value="0.001053974" calcext:value-type="float">
            <text:p>0,001053974</text:p>
          </table:table-cell>
          <table:table-cell office:value-type="float" office:value="0.001077864" calcext:value-type="float">
            <text:p>0,001077864</text:p>
          </table:table-cell>
          <table:table-cell office:value-type="float" office:value="0.001176852" calcext:value-type="float">
            <text:p>0,001176852</text:p>
          </table:table-cell>
          <table:table-cell office:value-type="float" office:value="0.001335005" calcext:value-type="float">
            <text:p>0,001335005</text:p>
          </table:table-cell>
          <table:table-cell/>
          <table:table-cell table:formula="of:=TRIMMEAN([.B12:.K12];0.2)" office:value-type="float" office:value="0.001238233125" calcext:value-type="float">
            <text:p>0,0012382331</text:p>
          </table:table-cell>
        </table:table-row>
        <table:table-row table:style-name="ro1">
          <table:table-cell office:value-type="string" calcext:value-type="string">
            <text:p>SELECT * FROM dados WHERE uf = 'MT' AND periodo = '2015-12-01' AND valor = 35 AND nis_favorecido = 00016547494560</text:p>
          </table:table-cell>
          <table:table-cell office:value-type="float" office:value="0.002213432" calcext:value-type="float">
            <text:p>0,002213432</text:p>
          </table:table-cell>
          <table:table-cell office:value-type="float" office:value="0.001419144" calcext:value-type="float">
            <text:p>0,001419144</text:p>
          </table:table-cell>
          <table:table-cell office:value-type="float" office:value="0.001314314" calcext:value-type="float">
            <text:p>0,001314314</text:p>
          </table:table-cell>
          <table:table-cell office:value-type="float" office:value="0.001139064" calcext:value-type="float">
            <text:p>0,001139064</text:p>
          </table:table-cell>
          <table:table-cell office:value-type="float" office:value="0.001331859" calcext:value-type="float">
            <text:p>0,001331859</text:p>
          </table:table-cell>
          <table:table-cell office:value-type="float" office:value="0.002048618" calcext:value-type="float">
            <text:p>0,002048618</text:p>
          </table:table-cell>
          <table:table-cell office:value-type="float" office:value="0.001133099" calcext:value-type="float">
            <text:p>0,001133099</text:p>
          </table:table-cell>
          <table:table-cell office:value-type="float" office:value="0.001088592" calcext:value-type="float">
            <text:p>0,001088592</text:p>
          </table:table-cell>
          <table:table-cell office:value-type="float" office:value="0.001197895" calcext:value-type="float">
            <text:p>0,001197895</text:p>
          </table:table-cell>
          <table:table-cell office:value-type="float" office:value="0.001381125" calcext:value-type="float">
            <text:p>0,001381125</text:p>
          </table:table-cell>
          <table:table-cell/>
          <table:table-cell table:formula="of:=TRIMMEAN([.B13:.K13];0.2)" office:value-type="float" office:value="0.00137063975" calcext:value-type="float">
            <text:p>0,0013706398</text:p>
          </table:table-cell>
        </table:table-row>
        <table:table-row table:style-name="ro1">
          <table:table-cell office:value-type="string" calcext:value-type="string">
            <text:p>SELECT * FROM dados WHERE uf = 'RS' AND periodo = '2016-01-01' AND valor = 77 AND nis_favorecido = 00016540177012</text:p>
          </table:table-cell>
          <table:table-cell office:value-type="float" office:value="0.001403608" calcext:value-type="float">
            <text:p>0,001403608</text:p>
          </table:table-cell>
          <table:table-cell table:style-name="ce2" office:value-type="float" office:value="0.000867713" calcext:value-type="float">
            <text:p>8,68E-004</text:p>
          </table:table-cell>
          <table:table-cell table:style-name="ce2" office:value-type="float" office:value="0.000676176" calcext:value-type="float">
            <text:p>6,76E-004</text:p>
          </table:table-cell>
          <table:table-cell table:style-name="ce2" office:value-type="float" office:value="0.000666061" calcext:value-type="float">
            <text:p>6,66E-004</text:p>
          </table:table-cell>
          <table:table-cell office:value-type="float" office:value="0.001191168" calcext:value-type="float">
            <text:p>0,001191168</text:p>
          </table:table-cell>
          <table:table-cell table:style-name="ce2" office:value-type="float" office:value="0.000592354" calcext:value-type="float">
            <text:p>5,92E-004</text:p>
          </table:table-cell>
          <table:table-cell table:style-name="ce2" office:value-type="float" office:value="0.000451379" calcext:value-type="float">
            <text:p>4,51E-004</text:p>
          </table:table-cell>
          <table:table-cell table:style-name="ce2" office:value-type="float" office:value="0.000465608" calcext:value-type="float">
            <text:p>4,66E-004</text:p>
          </table:table-cell>
          <table:table-cell table:style-name="ce2" office:value-type="float" office:value="0.000514015" calcext:value-type="float">
            <text:p>5,14E-004</text:p>
          </table:table-cell>
          <table:table-cell table:style-name="ce2" office:value-type="float" office:value="0.000670599" calcext:value-type="float">
            <text:p>6,71E-004</text:p>
          </table:table-cell>
          <table:table-cell/>
          <table:table-cell table:formula="of:=TRIMMEAN([.B14:.K14];0.2)" office:value-type="float" office:value="0.00070546175" calcext:value-type="float">
            <text:p>0,0007054618</text:p>
          </table:table-cell>
        </table:table-row>
        <table:table-row table:style-name="ro1">
          <table:table-cell office:value-type="string" calcext:value-type="string">
            <text:p>SELECT * FROM dados WHERE uf = 'BA' AND periodo = '2016-02-01' AND valor = 155 AND nis_favorecido = 00016457367888</text:p>
          </table:table-cell>
          <table:table-cell office:value-type="float" office:value="0.002740382" calcext:value-type="float">
            <text:p>0,002740382</text:p>
          </table:table-cell>
          <table:table-cell office:value-type="float" office:value="0.00146388" calcext:value-type="float">
            <text:p>0,00146388</text:p>
          </table:table-cell>
          <table:table-cell office:value-type="float" office:value="0.001216447" calcext:value-type="float">
            <text:p>0,001216447</text:p>
          </table:table-cell>
          <table:table-cell office:value-type="float" office:value="0.001203833" calcext:value-type="float">
            <text:p>0,001203833</text:p>
          </table:table-cell>
          <table:table-cell office:value-type="float" office:value="0.001317402" calcext:value-type="float">
            <text:p>0,001317402</text:p>
          </table:table-cell>
          <table:table-cell office:value-type="float" office:value="0.001108594" calcext:value-type="float">
            <text:p>0,001108594</text:p>
          </table:table-cell>
          <table:table-cell office:value-type="float" office:value="0.001127363" calcext:value-type="float">
            <text:p>0,001127363</text:p>
          </table:table-cell>
          <table:table-cell office:value-type="float" office:value="0.001118953" calcext:value-type="float">
            <text:p>0,001118953</text:p>
          </table:table-cell>
          <table:table-cell office:value-type="float" office:value="0.001037571" calcext:value-type="float">
            <text:p>0,001037571</text:p>
          </table:table-cell>
          <table:table-cell office:value-type="float" office:value="0.001218891" calcext:value-type="float">
            <text:p>0,001218891</text:p>
          </table:table-cell>
          <table:table-cell/>
          <table:table-cell table:formula="of:=TRIMMEAN([.B15:.K15];0.2)" office:value-type="float" office:value="0.001221920375" calcext:value-type="float">
            <text:p>0,0012219204</text:p>
          </table:table-cell>
        </table:table-row>
        <table:table-row table:style-name="ro1">
          <table:table-cell office:value-type="string" calcext:value-type="string">
            <text:p>SELECT * FROM dados WHERE uf = 'SP' AND periodo = '2016-03-01' AND valor = 147 AND nis_favorecido = 00021208322062</text:p>
          </table:table-cell>
          <table:table-cell office:value-type="float" office:value="0.005532525" calcext:value-type="float">
            <text:p>0,005532525</text:p>
          </table:table-cell>
          <table:table-cell office:value-type="float" office:value="0.001385549" calcext:value-type="float">
            <text:p>0,001385549</text:p>
          </table:table-cell>
          <table:table-cell office:value-type="float" office:value="0.001311091" calcext:value-type="float">
            <text:p>0,001311091</text:p>
          </table:table-cell>
          <table:table-cell office:value-type="float" office:value="0.00124775" calcext:value-type="float">
            <text:p>0,00124775</text:p>
          </table:table-cell>
          <table:table-cell office:value-type="float" office:value="0.001271194" calcext:value-type="float">
            <text:p>0,001271194</text:p>
          </table:table-cell>
          <table:table-cell office:value-type="float" office:value="0.001148156" calcext:value-type="float">
            <text:p>0,001148156</text:p>
          </table:table-cell>
          <table:table-cell office:value-type="float" office:value="0.001059573" calcext:value-type="float">
            <text:p>0,001059573</text:p>
          </table:table-cell>
          <table:table-cell office:value-type="float" office:value="0.001119169" calcext:value-type="float">
            <text:p>0,001119169</text:p>
          </table:table-cell>
          <table:table-cell table:style-name="ce2" office:value-type="float" office:value="0.000995753" calcext:value-type="float">
            <text:p>9,96E-004</text:p>
          </table:table-cell>
          <table:table-cell office:value-type="float" office:value="0.001279609" calcext:value-type="float">
            <text:p>0,001279609</text:p>
          </table:table-cell>
          <table:table-cell/>
          <table:table-cell table:formula="of:=TRIMMEAN([.B16:.K16];0.2)" office:value-type="float" office:value="0.001227761375" calcext:value-type="float">
            <text:p>0,0012277614</text:p>
          </table:table-cell>
        </table:table-row>
        <table:table-row table:style-name="ro1">
          <table:table-cell office:value-type="string" calcext:value-type="string">
            <text:p>SELECT * FROM dados WHERE uf = 'MG' AND periodo = '2016-05-01' AND valor = 156 AND nis_favorecido = 00020407769654</text:p>
          </table:table-cell>
          <table:table-cell office:value-type="float" office:value="0.002116888" calcext:value-type="float">
            <text:p>0,002116888</text:p>
          </table:table-cell>
          <table:table-cell office:value-type="float" office:value="0.001434601" calcext:value-type="float">
            <text:p>0,001434601</text:p>
          </table:table-cell>
          <table:table-cell office:value-type="float" office:value="0.001586031" calcext:value-type="float">
            <text:p>0,001586031</text:p>
          </table:table-cell>
          <table:table-cell office:value-type="float" office:value="0.001560002" calcext:value-type="float">
            <text:p>0,001560002</text:p>
          </table:table-cell>
          <table:table-cell office:value-type="float" office:value="0.001613672" calcext:value-type="float">
            <text:p>0,001613672</text:p>
          </table:table-cell>
          <table:table-cell office:value-type="float" office:value="0.001510485" calcext:value-type="float">
            <text:p>0,001510485</text:p>
          </table:table-cell>
          <table:table-cell office:value-type="float" office:value="0.001597256" calcext:value-type="float">
            <text:p>0,001597256</text:p>
          </table:table-cell>
          <table:table-cell office:value-type="float" office:value="0.001117578" calcext:value-type="float">
            <text:p>0,001117578</text:p>
          </table:table-cell>
          <table:table-cell office:value-type="float" office:value="0.001576074" calcext:value-type="float">
            <text:p>0,001576074</text:p>
          </table:table-cell>
          <table:table-cell office:value-type="float" office:value="0.001375903" calcext:value-type="float">
            <text:p>0,001375903</text:p>
          </table:table-cell>
          <table:table-cell/>
          <table:table-cell table:formula="of:=TRIMMEAN([.B17:.K17];0.2)" office:value-type="float" office:value="0.001531753" calcext:value-type="float">
            <text:p>0,001531753</text:p>
          </table:table-cell>
        </table:table-row>
        <table:table-row table:style-name="ro1">
          <table:table-cell office:value-type="string" calcext:value-type="string">
            <text:p>SELECT * FROM dados WHERE uf = 'AL' AND periodo = '2016-06-01' AND valor = 77 AND nis_favorecido = 00017044198056</text:p>
          </table:table-cell>
          <table:table-cell office:value-type="float" office:value="0.00191516" calcext:value-type="float">
            <text:p>0,00191516</text:p>
          </table:table-cell>
          <table:table-cell office:value-type="float" office:value="0.001402654" calcext:value-type="float">
            <text:p>0,001402654</text:p>
          </table:table-cell>
          <table:table-cell office:value-type="float" office:value="0.001458054" calcext:value-type="float">
            <text:p>0,001458054</text:p>
          </table:table-cell>
          <table:table-cell office:value-type="float" office:value="0.007233384" calcext:value-type="float">
            <text:p>0,007233384</text:p>
          </table:table-cell>
          <table:table-cell office:value-type="float" office:value="0.001571259" calcext:value-type="float">
            <text:p>0,001571259</text:p>
          </table:table-cell>
          <table:table-cell office:value-type="float" office:value="0.001543129" calcext:value-type="float">
            <text:p>0,001543129</text:p>
          </table:table-cell>
          <table:table-cell office:value-type="float" office:value="0.001102355" calcext:value-type="float">
            <text:p>0,001102355</text:p>
          </table:table-cell>
          <table:table-cell office:value-type="float" office:value="0.001112244" calcext:value-type="float">
            <text:p>0,001112244</text:p>
          </table:table-cell>
          <table:table-cell office:value-type="float" office:value="0.001092" calcext:value-type="float">
            <text:p>0,001092</text:p>
          </table:table-cell>
          <table:table-cell office:value-type="float" office:value="0.001348611" calcext:value-type="float">
            <text:p>0,001348611</text:p>
          </table:table-cell>
          <table:table-cell/>
          <table:table-cell table:formula="of:=TRIMMEAN([.B18:.K18];0.2)" office:value-type="float" office:value="0.00143168325" calcext:value-type="float">
            <text:p>0,0014316833</text:p>
          </table:table-cell>
        </table:table-row>
        <table:table-row table:style-name="ro1">
          <table:table-cell office:value-type="string" calcext:value-type="string">
            <text:p>SELECT * FROM dados WHERE uf = 'RS' AND periodo = '2015-06-01' AND valor = 77 AND nis_favorecido = 00016435129143</text:p>
          </table:table-cell>
          <table:table-cell office:value-type="float" office:value="0.003289713" calcext:value-type="float">
            <text:p>0,003289713</text:p>
          </table:table-cell>
          <table:table-cell office:value-type="float" office:value="0.013041056" calcext:value-type="float">
            <text:p>0,013041056</text:p>
          </table:table-cell>
          <table:table-cell office:value-type="float" office:value="0.00106023" calcext:value-type="float">
            <text:p>0,00106023</text:p>
          </table:table-cell>
          <table:table-cell office:value-type="float" office:value="0.001229426" calcext:value-type="float">
            <text:p>0,001229426</text:p>
          </table:table-cell>
          <table:table-cell office:value-type="float" office:value="0.006013652" calcext:value-type="float">
            <text:p>0,006013652</text:p>
          </table:table-cell>
          <table:table-cell table:style-name="ce2" office:value-type="float" office:value="0.000984832" calcext:value-type="float">
            <text:p>9,85E-004</text:p>
          </table:table-cell>
          <table:table-cell table:style-name="ce2" office:value-type="float" office:value="0.00079785" calcext:value-type="float">
            <text:p>7,98E-004</text:p>
          </table:table-cell>
          <table:table-cell table:style-name="ce2" office:value-type="float" office:value="0.000935901" calcext:value-type="float">
            <text:p>9,36E-004</text:p>
          </table:table-cell>
          <table:table-cell table:style-name="ce2" office:value-type="float" office:value="0.000898991" calcext:value-type="float">
            <text:p>8,99E-004</text:p>
          </table:table-cell>
          <table:table-cell table:style-name="ce2" office:value-type="float" office:value="0.000822782" calcext:value-type="float">
            <text:p>8,23E-004</text:p>
          </table:table-cell>
          <table:table-cell/>
          <table:table-cell table:formula="of:=TRIMMEAN([.B19:.K19];0.2)" office:value-type="float" office:value="0.001904440875" calcext:value-type="float">
            <text:p>0,0019044409</text:p>
          </table:table-cell>
        </table:table-row>
        <table:table-row table:style-name="ro1">
          <table:table-cell office:value-type="string" calcext:value-type="string">
            <text:p>SELECT * FROM dados WHERE uf = 'RN' AND periodo = '2015-05-01' AND valor = 217 AND nis_favorecido = 00020314831619</text:p>
          </table:table-cell>
          <table:table-cell office:value-type="float" office:value="0.006793155" calcext:value-type="float">
            <text:p>0,006793155</text:p>
          </table:table-cell>
          <table:table-cell office:value-type="float" office:value="0.00236996" calcext:value-type="float">
            <text:p>0,00236996</text:p>
          </table:table-cell>
          <table:table-cell office:value-type="float" office:value="0.002070217" calcext:value-type="float">
            <text:p>0,002070217</text:p>
          </table:table-cell>
          <table:table-cell office:value-type="float" office:value="0.002555262" calcext:value-type="float">
            <text:p>0,002555262</text:p>
          </table:table-cell>
          <table:table-cell office:value-type="float" office:value="0.002276541" calcext:value-type="float">
            <text:p>0,002276541</text:p>
          </table:table-cell>
          <table:table-cell office:value-type="float" office:value="0.001750995" calcext:value-type="float">
            <text:p>0,001750995</text:p>
          </table:table-cell>
          <table:table-cell office:value-type="float" office:value="0.001831845" calcext:value-type="float">
            <text:p>0,001831845</text:p>
          </table:table-cell>
          <table:table-cell office:value-type="float" office:value="0.001639963" calcext:value-type="float">
            <text:p>0,001639963</text:p>
          </table:table-cell>
          <table:table-cell office:value-type="float" office:value="0.001839145" calcext:value-type="float">
            <text:p>0,001839145</text:p>
          </table:table-cell>
          <table:table-cell office:value-type="float" office:value="0.001633836" calcext:value-type="float">
            <text:p>0,001633836</text:p>
          </table:table-cell>
          <table:table-cell/>
          <table:table-cell table:formula="of:=TRIMMEAN([.B20:.K20];0.2)" office:value-type="float" office:value="0.002041741" calcext:value-type="float">
            <text:p>0,002041741</text:p>
          </table:table-cell>
        </table:table-row>
        <table:table-row table:style-name="ro1">
          <table:table-cell office:value-type="string" calcext:value-type="string">
            <text:p>SELECT * FROM dados WHERE uf = 'CE' AND periodo = '2015-04-01' AND valor = 343 AND nis_favorecido = 00021243238536</text:p>
          </table:table-cell>
          <table:table-cell office:value-type="float" office:value="0.014486303" calcext:value-type="float">
            <text:p>0,014486303</text:p>
          </table:table-cell>
          <table:table-cell office:value-type="float" office:value="0.002124685" calcext:value-type="float">
            <text:p>0,002124685</text:p>
          </table:table-cell>
          <table:table-cell office:value-type="float" office:value="0.001910735" calcext:value-type="float">
            <text:p>0,001910735</text:p>
          </table:table-cell>
          <table:table-cell office:value-type="float" office:value="0.006247114" calcext:value-type="float">
            <text:p>0,006247114</text:p>
          </table:table-cell>
          <table:table-cell office:value-type="float" office:value="0.001828885" calcext:value-type="float">
            <text:p>0,001828885</text:p>
          </table:table-cell>
          <table:table-cell office:value-type="float" office:value="0.002663991" calcext:value-type="float">
            <text:p>0,002663991</text:p>
          </table:table-cell>
          <table:table-cell office:value-type="float" office:value="0.001707021" calcext:value-type="float">
            <text:p>0,001707021</text:p>
          </table:table-cell>
          <table:table-cell office:value-type="float" office:value="0.001524054" calcext:value-type="float">
            <text:p>0,001524054</text:p>
          </table:table-cell>
          <table:table-cell office:value-type="float" office:value="0.001600922" calcext:value-type="float">
            <text:p>0,001600922</text:p>
          </table:table-cell>
          <table:table-cell office:value-type="float" office:value="0.001739106" calcext:value-type="float">
            <text:p>0,001739106</text:p>
          </table:table-cell>
          <table:table-cell/>
          <table:table-cell table:formula="of:=TRIMMEAN([.B21:.K21];0.2)" office:value-type="float" office:value="0.002477807375" calcext:value-type="float">
            <text:p>0,0024778074</text:p>
          </table:table-cell>
        </table:table-row>
        <table:table-row table:style-name="ro1">
          <table:table-cell office:value-type="string" calcext:value-type="string">
            <text:p>SELECT * FROM dados WHERE uf = 'SP' AND periodo = '2015-03-01' AND valor = 233 AND nis_favorecido = 00016138224362</text:p>
          </table:table-cell>
          <table:table-cell office:value-type="float" office:value="0.012481458" calcext:value-type="float">
            <text:p>0,012481458</text:p>
          </table:table-cell>
          <table:table-cell office:value-type="float" office:value="0.002557469" calcext:value-type="float">
            <text:p>0,002557469</text:p>
          </table:table-cell>
          <table:table-cell office:value-type="float" office:value="0.002591918" calcext:value-type="float">
            <text:p>0,002591918</text:p>
          </table:table-cell>
          <table:table-cell office:value-type="float" office:value="0.002240085" calcext:value-type="float">
            <text:p>0,002240085</text:p>
          </table:table-cell>
          <table:table-cell office:value-type="float" office:value="0.001819315" calcext:value-type="float">
            <text:p>0,001819315</text:p>
          </table:table-cell>
          <table:table-cell office:value-type="float" office:value="0.002680507" calcext:value-type="float">
            <text:p>0,002680507</text:p>
          </table:table-cell>
          <table:table-cell office:value-type="float" office:value="0.001979657" calcext:value-type="float">
            <text:p>0,001979657</text:p>
          </table:table-cell>
          <table:table-cell office:value-type="float" office:value="0.001473202" calcext:value-type="float">
            <text:p>0,001473202</text:p>
          </table:table-cell>
          <table:table-cell office:value-type="float" office:value="0.00172206" calcext:value-type="float">
            <text:p>0,00172206</text:p>
          </table:table-cell>
          <table:table-cell office:value-type="float" office:value="0.001642298" calcext:value-type="float">
            <text:p>0,001642298</text:p>
          </table:table-cell>
          <table:table-cell/>
          <table:table-cell table:formula="of:=TRIMMEAN([.B22:.K22];0.2)" office:value-type="float" office:value="0.002154163625" calcext:value-type="float">
            <text:p>0,0021541636</text:p>
          </table:table-cell>
        </table:table-row>
        <table:table-row table:style-name="ro1">
          <table:table-cell office:value-type="string" calcext:value-type="string">
            <text:p>SELECT * FROM dados WHERE uf = 'GO' AND periodo = '2015-02-01' AND valor = 189 AND nis_favorecido = 00016198271804</text:p>
          </table:table-cell>
          <table:table-cell office:value-type="float" office:value="0.006996138" calcext:value-type="float">
            <text:p>0,006996138</text:p>
          </table:table-cell>
          <table:table-cell office:value-type="float" office:value="0.002986549" calcext:value-type="float">
            <text:p>0,002986549</text:p>
          </table:table-cell>
          <table:table-cell office:value-type="float" office:value="0.003787117" calcext:value-type="float">
            <text:p>0,003787117</text:p>
          </table:table-cell>
          <table:table-cell office:value-type="float" office:value="0.004720676" calcext:value-type="float">
            <text:p>0,004720676</text:p>
          </table:table-cell>
          <table:table-cell office:value-type="float" office:value="0.003358619" calcext:value-type="float">
            <text:p>0,003358619</text:p>
          </table:table-cell>
          <table:table-cell office:value-type="float" office:value="0.003727736" calcext:value-type="float">
            <text:p>0,003727736</text:p>
          </table:table-cell>
          <table:table-cell office:value-type="float" office:value="0.003048244" calcext:value-type="float">
            <text:p>0,003048244</text:p>
          </table:table-cell>
          <table:table-cell office:value-type="float" office:value="0.002178055" calcext:value-type="float">
            <text:p>0,002178055</text:p>
          </table:table-cell>
          <table:table-cell office:value-type="float" office:value="0.001902189" calcext:value-type="float">
            <text:p>0,001902189</text:p>
          </table:table-cell>
          <table:table-cell office:value-type="float" office:value="0.003153944" calcext:value-type="float">
            <text:p>0,003153944</text:p>
          </table:table-cell>
          <table:table-cell/>
          <table:table-cell table:formula="of:=TRIMMEAN([.B23:.K23];0.2)" office:value-type="float" office:value="0.0033701175" calcext:value-type="float">
            <text:p>0,0033701175</text:p>
          </table:table-cell>
        </table:table-row>
        <table:table-row table:style-name="ro1">
          <table:table-cell office:value-type="string" calcext:value-type="string">
            <text:p>SELECT * FROM dados WHERE uf = 'MG' AND periodo = '2015-01-01' AND valor = 147 AND nis_favorecido = 00016429573738</text:p>
          </table:table-cell>
          <table:table-cell office:value-type="float" office:value="0.006970057" calcext:value-type="float">
            <text:p>0,006970057</text:p>
          </table:table-cell>
          <table:table-cell office:value-type="float" office:value="0.002560107" calcext:value-type="float">
            <text:p>0,002560107</text:p>
          </table:table-cell>
          <table:table-cell office:value-type="float" office:value="0.004512132" calcext:value-type="float">
            <text:p>0,004512132</text:p>
          </table:table-cell>
          <table:table-cell office:value-type="float" office:value="0.004620777" calcext:value-type="float">
            <text:p>0,004620777</text:p>
          </table:table-cell>
          <table:table-cell office:value-type="float" office:value="0.003782968" calcext:value-type="float">
            <text:p>0,003782968</text:p>
          </table:table-cell>
          <table:table-cell office:value-type="float" office:value="0.00381377" calcext:value-type="float">
            <text:p>0,00381377</text:p>
          </table:table-cell>
          <table:table-cell office:value-type="float" office:value="0.003327158" calcext:value-type="float">
            <text:p>0,003327158</text:p>
          </table:table-cell>
          <table:table-cell office:value-type="float" office:value="0.002510941" calcext:value-type="float">
            <text:p>0,002510941</text:p>
          </table:table-cell>
          <table:table-cell office:value-type="float" office:value="0.002282132" calcext:value-type="float">
            <text:p>0,002282132</text:p>
          </table:table-cell>
          <table:table-cell office:value-type="float" office:value="0.00401136" calcext:value-type="float">
            <text:p>0,00401136</text:p>
          </table:table-cell>
          <table:table-cell/>
          <table:table-cell table:formula="of:=TRIMMEAN([.B24:.K24];0.2)" office:value-type="float" office:value="0.003642401625" calcext:value-type="float">
            <text:p>0,0036424016</text:p>
          </table:table-cell>
        </table:table-row>
        <table:table-row table:style-name="ro1">
          <table:table-cell office:value-type="string" calcext:value-type="string">
            <text:p>SELECT * FROM dados WHERE uf = 'BA' AND periodo = '2014-12-01' AND valor = 77 AND nis_favorecido = 00016348185436</text:p>
          </table:table-cell>
          <table:table-cell office:value-type="float" office:value="0.004414333" calcext:value-type="float">
            <text:p>0,004414333</text:p>
          </table:table-cell>
          <table:table-cell office:value-type="float" office:value="0.001877536" calcext:value-type="float">
            <text:p>0,001877536</text:p>
          </table:table-cell>
          <table:table-cell office:value-type="float" office:value="0.00212314" calcext:value-type="float">
            <text:p>0,00212314</text:p>
          </table:table-cell>
          <table:table-cell office:value-type="float" office:value="0.001883535" calcext:value-type="float">
            <text:p>0,001883535</text:p>
          </table:table-cell>
          <table:table-cell office:value-type="float" office:value="0.001698554" calcext:value-type="float">
            <text:p>0,001698554</text:p>
          </table:table-cell>
          <table:table-cell office:value-type="float" office:value="0.001828628" calcext:value-type="float">
            <text:p>0,001828628</text:p>
          </table:table-cell>
          <table:table-cell office:value-type="float" office:value="0.001869763" calcext:value-type="float">
            <text:p>0,001869763</text:p>
          </table:table-cell>
          <table:table-cell office:value-type="float" office:value="0.001535523" calcext:value-type="float">
            <text:p>0,001535523</text:p>
          </table:table-cell>
          <table:table-cell office:value-type="float" office:value="0.001795576" calcext:value-type="float">
            <text:p>0,001795576</text:p>
          </table:table-cell>
          <table:table-cell office:value-type="float" office:value="0.001578032" calcext:value-type="float">
            <text:p>0,001578032</text:p>
          </table:table-cell>
          <table:table-cell/>
          <table:table-cell table:formula="of:=TRIMMEAN([.B25:.K25];0.2)" office:value-type="float" office:value="0.0018318455" calcext:value-type="float">
            <text:p>0,0018318455</text:p>
          </table:table-cell>
        </table:table-row>
        <table:table-row table:style-name="ro1">
          <table:table-cell office:value-type="string" calcext:value-type="string">
            <text:p>SELECT * FROM dados WHERE uf = 'PB' AND periodo = '2014-11-01' AND valor = 301 AND nis_favorecido = 00012190556491</text:p>
          </table:table-cell>
          <table:table-cell office:value-type="float" office:value="0.006915959" calcext:value-type="float">
            <text:p>0,006915959</text:p>
          </table:table-cell>
          <table:table-cell office:value-type="float" office:value="0.001551948" calcext:value-type="float">
            <text:p>0,001551948</text:p>
          </table:table-cell>
          <table:table-cell office:value-type="float" office:value="0.001292361" calcext:value-type="float">
            <text:p>0,001292361</text:p>
          </table:table-cell>
          <table:table-cell office:value-type="float" office:value="0.002433109" calcext:value-type="float">
            <text:p>0,002433109</text:p>
          </table:table-cell>
          <table:table-cell office:value-type="float" office:value="0.001102099" calcext:value-type="float">
            <text:p>0,001102099</text:p>
          </table:table-cell>
          <table:table-cell office:value-type="float" office:value="0.001260876" calcext:value-type="float">
            <text:p>0,001260876</text:p>
          </table:table-cell>
          <table:table-cell office:value-type="float" office:value="0.001081798" calcext:value-type="float">
            <text:p>0,001081798</text:p>
          </table:table-cell>
          <table:table-cell office:value-type="float" office:value="0.001012123" calcext:value-type="float">
            <text:p>0,001012123</text:p>
          </table:table-cell>
          <table:table-cell table:style-name="ce2" office:value-type="float" office:value="0.000995929" calcext:value-type="float">
            <text:p>9,96E-004</text:p>
          </table:table-cell>
          <table:table-cell office:value-type="float" office:value="0.001018082" calcext:value-type="float">
            <text:p>0,001018082</text:p>
          </table:table-cell>
          <table:table-cell/>
          <table:table-cell table:formula="of:=TRIMMEAN([.B26:.K26];0.2)" office:value-type="float" office:value="0.0013440495" calcext:value-type="float">
            <text:p>0,0013440495</text:p>
          </table:table-cell>
        </table:table-row>
        <table:table-row table:style-name="ro1">
          <table:table-cell office:value-type="string" calcext:value-type="string">
            <text:p>SELECT * FROM dados WHERE uf = 'AL' AND periodo = '2014-10-01' AND valor = 497 AND nis_favorecido = 00016075811886</text:p>
          </table:table-cell>
          <table:table-cell office:value-type="float" office:value="0.007480995" calcext:value-type="float">
            <text:p>0,007480995</text:p>
          </table:table-cell>
          <table:table-cell office:value-type="float" office:value="0.002195157" calcext:value-type="float">
            <text:p>0,002195157</text:p>
          </table:table-cell>
          <table:table-cell office:value-type="float" office:value="0.003234503" calcext:value-type="float">
            <text:p>0,003234503</text:p>
          </table:table-cell>
          <table:table-cell office:value-type="float" office:value="0.003104882" calcext:value-type="float">
            <text:p>0,003104882</text:p>
          </table:table-cell>
          <table:table-cell office:value-type="float" office:value="0.002693016" calcext:value-type="float">
            <text:p>0,002693016</text:p>
          </table:table-cell>
          <table:table-cell office:value-type="float" office:value="0.002951648" calcext:value-type="float">
            <text:p>0,002951648</text:p>
          </table:table-cell>
          <table:table-cell office:value-type="float" office:value="0.002425182" calcext:value-type="float">
            <text:p>0,002425182</text:p>
          </table:table-cell>
          <table:table-cell office:value-type="float" office:value="0.002084828" calcext:value-type="float">
            <text:p>0,002084828</text:p>
          </table:table-cell>
          <table:table-cell office:value-type="float" office:value="0.003214576" calcext:value-type="float">
            <text:p>0,003214576</text:p>
          </table:table-cell>
          <table:table-cell office:value-type="float" office:value="0.00284167" calcext:value-type="float">
            <text:p>0,00284167</text:p>
          </table:table-cell>
          <table:table-cell/>
          <table:table-cell table:formula="of:=TRIMMEAN([.B27:.K27];0.2)" office:value-type="float" office:value="0.00283257925" calcext:value-type="float">
            <text:p>0,0028325793</text:p>
          </table:table-cell>
        </table:table-row>
        <table:table-row table:style-name="ro1">
          <table:table-cell office:value-type="string" calcext:value-type="string">
            <text:p>SELECT * FROM dados WHERE uf = 'PE' AND periodo = '2014-09-01' AND valor = 112 AND nis_favorecido = 00020902816912</text:p>
          </table:table-cell>
          <table:table-cell office:value-type="float" office:value="0.01565997" calcext:value-type="float">
            <text:p>0,01565997</text:p>
          </table:table-cell>
          <table:table-cell office:value-type="float" office:value="0.007594149" calcext:value-type="float">
            <text:p>0,007594149</text:p>
          </table:table-cell>
          <table:table-cell office:value-type="float" office:value="0.005149694" calcext:value-type="float">
            <text:p>0,005149694</text:p>
          </table:table-cell>
          <table:table-cell office:value-type="float" office:value="0.003826647" calcext:value-type="float">
            <text:p>0,003826647</text:p>
          </table:table-cell>
          <table:table-cell office:value-type="float" office:value="0.003590059" calcext:value-type="float">
            <text:p>0,003590059</text:p>
          </table:table-cell>
          <table:table-cell office:value-type="float" office:value="0.003497194" calcext:value-type="float">
            <text:p>0,003497194</text:p>
          </table:table-cell>
          <table:table-cell office:value-type="float" office:value="0.002941081" calcext:value-type="float">
            <text:p>0,002941081</text:p>
          </table:table-cell>
          <table:table-cell office:value-type="float" office:value="0.002593416" calcext:value-type="float">
            <text:p>0,002593416</text:p>
          </table:table-cell>
          <table:table-cell office:value-type="float" office:value="0.005187377" calcext:value-type="float">
            <text:p>0,005187377</text:p>
          </table:table-cell>
          <table:table-cell office:value-type="float" office:value="0.003547385" calcext:value-type="float">
            <text:p>0,003547385</text:p>
          </table:table-cell>
          <table:table-cell/>
          <table:table-cell table:formula="of:=TRIMMEAN([.B28:.K28];0.2)" office:value-type="float" office:value="0.00441669825" calcext:value-type="float">
            <text:p>0,0044166983</text:p>
          </table:table-cell>
        </table:table-row>
        <table:table-row table:style-name="ro1">
          <table:table-cell office:value-type="string" calcext:value-type="string">
            <text:p>SELECT * FROM dados WHERE uf = 'PA' AND periodo = '2014-08-01' AND valor = 187 AND nis_favorecido = 00016099378449</text:p>
          </table:table-cell>
          <table:table-cell office:value-type="float" office:value="0.011235949" calcext:value-type="float">
            <text:p>0,011235949</text:p>
          </table:table-cell>
          <table:table-cell office:value-type="float" office:value="0.00239781" calcext:value-type="float">
            <text:p>0,00239781</text:p>
          </table:table-cell>
          <table:table-cell office:value-type="float" office:value="0.003666627" calcext:value-type="float">
            <text:p>0,003666627</text:p>
          </table:table-cell>
          <table:table-cell office:value-type="float" office:value="0.003586912" calcext:value-type="float">
            <text:p>0,003586912</text:p>
          </table:table-cell>
          <table:table-cell office:value-type="float" office:value="0.003266028" calcext:value-type="float">
            <text:p>0,003266028</text:p>
          </table:table-cell>
          <table:table-cell office:value-type="float" office:value="0.003028851" calcext:value-type="float">
            <text:p>0,003028851</text:p>
          </table:table-cell>
          <table:table-cell office:value-type="float" office:value="0.002541626" calcext:value-type="float">
            <text:p>0,002541626</text:p>
          </table:table-cell>
          <table:table-cell office:value-type="float" office:value="0.002266196" calcext:value-type="float">
            <text:p>0,002266196</text:p>
          </table:table-cell>
          <table:table-cell office:value-type="float" office:value="0.001790984" calcext:value-type="float">
            <text:p>0,001790984</text:p>
          </table:table-cell>
          <table:table-cell office:value-type="float" office:value="0.003041831" calcext:value-type="float">
            <text:p>0,003041831</text:p>
          </table:table-cell>
          <table:table-cell/>
          <table:table-cell table:formula="of:=TRIMMEAN([.B29:.K29];0.2)" office:value-type="float" office:value="0.002974485125" calcext:value-type="float">
            <text:p>0,0029744851</text:p>
          </table:table-cell>
        </table:table-row>
        <table:table-row table:style-name="ro1">
          <table:table-cell office:value-type="string" calcext:value-type="string">
            <text:p>SELECT * FROM dados WHERE uf = 'RJ' AND periodo = '2014-07-01' AND valor = 77 AND nis_favorecido = 00012192905213</text:p>
          </table:table-cell>
          <table:table-cell office:value-type="float" office:value="0.010809501" calcext:value-type="float">
            <text:p>0,010809501</text:p>
          </table:table-cell>
          <table:table-cell office:value-type="float" office:value="0.002226668" calcext:value-type="float">
            <text:p>0,002226668</text:p>
          </table:table-cell>
          <table:table-cell office:value-type="float" office:value="0.002021882" calcext:value-type="float">
            <text:p>0,002021882</text:p>
          </table:table-cell>
          <table:table-cell office:value-type="float" office:value="0.001788351" calcext:value-type="float">
            <text:p>0,001788351</text:p>
          </table:table-cell>
          <table:table-cell office:value-type="float" office:value="0.001824888" calcext:value-type="float">
            <text:p>0,001824888</text:p>
          </table:table-cell>
          <table:table-cell office:value-type="float" office:value="0.001793198" calcext:value-type="float">
            <text:p>0,001793198</text:p>
          </table:table-cell>
          <table:table-cell office:value-type="float" office:value="0.001930799" calcext:value-type="float">
            <text:p>0,001930799</text:p>
          </table:table-cell>
          <table:table-cell office:value-type="float" office:value="0.001707412" calcext:value-type="float">
            <text:p>0,001707412</text:p>
          </table:table-cell>
          <table:table-cell office:value-type="float" office:value="0.001859737" calcext:value-type="float">
            <text:p>0,001859737</text:p>
          </table:table-cell>
          <table:table-cell office:value-type="float" office:value="0.001842828" calcext:value-type="float">
            <text:p>0,001842828</text:p>
          </table:table-cell>
          <table:table-cell/>
          <table:table-cell table:formula="of:=TRIMMEAN([.B30:.K30];0.2)" office:value-type="float" office:value="0.001911043875" calcext:value-type="float">
            <text:p>0,0019110439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Soma Agregação</text:p>
          </table:table-cell>
          <table:table-cell table:formula="of:=SUM([.M2:.M7])" office:value-type="float" office:value="300.35250171825" calcext:value-type="float">
            <text:p>300,3525017183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Soma Busca</text:p>
          </table:table-cell>
          <table:table-cell table:formula="of:=SUM([.M9:.M30])" office:value-type="float" office:value="0.0463299655" calcext:value-type="float">
            <text:p>0,0463299655</text:p>
          </table:table-cell>
        </table:table-row>
      </table:table>
      <table:table table:name="6CM" table:style-name="ta1">
        <table:table-column table:style-name="co6" table:default-cell-style-name="Default"/>
        <table:table-column table:style-name="co2" table:number-columns-repeated="10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12"/>
          <table:table-cell office:value-type="string" calcext:value-type="string">
            <text:p>Média</text:p>
          </table:table-cell>
        </table:table-row>
        <table:table-row table:style-name="ro1">
          <table:table-cell office:value-type="string" calcext:value-type="string">
            <text:p>SELECT sum(valor) FROM dados WHERE uf='AC'</text:p>
          </table:table-cell>
          <table:table-cell office:value-type="float" office:value="14.013566677" calcext:value-type="float">
            <text:p>14,013566677</text:p>
          </table:table-cell>
          <table:table-cell office:value-type="float" office:value="14.012108828" calcext:value-type="float">
            <text:p>14,012108828</text:p>
          </table:table-cell>
          <table:table-cell office:value-type="float" office:value="14.144236377" calcext:value-type="float">
            <text:p>14,144236377</text:p>
          </table:table-cell>
          <table:table-cell office:value-type="float" office:value="14.917875405" calcext:value-type="float">
            <text:p>14,917875405</text:p>
          </table:table-cell>
          <table:table-cell office:value-type="float" office:value="14.384372235" calcext:value-type="float">
            <text:p>14,384372235</text:p>
          </table:table-cell>
          <table:table-cell office:value-type="float" office:value="14.931324302" calcext:value-type="float">
            <text:p>14,931324302</text:p>
          </table:table-cell>
          <table:table-cell office:value-type="float" office:value="14.289433553" calcext:value-type="float">
            <text:p>14,289433553</text:p>
          </table:table-cell>
          <table:table-cell office:value-type="float" office:value="14.27161019" calcext:value-type="float">
            <text:p>14,27161019</text:p>
          </table:table-cell>
          <table:table-cell office:value-type="float" office:value="14.952035327" calcext:value-type="float">
            <text:p>14,952035327</text:p>
          </table:table-cell>
          <table:table-cell office:value-type="float" office:value="14.964642114" calcext:value-type="float">
            <text:p>14,964642114</text:p>
          </table:table-cell>
          <table:table-cell/>
          <table:table-cell table:formula="of:=TRIMMEAN([.B2:.K2];0.2)" office:value-type="float" office:value="14.48805675825" calcext:value-type="float">
            <text:p>14,4880567583</text:p>
          </table:table-cell>
        </table:table-row>
        <table:table-row table:style-name="ro1">
          <table:table-cell office:value-type="string" calcext:value-type="string">
            <text:p>SELECT sum(valor) FROM dados WHERE uf='DF'</text:p>
          </table:table-cell>
          <table:table-cell office:value-type="float" office:value="12.038584981" calcext:value-type="float">
            <text:p>12,038584981</text:p>
          </table:table-cell>
          <table:table-cell office:value-type="float" office:value="11.828303485" calcext:value-type="float">
            <text:p>11,828303485</text:p>
          </table:table-cell>
          <table:table-cell office:value-type="float" office:value="12.625201235" calcext:value-type="float">
            <text:p>12,625201235</text:p>
          </table:table-cell>
          <table:table-cell office:value-type="float" office:value="12.819070384" calcext:value-type="float">
            <text:p>12,819070384</text:p>
          </table:table-cell>
          <table:table-cell office:value-type="float" office:value="12.14934062" calcext:value-type="float">
            <text:p>12,14934062</text:p>
          </table:table-cell>
          <table:table-cell office:value-type="float" office:value="12.178193008" calcext:value-type="float">
            <text:p>12,178193008</text:p>
          </table:table-cell>
          <table:table-cell office:value-type="float" office:value="12.203636976" calcext:value-type="float">
            <text:p>12,203636976</text:p>
          </table:table-cell>
          <table:table-cell office:value-type="float" office:value="12.837559985" calcext:value-type="float">
            <text:p>12,837559985</text:p>
          </table:table-cell>
          <table:table-cell office:value-type="float" office:value="12.670164496" calcext:value-type="float">
            <text:p>12,670164496</text:p>
          </table:table-cell>
          <table:table-cell office:value-type="float" office:value="12.368322941" calcext:value-type="float">
            <text:p>12,368322941</text:p>
          </table:table-cell>
          <table:table-cell/>
          <table:table-cell table:formula="of:=TRIMMEAN([.B3:.K3];0.2)" office:value-type="float" office:value="12.381564330125" calcext:value-type="float">
            <text:p>12,3815643301</text:p>
          </table:table-cell>
        </table:table-row>
        <table:table-row table:style-name="ro1">
          <table:table-cell office:value-type="string" calcext:value-type="string">
            <text:p>SELECT sum(valor) FROM dados WHERE uf='MG'</text:p>
          </table:table-cell>
          <table:table-cell office:value-type="float" office:value="77.316276113" calcext:value-type="float">
            <text:p>77,316276113</text:p>
          </table:table-cell>
          <table:table-cell office:value-type="float" office:value="73.140026954" calcext:value-type="float">
            <text:p>73,140026954</text:p>
          </table:table-cell>
          <table:table-cell office:value-type="float" office:value="83.500728991" calcext:value-type="float">
            <text:p>83,500728991</text:p>
          </table:table-cell>
          <table:table-cell office:value-type="float" office:value="83.078061003" calcext:value-type="float">
            <text:p>83,078061003</text:p>
          </table:table-cell>
          <table:table-cell office:value-type="float" office:value="82.899047836" calcext:value-type="float">
            <text:p>82,899047836</text:p>
          </table:table-cell>
          <table:table-cell office:value-type="float" office:value="82.706475601" calcext:value-type="float">
            <text:p>82,706475601</text:p>
          </table:table-cell>
          <table:table-cell office:value-type="float" office:value="82.861798577" calcext:value-type="float">
            <text:p>82,861798577</text:p>
          </table:table-cell>
          <table:table-cell office:value-type="float" office:value="82.804238198" calcext:value-type="float">
            <text:p>82,804238198</text:p>
          </table:table-cell>
          <table:table-cell office:value-type="float" office:value="82.735765111" calcext:value-type="float">
            <text:p>82,735765111</text:p>
          </table:table-cell>
          <table:table-cell office:value-type="float" office:value="82.907801477" calcext:value-type="float">
            <text:p>82,907801477</text:p>
          </table:table-cell>
          <table:table-cell/>
          <table:table-cell table:formula="of:=TRIMMEAN([.B4:.K4];0.2)" office:value-type="float" office:value="82.1636829895" calcext:value-type="float">
            <text:p>82,1636829895</text:p>
          </table:table-cell>
        </table:table-row>
        <table:table-row table:style-name="ro1">
          <table:table-cell office:value-type="string" calcext:value-type="string">
            <text:p>SELECT sum(valor) FROM dados WHERE uf='PB'</text:p>
          </table:table-cell>
          <table:table-cell office:value-type="float" office:value="98.419780424" calcext:value-type="float">
            <text:p>98,419780424</text:p>
          </table:table-cell>
          <table:table-cell office:value-type="float" office:value="96.917061849" calcext:value-type="float">
            <text:p>96,917061849</text:p>
          </table:table-cell>
          <table:table-cell office:value-type="float" office:value="99.725059561" calcext:value-type="float">
            <text:p>99,725059561</text:p>
          </table:table-cell>
          <table:table-cell office:value-type="float" office:value="99.909902243" calcext:value-type="float">
            <text:p>99,909902243</text:p>
          </table:table-cell>
          <table:table-cell office:value-type="float" office:value="99.475196154" calcext:value-type="float">
            <text:p>99,475196154</text:p>
          </table:table-cell>
          <table:table-cell office:value-type="float" office:value="96.939696239" calcext:value-type="float">
            <text:p>96,939696239</text:p>
          </table:table-cell>
          <table:table-cell office:value-type="float" office:value="98.074191292" calcext:value-type="float">
            <text:p>98,074191292</text:p>
          </table:table-cell>
          <table:table-cell office:value-type="float" office:value="100.365935364" calcext:value-type="float">
            <text:p>100,365935364</text:p>
          </table:table-cell>
          <table:table-cell office:value-type="float" office:value="99.014957091" calcext:value-type="float">
            <text:p>99,014957091</text:p>
          </table:table-cell>
          <table:table-cell office:value-type="float" office:value="99.28376025" calcext:value-type="float">
            <text:p>99,28376025</text:p>
          </table:table-cell>
          <table:table-cell/>
          <table:table-cell table:formula="of:=TRIMMEAN([.B5:.K5];0.2)" office:value-type="float" office:value="98.85531790675" calcext:value-type="float">
            <text:p>98,8553179068</text:p>
          </table:table-cell>
        </table:table-row>
        <table:table-row table:style-name="ro1">
          <table:table-cell office:value-type="string" calcext:value-type="string">
            <text:p>SELECT sum(valor) FROM dados WHERE uf='SC'</text:p>
          </table:table-cell>
          <table:table-cell office:value-type="float" office:value="23.573672944" calcext:value-type="float">
            <text:p>23,573672944</text:p>
          </table:table-cell>
          <table:table-cell office:value-type="float" office:value="25.520849628" calcext:value-type="float">
            <text:p>25,520849628</text:p>
          </table:table-cell>
          <table:table-cell office:value-type="float" office:value="24.424062901" calcext:value-type="float">
            <text:p>24,424062901</text:p>
          </table:table-cell>
          <table:table-cell office:value-type="float" office:value="25.191674542" calcext:value-type="float">
            <text:p>25,191674542</text:p>
          </table:table-cell>
          <table:table-cell office:value-type="float" office:value="25.93420974" calcext:value-type="float">
            <text:p>25,93420974</text:p>
          </table:table-cell>
          <table:table-cell office:value-type="float" office:value="25.048530354" calcext:value-type="float">
            <text:p>25,048530354</text:p>
          </table:table-cell>
          <table:table-cell office:value-type="float" office:value="25.166876959" calcext:value-type="float">
            <text:p>25,166876959</text:p>
          </table:table-cell>
          <table:table-cell office:value-type="float" office:value="25.557037871" calcext:value-type="float">
            <text:p>25,557037871</text:p>
          </table:table-cell>
          <table:table-cell office:value-type="float" office:value="24.751150361" calcext:value-type="float">
            <text:p>24,751150361</text:p>
          </table:table-cell>
          <table:table-cell office:value-type="float" office:value="24.929838826" calcext:value-type="float">
            <text:p>24,929838826</text:p>
          </table:table-cell>
          <table:table-cell/>
          <table:table-cell table:formula="of:=TRIMMEAN([.B6:.K6];0.2)" office:value-type="float" office:value="25.07375268025" calcext:value-type="float">
            <text:p>25,0737526803</text:p>
          </table:table-cell>
        </table:table-row>
        <table:table-row table:style-name="ro1">
          <table:table-cell office:value-type="string" calcext:value-type="string">
            <text:p>SELECT sum(valor) FROM dados WHERE uf='BA'</text:p>
          </table:table-cell>
          <table:table-cell office:value-type="float" office:value="324.008609013" calcext:value-type="float">
            <text:p>324,008609013</text:p>
          </table:table-cell>
          <table:table-cell office:value-type="float" office:value="337.282156337" calcext:value-type="float">
            <text:p>337,282156337</text:p>
          </table:table-cell>
          <table:table-cell office:value-type="float" office:value="337.749005902" calcext:value-type="float">
            <text:p>337,749005902</text:p>
          </table:table-cell>
          <table:table-cell office:value-type="float" office:value="333.806416588" calcext:value-type="float">
            <text:p>333,806416588</text:p>
          </table:table-cell>
          <table:table-cell office:value-type="float" office:value="336.087725523" calcext:value-type="float">
            <text:p>336,087725523</text:p>
          </table:table-cell>
          <table:table-cell office:value-type="float" office:value="334.411389585" calcext:value-type="float">
            <text:p>334,411389585</text:p>
          </table:table-cell>
          <table:table-cell office:value-type="float" office:value="335.040191715" calcext:value-type="float">
            <text:p>335,040191715</text:p>
          </table:table-cell>
          <table:table-cell office:value-type="float" office:value="339.160918756" calcext:value-type="float">
            <text:p>339,160918756</text:p>
          </table:table-cell>
          <table:table-cell office:value-type="float" office:value="337.639416353" calcext:value-type="float">
            <text:p>337,639416353</text:p>
          </table:table-cell>
          <table:table-cell office:value-type="float" office:value="336.749647279" calcext:value-type="float">
            <text:p>336,749647279</text:p>
          </table:table-cell>
          <table:table-cell/>
          <table:table-cell table:formula="of:=TRIMMEAN([.B7:.K7];0.2)" office:value-type="float" office:value="336.09574366025" calcext:value-type="float">
            <text:p>336,0957436603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ELECT * FROM dados WHERE uf = 'RN' AND periodo = '2015-07-01' AND valor = 77 AND nis_favorecido = 00020420391414</text:p>
          </table:table-cell>
          <table:table-cell office:value-type="float" office:value="0.043816503" calcext:value-type="float">
            <text:p>0,043816503</text:p>
          </table:table-cell>
          <table:table-cell office:value-type="float" office:value="0.004371238" calcext:value-type="float">
            <text:p>0,004371238</text:p>
          </table:table-cell>
          <table:table-cell office:value-type="float" office:value="0.003951423" calcext:value-type="float">
            <text:p>0,003951423</text:p>
          </table:table-cell>
          <table:table-cell office:value-type="float" office:value="0.004036664" calcext:value-type="float">
            <text:p>0,004036664</text:p>
          </table:table-cell>
          <table:table-cell office:value-type="float" office:value="0.00428525" calcext:value-type="float">
            <text:p>0,00428525</text:p>
          </table:table-cell>
          <table:table-cell office:value-type="float" office:value="0.003728962" calcext:value-type="float">
            <text:p>0,003728962</text:p>
          </table:table-cell>
          <table:table-cell office:value-type="float" office:value="0.003497119" calcext:value-type="float">
            <text:p>0,003497119</text:p>
          </table:table-cell>
          <table:table-cell office:value-type="float" office:value="0.003557448" calcext:value-type="float">
            <text:p>0,003557448</text:p>
          </table:table-cell>
          <table:table-cell office:value-type="float" office:value="0.004494722" calcext:value-type="float">
            <text:p>0,004494722</text:p>
          </table:table-cell>
          <table:table-cell office:value-type="float" office:value="0.003871438" calcext:value-type="float">
            <text:p>0,003871438</text:p>
          </table:table-cell>
          <table:table-cell/>
          <table:table-cell table:formula="of:=TRIMMEAN([.B9:.K9];0.2)" office:value-type="float" office:value="0.004037143125" calcext:value-type="float">
            <text:p>0,0040371431</text:p>
          </table:table-cell>
        </table:table-row>
        <table:table-row table:style-name="ro1">
          <table:table-cell office:value-type="string" calcext:value-type="string">
            <text:p>SELECT * FROM dados WHERE uf = 'PE' AND periodo = '2015-09-01' AND valor = 35 AND nis_favorecido = 00023698153404</text:p>
          </table:table-cell>
          <table:table-cell office:value-type="float" office:value="0.0506986" calcext:value-type="float">
            <text:p>0,0506986</text:p>
          </table:table-cell>
          <table:table-cell office:value-type="float" office:value="0.004366941" calcext:value-type="float">
            <text:p>0,004366941</text:p>
          </table:table-cell>
          <table:table-cell office:value-type="float" office:value="0.003772915" calcext:value-type="float">
            <text:p>0,003772915</text:p>
          </table:table-cell>
          <table:table-cell office:value-type="float" office:value="0.004242822" calcext:value-type="float">
            <text:p>0,004242822</text:p>
          </table:table-cell>
          <table:table-cell office:value-type="float" office:value="0.004421629" calcext:value-type="float">
            <text:p>0,004421629</text:p>
          </table:table-cell>
          <table:table-cell office:value-type="float" office:value="0.003989813" calcext:value-type="float">
            <text:p>0,003989813</text:p>
          </table:table-cell>
          <table:table-cell office:value-type="float" office:value="0.003661082" calcext:value-type="float">
            <text:p>0,003661082</text:p>
          </table:table-cell>
          <table:table-cell office:value-type="float" office:value="0.003701392" calcext:value-type="float">
            <text:p>0,003701392</text:p>
          </table:table-cell>
          <table:table-cell office:value-type="float" office:value="0.004517011" calcext:value-type="float">
            <text:p>0,004517011</text:p>
          </table:table-cell>
          <table:table-cell office:value-type="float" office:value="0.004101951" calcext:value-type="float">
            <text:p>0,004101951</text:p>
          </table:table-cell>
          <table:table-cell/>
          <table:table-cell table:formula="of:=TRIMMEAN([.B10:.K10];0.2)" office:value-type="float" office:value="0.00413930925" calcext:value-type="float">
            <text:p>0,0041393093</text:p>
          </table:table-cell>
        </table:table-row>
        <table:table-row table:style-name="ro1">
          <table:table-cell office:value-type="string" calcext:value-type="string">
            <text:p>SELECT * FROM dados WHERE uf = 'CE' AND periodo = '2015-10-01' AND valor = 112 AND nis_favorecido = 00020952340997</text:p>
          </table:table-cell>
          <table:table-cell office:value-type="float" office:value="0.013422137" calcext:value-type="float">
            <text:p>0,013422137</text:p>
          </table:table-cell>
          <table:table-cell office:value-type="float" office:value="0.003870387" calcext:value-type="float">
            <text:p>0,003870387</text:p>
          </table:table-cell>
          <table:table-cell office:value-type="float" office:value="0.00420566" calcext:value-type="float">
            <text:p>0,00420566</text:p>
          </table:table-cell>
          <table:table-cell office:value-type="float" office:value="0.004500471" calcext:value-type="float">
            <text:p>0,004500471</text:p>
          </table:table-cell>
          <table:table-cell office:value-type="float" office:value="0.005121008" calcext:value-type="float">
            <text:p>0,005121008</text:p>
          </table:table-cell>
          <table:table-cell office:value-type="float" office:value="0.002377753" calcext:value-type="float">
            <text:p>0,002377753</text:p>
          </table:table-cell>
          <table:table-cell office:value-type="float" office:value="0.004375536" calcext:value-type="float">
            <text:p>0,004375536</text:p>
          </table:table-cell>
          <table:table-cell office:value-type="float" office:value="0.003464633" calcext:value-type="float">
            <text:p>0,003464633</text:p>
          </table:table-cell>
          <table:table-cell office:value-type="float" office:value="0.003990651" calcext:value-type="float">
            <text:p>0,003990651</text:p>
          </table:table-cell>
          <table:table-cell office:value-type="float" office:value="0.004156576" calcext:value-type="float">
            <text:p>0,004156576</text:p>
          </table:table-cell>
          <table:table-cell/>
          <table:table-cell table:formula="of:=TRIMMEAN([.B11:.K11];0.2)" office:value-type="float" office:value="0.00421061525" calcext:value-type="float">
            <text:p>0,0042106153</text:p>
          </table:table-cell>
        </table:table-row>
        <table:table-row table:style-name="ro1">
          <table:table-cell office:value-type="string" calcext:value-type="string">
            <text:p>SELECT * FROM dados WHERE uf = 'RJ' AND periodo = '2015-11-01' AND valor = 79 AND nis_favorecido = 00010751866684</text:p>
          </table:table-cell>
          <table:table-cell office:value-type="float" office:value="0.040033325" calcext:value-type="float">
            <text:p>0,040033325</text:p>
          </table:table-cell>
          <table:table-cell office:value-type="float" office:value="0.004221988" calcext:value-type="float">
            <text:p>0,004221988</text:p>
          </table:table-cell>
          <table:table-cell office:value-type="float" office:value="0.003927301" calcext:value-type="float">
            <text:p>0,003927301</text:p>
          </table:table-cell>
          <table:table-cell office:value-type="float" office:value="0.004425363" calcext:value-type="float">
            <text:p>0,004425363</text:p>
          </table:table-cell>
          <table:table-cell office:value-type="float" office:value="0.004720616" calcext:value-type="float">
            <text:p>0,004720616</text:p>
          </table:table-cell>
          <table:table-cell office:value-type="float" office:value="0.00389293" calcext:value-type="float">
            <text:p>0,00389293</text:p>
          </table:table-cell>
          <table:table-cell office:value-type="float" office:value="0.004163623" calcext:value-type="float">
            <text:p>0,004163623</text:p>
          </table:table-cell>
          <table:table-cell office:value-type="float" office:value="0.003960506" calcext:value-type="float">
            <text:p>0,003960506</text:p>
          </table:table-cell>
          <table:table-cell office:value-type="float" office:value="0.004578283" calcext:value-type="float">
            <text:p>0,004578283</text:p>
          </table:table-cell>
          <table:table-cell office:value-type="float" office:value="0.004297111" calcext:value-type="float">
            <text:p>0,004297111</text:p>
          </table:table-cell>
          <table:table-cell/>
          <table:table-cell table:formula="of:=TRIMMEAN([.B12:.K12];0.2)" office:value-type="float" office:value="0.004286848875" calcext:value-type="float">
            <text:p>0,0042868489</text:p>
          </table:table-cell>
        </table:table-row>
        <table:table-row table:style-name="ro1">
          <table:table-cell office:value-type="string" calcext:value-type="string">
            <text:p>SELECT * FROM dados WHERE uf = 'MT' AND periodo = '2015-12-01' AND valor = 35 AND nis_favorecido = 00016547494560</text:p>
          </table:table-cell>
          <table:table-cell office:value-type="float" office:value="0.003757127" calcext:value-type="float">
            <text:p>0,003757127</text:p>
          </table:table-cell>
          <table:table-cell office:value-type="float" office:value="0.00251373" calcext:value-type="float">
            <text:p>0,00251373</text:p>
          </table:table-cell>
          <table:table-cell office:value-type="float" office:value="0.002779235" calcext:value-type="float">
            <text:p>0,002779235</text:p>
          </table:table-cell>
          <table:table-cell office:value-type="float" office:value="0.003164975" calcext:value-type="float">
            <text:p>0,003164975</text:p>
          </table:table-cell>
          <table:table-cell office:value-type="float" office:value="0.003324576" calcext:value-type="float">
            <text:p>0,003324576</text:p>
          </table:table-cell>
          <table:table-cell office:value-type="float" office:value="0.001589084" calcext:value-type="float">
            <text:p>0,001589084</text:p>
          </table:table-cell>
          <table:table-cell office:value-type="float" office:value="0.002579168" calcext:value-type="float">
            <text:p>0,002579168</text:p>
          </table:table-cell>
          <table:table-cell office:value-type="float" office:value="0.00239238" calcext:value-type="float">
            <text:p>0,00239238</text:p>
          </table:table-cell>
          <table:table-cell office:value-type="float" office:value="0.002470776" calcext:value-type="float">
            <text:p>0,002470776</text:p>
          </table:table-cell>
          <table:table-cell office:value-type="float" office:value="0.003035535" calcext:value-type="float">
            <text:p>0,003035535</text:p>
          </table:table-cell>
          <table:table-cell/>
          <table:table-cell table:formula="of:=TRIMMEAN([.B13:.K13];0.2)" office:value-type="float" office:value="0.002782546875" calcext:value-type="float">
            <text:p>0,0027825469</text:p>
          </table:table-cell>
        </table:table-row>
        <table:table-row table:style-name="ro1">
          <table:table-cell office:value-type="string" calcext:value-type="string">
            <text:p>SELECT * FROM dados WHERE uf = 'RS' AND periodo = '2016-01-01' AND valor = 77 AND nis_favorecido = 00016540177012</text:p>
          </table:table-cell>
          <table:table-cell office:value-type="float" office:value="0.004694597" calcext:value-type="float">
            <text:p>0,004694597</text:p>
          </table:table-cell>
          <table:table-cell office:value-type="float" office:value="0.002825417" calcext:value-type="float">
            <text:p>0,002825417</text:p>
          </table:table-cell>
          <table:table-cell office:value-type="float" office:value="0.003410972" calcext:value-type="float">
            <text:p>0,003410972</text:p>
          </table:table-cell>
          <table:table-cell office:value-type="float" office:value="0.003335543" calcext:value-type="float">
            <text:p>0,003335543</text:p>
          </table:table-cell>
          <table:table-cell office:value-type="float" office:value="0.00501596" calcext:value-type="float">
            <text:p>0,00501596</text:p>
          </table:table-cell>
          <table:table-cell office:value-type="float" office:value="0.001834488" calcext:value-type="float">
            <text:p>0,001834488</text:p>
          </table:table-cell>
          <table:table-cell office:value-type="float" office:value="0.002797808" calcext:value-type="float">
            <text:p>0,002797808</text:p>
          </table:table-cell>
          <table:table-cell office:value-type="float" office:value="0.002711746" calcext:value-type="float">
            <text:p>0,002711746</text:p>
          </table:table-cell>
          <table:table-cell table:style-name="ce4" office:value-type="float" office:value="0.002481248" calcext:value-type="float">
            <text:p>2,48E-003</text:p>
          </table:table-cell>
          <table:table-cell table:style-name="ce4" office:value-type="float" office:value="0.003174708" calcext:value-type="float">
            <text:p>3,17E-003</text:p>
          </table:table-cell>
          <table:table-cell/>
          <table:table-cell table:formula="of:=TRIMMEAN([.B14:.K14];0.2)" office:value-type="float" office:value="0.003179004875" calcext:value-type="float">
            <text:p>0,0031790049</text:p>
          </table:table-cell>
        </table:table-row>
        <table:table-row table:style-name="ro1">
          <table:table-cell office:value-type="string" calcext:value-type="string">
            <text:p>SELECT * FROM dados WHERE uf = 'BA' AND periodo = '2016-02-01' AND valor = 155 AND nis_favorecido = 00016457367888</text:p>
          </table:table-cell>
          <table:table-cell office:value-type="float" office:value="0.003833455" calcext:value-type="float">
            <text:p>0,003833455</text:p>
          </table:table-cell>
          <table:table-cell office:value-type="float" office:value="0.004982802" calcext:value-type="float">
            <text:p>0,004982802</text:p>
          </table:table-cell>
          <table:table-cell office:value-type="float" office:value="0.002246501" calcext:value-type="float">
            <text:p>0,002246501</text:p>
          </table:table-cell>
          <table:table-cell office:value-type="float" office:value="0.002086715" calcext:value-type="float">
            <text:p>0,002086715</text:p>
          </table:table-cell>
          <table:table-cell office:value-type="float" office:value="0.004090845" calcext:value-type="float">
            <text:p>0,004090845</text:p>
          </table:table-cell>
          <table:table-cell office:value-type="float" office:value="0.001875218" calcext:value-type="float">
            <text:p>0,001875218</text:p>
          </table:table-cell>
          <table:table-cell office:value-type="float" office:value="0.001783624" calcext:value-type="float">
            <text:p>0,001783624</text:p>
          </table:table-cell>
          <table:table-cell office:value-type="float" office:value="0.002465106" calcext:value-type="float">
            <text:p>0,002465106</text:p>
          </table:table-cell>
          <table:table-cell office:value-type="float" office:value="0.003342979" calcext:value-type="float">
            <text:p>0,003342979</text:p>
          </table:table-cell>
          <table:table-cell office:value-type="float" office:value="0.002851041" calcext:value-type="float">
            <text:p>0,002851041</text:p>
          </table:table-cell>
          <table:table-cell/>
          <table:table-cell table:formula="of:=TRIMMEAN([.B15:.K15];0.2)" office:value-type="float" office:value="0.0028489825" calcext:value-type="float">
            <text:p>0,0028489825</text:p>
          </table:table-cell>
        </table:table-row>
        <table:table-row table:style-name="ro1">
          <table:table-cell office:value-type="string" calcext:value-type="string">
            <text:p>SELECT * FROM dados WHERE uf = 'SP' AND periodo = '2016-03-01' AND valor = 147 AND nis_favorecido = 00021208322062</text:p>
          </table:table-cell>
          <table:table-cell office:value-type="float" office:value="0.007757132" calcext:value-type="float">
            <text:p>0,007757132</text:p>
          </table:table-cell>
          <table:table-cell office:value-type="float" office:value="0.002340035" calcext:value-type="float">
            <text:p>0,002340035</text:p>
          </table:table-cell>
          <table:table-cell office:value-type="float" office:value="0.002120501" calcext:value-type="float">
            <text:p>0,002120501</text:p>
          </table:table-cell>
          <table:table-cell office:value-type="float" office:value="0.002006546" calcext:value-type="float">
            <text:p>0,002006546</text:p>
          </table:table-cell>
          <table:table-cell office:value-type="float" office:value="0.002548878" calcext:value-type="float">
            <text:p>0,002548878</text:p>
          </table:table-cell>
          <table:table-cell office:value-type="float" office:value="0.001828004" calcext:value-type="float">
            <text:p>0,001828004</text:p>
          </table:table-cell>
          <table:table-cell office:value-type="float" office:value="0.001871012" calcext:value-type="float">
            <text:p>0,001871012</text:p>
          </table:table-cell>
          <table:table-cell office:value-type="float" office:value="0.004612035" calcext:value-type="float">
            <text:p>0,004612035</text:p>
          </table:table-cell>
          <table:table-cell office:value-type="float" office:value="0.003383121" calcext:value-type="float">
            <text:p>0,003383121</text:p>
          </table:table-cell>
          <table:table-cell office:value-type="float" office:value="0.003154059" calcext:value-type="float">
            <text:p>0,003154059</text:p>
          </table:table-cell>
          <table:table-cell/>
          <table:table-cell table:formula="of:=TRIMMEAN([.B16:.K16];0.2)" office:value-type="float" office:value="0.002754523375" calcext:value-type="float">
            <text:p>0,0027545234</text:p>
          </table:table-cell>
        </table:table-row>
        <table:table-row table:style-name="ro1">
          <table:table-cell office:value-type="string" calcext:value-type="string">
            <text:p>SELECT * FROM dados WHERE uf = 'MG' AND periodo = '2016-05-01' AND valor = 156 AND nis_favorecido = 00020407769654</text:p>
          </table:table-cell>
          <table:table-cell office:value-type="float" office:value="0.002346362" calcext:value-type="float">
            <text:p>0,002346362</text:p>
          </table:table-cell>
          <table:table-cell office:value-type="float" office:value="0.001627525" calcext:value-type="float">
            <text:p>0,001627525</text:p>
          </table:table-cell>
          <table:table-cell office:value-type="float" office:value="0.001318053" calcext:value-type="float">
            <text:p>0,001318053</text:p>
          </table:table-cell>
          <table:table-cell office:value-type="float" office:value="0.001488571" calcext:value-type="float">
            <text:p>0,001488571</text:p>
          </table:table-cell>
          <table:table-cell office:value-type="float" office:value="0.001771542" calcext:value-type="float">
            <text:p>0,001771542</text:p>
          </table:table-cell>
          <table:table-cell office:value-type="float" office:value="0.001036145" calcext:value-type="float">
            <text:p>0,001036145</text:p>
          </table:table-cell>
          <table:table-cell office:value-type="float" office:value="0.001073984" calcext:value-type="float">
            <text:p>0,001073984</text:p>
          </table:table-cell>
          <table:table-cell office:value-type="float" office:value="0.001233528" calcext:value-type="float">
            <text:p>0,001233528</text:p>
          </table:table-cell>
          <table:table-cell office:value-type="float" office:value="0.002094271" calcext:value-type="float">
            <text:p>0,002094271</text:p>
          </table:table-cell>
          <table:table-cell office:value-type="float" office:value="0.002011688" calcext:value-type="float">
            <text:p>0,002011688</text:p>
          </table:table-cell>
          <table:table-cell/>
          <table:table-cell table:formula="of:=TRIMMEAN([.B17:.K17];0.2)" office:value-type="float" office:value="0.00157739525" calcext:value-type="float">
            <text:p>0,0015773953</text:p>
          </table:table-cell>
        </table:table-row>
        <table:table-row table:style-name="ro1">
          <table:table-cell office:value-type="string" calcext:value-type="string">
            <text:p>SELECT * FROM dados WHERE uf = 'AL' AND periodo = '2016-06-01' AND valor = 77 AND nis_favorecido = 00017044198056</text:p>
          </table:table-cell>
          <table:table-cell office:value-type="float" office:value="0.001006668" calcext:value-type="float">
            <text:p>0,001006668</text:p>
          </table:table-cell>
          <table:table-cell table:style-name="ce4" office:value-type="float" office:value="0.000611852" calcext:value-type="float">
            <text:p>6,12E-004</text:p>
          </table:table-cell>
          <table:table-cell table:style-name="ce4" office:value-type="float" office:value="0.000604911" calcext:value-type="float">
            <text:p>6,05E-004</text:p>
          </table:table-cell>
          <table:table-cell table:style-name="ce4" office:value-type="float" office:value="0.000761623" calcext:value-type="float">
            <text:p>7,62E-004</text:p>
          </table:table-cell>
          <table:table-cell table:style-name="ce4" office:value-type="float" office:value="0.000811172" calcext:value-type="float">
            <text:p>8,11E-004</text:p>
          </table:table-cell>
          <table:table-cell table:style-name="ce4" office:value-type="float" office:value="0.000419556" calcext:value-type="float">
            <text:p>4,20E-004</text:p>
          </table:table-cell>
          <table:table-cell table:style-name="ce4" office:value-type="float" office:value="0.000441978" calcext:value-type="float">
            <text:p>4,42E-004</text:p>
          </table:table-cell>
          <table:table-cell table:style-name="ce4" office:value-type="float" office:value="0.000539716" calcext:value-type="float">
            <text:p>5,40E-004</text:p>
          </table:table-cell>
          <table:table-cell table:style-name="ce4" office:value-type="float" office:value="0.000751388" calcext:value-type="float">
            <text:p>7,51E-004</text:p>
          </table:table-cell>
          <table:table-cell table:style-name="ce4" office:value-type="float" office:value="0.000964458" calcext:value-type="float">
            <text:p>9,64E-004</text:p>
          </table:table-cell>
          <table:table-cell/>
          <table:table-cell table:formula="of:=TRIMMEAN([.B18:.K18];0.2)" office:value-type="float" office:value="0.00068588725" calcext:value-type="float">
            <text:p>0,0006858873</text:p>
          </table:table-cell>
        </table:table-row>
        <table:table-row table:style-name="ro1">
          <table:table-cell office:value-type="string" calcext:value-type="string">
            <text:p>SELECT * FROM dados WHERE uf = 'RS' AND periodo = '2015-06-01' AND valor = 77 AND nis_favorecido = 00016435129143</text:p>
          </table:table-cell>
          <table:table-cell office:value-type="float" office:value="0.008997552" calcext:value-type="float">
            <text:p>0,008997552</text:p>
          </table:table-cell>
          <table:table-cell office:value-type="float" office:value="0.002364808" calcext:value-type="float">
            <text:p>0,002364808</text:p>
          </table:table-cell>
          <table:table-cell office:value-type="float" office:value="0.002865589" calcext:value-type="float">
            <text:p>0,002865589</text:p>
          </table:table-cell>
          <table:table-cell office:value-type="float" office:value="0.002834435" calcext:value-type="float">
            <text:p>0,002834435</text:p>
          </table:table-cell>
          <table:table-cell office:value-type="float" office:value="0.0029282" calcext:value-type="float">
            <text:p>0,0029282</text:p>
          </table:table-cell>
          <table:table-cell office:value-type="float" office:value="0.001704691" calcext:value-type="float">
            <text:p>0,001704691</text:p>
          </table:table-cell>
          <table:table-cell office:value-type="float" office:value="0.002547355" calcext:value-type="float">
            <text:p>0,002547355</text:p>
          </table:table-cell>
          <table:table-cell office:value-type="float" office:value="0.002179271" calcext:value-type="float">
            <text:p>0,002179271</text:p>
          </table:table-cell>
          <table:table-cell office:value-type="float" office:value="0.002035508" calcext:value-type="float">
            <text:p>0,002035508</text:p>
          </table:table-cell>
          <table:table-cell office:value-type="float" office:value="0.002783458" calcext:value-type="float">
            <text:p>0,002783458</text:p>
          </table:table-cell>
          <table:table-cell/>
          <table:table-cell table:formula="of:=TRIMMEAN([.B19:.K19];0.2)" office:value-type="float" office:value="0.002567328" calcext:value-type="float">
            <text:p>0,002567328</text:p>
          </table:table-cell>
        </table:table-row>
        <table:table-row table:style-name="ro1">
          <table:table-cell office:value-type="string" calcext:value-type="string">
            <text:p>SELECT * FROM dados WHERE uf = 'RN' AND periodo = '2015-05-01' AND valor = 217 AND nis_favorecido = 00020314831619</text:p>
          </table:table-cell>
          <table:table-cell office:value-type="float" office:value="0.002994821" calcext:value-type="float">
            <text:p>0,002994821</text:p>
          </table:table-cell>
          <table:table-cell office:value-type="float" office:value="0.030068859" calcext:value-type="float">
            <text:p>0,030068859</text:p>
          </table:table-cell>
          <table:table-cell office:value-type="float" office:value="0.002954444" calcext:value-type="float">
            <text:p>0,002954444</text:p>
          </table:table-cell>
          <table:table-cell table:style-name="ce4" office:value-type="float" office:value="0.002763118" calcext:value-type="float">
            <text:p>2,76E-003</text:p>
          </table:table-cell>
          <table:table-cell office:value-type="float" office:value="0.002622177" calcext:value-type="float">
            <text:p>0,002622177</text:p>
          </table:table-cell>
          <table:table-cell office:value-type="float" office:value="0.002821307" calcext:value-type="float">
            <text:p>0,002821307</text:p>
          </table:table-cell>
          <table:table-cell office:value-type="float" office:value="0.002702047" calcext:value-type="float">
            <text:p>0,002702047</text:p>
          </table:table-cell>
          <table:table-cell table:style-name="ce4" office:value-type="float" office:value="0.002677797" calcext:value-type="float">
            <text:p>2,68E-003</text:p>
          </table:table-cell>
          <table:table-cell table:style-name="ce4" office:value-type="float" office:value="0.002894074" calcext:value-type="float">
            <text:p>2,89E-003</text:p>
          </table:table-cell>
          <table:table-cell table:style-name="ce4" office:value-type="float" office:value="0.003146408" calcext:value-type="float">
            <text:p>3,15E-003</text:p>
          </table:table-cell>
          <table:table-cell/>
          <table:table-cell table:formula="of:=TRIMMEAN([.B20:.K20];0.2)" office:value-type="float" office:value="0.002869252" calcext:value-type="float">
            <text:p>0,002869252</text:p>
          </table:table-cell>
        </table:table-row>
        <table:table-row table:style-name="ro1">
          <table:table-cell office:value-type="string" calcext:value-type="string">
            <text:p>SELECT * FROM dados WHERE uf = 'CE' AND periodo = '2015-04-01' AND valor = 343 AND nis_favorecido = 00021243238536</text:p>
          </table:table-cell>
          <table:table-cell office:value-type="float" office:value="0.017908596" calcext:value-type="float">
            <text:p>0,017908596</text:p>
          </table:table-cell>
          <table:table-cell office:value-type="float" office:value="0.002528468" calcext:value-type="float">
            <text:p>0,002528468</text:p>
          </table:table-cell>
          <table:table-cell office:value-type="float" office:value="0.002674697" calcext:value-type="float">
            <text:p>0,002674697</text:p>
          </table:table-cell>
          <table:table-cell office:value-type="float" office:value="0.002823746" calcext:value-type="float">
            <text:p>0,002823746</text:p>
          </table:table-cell>
          <table:table-cell office:value-type="float" office:value="0.002522472" calcext:value-type="float">
            <text:p>0,002522472</text:p>
          </table:table-cell>
          <table:table-cell office:value-type="float" office:value="0.001662475" calcext:value-type="float">
            <text:p>0,001662475</text:p>
          </table:table-cell>
          <table:table-cell office:value-type="float" office:value="0.002456153" calcext:value-type="float">
            <text:p>0,002456153</text:p>
          </table:table-cell>
          <table:table-cell office:value-type="float" office:value="0.002204908" calcext:value-type="float">
            <text:p>0,002204908</text:p>
          </table:table-cell>
          <table:table-cell office:value-type="float" office:value="0.002101851" calcext:value-type="float">
            <text:p>0,002101851</text:p>
          </table:table-cell>
          <table:table-cell office:value-type="float" office:value="0.002819064" calcext:value-type="float">
            <text:p>0,002819064</text:p>
          </table:table-cell>
          <table:table-cell/>
          <table:table-cell table:formula="of:=TRIMMEAN([.B21:.K21];0.2)" office:value-type="float" office:value="0.002516419875" calcext:value-type="float">
            <text:p>0,0025164199</text:p>
          </table:table-cell>
        </table:table-row>
        <table:table-row table:style-name="ro1">
          <table:table-cell office:value-type="string" calcext:value-type="string">
            <text:p>SELECT * FROM dados WHERE uf = 'SP' AND periodo = '2015-03-01' AND valor = 233 AND nis_favorecido = 00016138224362</text:p>
          </table:table-cell>
          <table:table-cell office:value-type="float" office:value="0.018064603" calcext:value-type="float">
            <text:p>0,018064603</text:p>
          </table:table-cell>
          <table:table-cell office:value-type="float" office:value="0.001828093" calcext:value-type="float">
            <text:p>0,001828093</text:p>
          </table:table-cell>
          <table:table-cell office:value-type="float" office:value="0.001982711" calcext:value-type="float">
            <text:p>0,001982711</text:p>
          </table:table-cell>
          <table:table-cell office:value-type="float" office:value="0.001939706" calcext:value-type="float">
            <text:p>0,001939706</text:p>
          </table:table-cell>
          <table:table-cell office:value-type="float" office:value="0.002036073" calcext:value-type="float">
            <text:p>0,002036073</text:p>
          </table:table-cell>
          <table:table-cell office:value-type="float" office:value="0.001592282" calcext:value-type="float">
            <text:p>0,001592282</text:p>
          </table:table-cell>
          <table:table-cell office:value-type="float" office:value="0.001527992" calcext:value-type="float">
            <text:p>0,001527992</text:p>
          </table:table-cell>
          <table:table-cell office:value-type="float" office:value="0.002133008" calcext:value-type="float">
            <text:p>0,002133008</text:p>
          </table:table-cell>
          <table:table-cell office:value-type="float" office:value="0.002464899" calcext:value-type="float">
            <text:p>0,002464899</text:p>
          </table:table-cell>
          <table:table-cell office:value-type="float" office:value="0.002305331" calcext:value-type="float">
            <text:p>0,002305331</text:p>
          </table:table-cell>
          <table:table-cell/>
          <table:table-cell table:formula="of:=TRIMMEAN([.B22:.K22];0.2)" office:value-type="float" office:value="0.002035262875" calcext:value-type="float">
            <text:p>0,0020352629</text:p>
          </table:table-cell>
        </table:table-row>
        <table:table-row table:style-name="ro1">
          <table:table-cell office:value-type="string" calcext:value-type="string">
            <text:p>SELECT * FROM dados WHERE uf = 'GO' AND periodo = '2015-02-01' AND valor = 189 AND nis_favorecido = 00016198271804</text:p>
          </table:table-cell>
          <table:table-cell office:value-type="float" office:value="0.022951864" calcext:value-type="float">
            <text:p>0,022951864</text:p>
          </table:table-cell>
          <table:table-cell office:value-type="float" office:value="0.00253095" calcext:value-type="float">
            <text:p>0,00253095</text:p>
          </table:table-cell>
          <table:table-cell office:value-type="float" office:value="0.002735096" calcext:value-type="float">
            <text:p>0,002735096</text:p>
          </table:table-cell>
          <table:table-cell office:value-type="float" office:value="0.002980571" calcext:value-type="float">
            <text:p>0,002980571</text:p>
          </table:table-cell>
          <table:table-cell office:value-type="float" office:value="0.00295797" calcext:value-type="float">
            <text:p>0,00295797</text:p>
          </table:table-cell>
          <table:table-cell office:value-type="float" office:value="0.00279714" calcext:value-type="float">
            <text:p>0,00279714</text:p>
          </table:table-cell>
          <table:table-cell office:value-type="float" office:value="0.002524736" calcext:value-type="float">
            <text:p>0,002524736</text:p>
          </table:table-cell>
          <table:table-cell office:value-type="float" office:value="0.002724994" calcext:value-type="float">
            <text:p>0,002724994</text:p>
          </table:table-cell>
          <table:table-cell office:value-type="float" office:value="0.002858831" calcext:value-type="float">
            <text:p>0,002858831</text:p>
          </table:table-cell>
          <table:table-cell office:value-type="float" office:value="0.002801558" calcext:value-type="float">
            <text:p>0,002801558</text:p>
          </table:table-cell>
          <table:table-cell/>
          <table:table-cell table:formula="of:=TRIMMEAN([.B23:.K23];0.2)" office:value-type="float" office:value="0.00279838875" calcext:value-type="float">
            <text:p>0,0027983888</text:p>
          </table:table-cell>
        </table:table-row>
        <table:table-row table:style-name="ro1">
          <table:table-cell office:value-type="string" calcext:value-type="string">
            <text:p>SELECT * FROM dados WHERE uf = 'MG' AND periodo = '2015-01-01' AND valor = 147 AND nis_favorecido = 00016429573738</text:p>
          </table:table-cell>
          <table:table-cell office:value-type="float" office:value="0.001361656" calcext:value-type="float">
            <text:p>0,001361656</text:p>
          </table:table-cell>
          <table:table-cell office:value-type="float" office:value="0.002786713" calcext:value-type="float">
            <text:p>0,002786713</text:p>
          </table:table-cell>
          <table:table-cell office:value-type="float" office:value="0.001417051" calcext:value-type="float">
            <text:p>0,001417051</text:p>
          </table:table-cell>
          <table:table-cell office:value-type="float" office:value="0.003104839" calcext:value-type="float">
            <text:p>0,003104839</text:p>
          </table:table-cell>
          <table:table-cell office:value-type="float" office:value="0.001253382" calcext:value-type="float">
            <text:p>0,001253382</text:p>
          </table:table-cell>
          <table:table-cell table:style-name="ce4" office:value-type="float" office:value="0.000806854" calcext:value-type="float">
            <text:p>8,07E-004</text:p>
          </table:table-cell>
          <table:table-cell table:style-name="ce4" office:value-type="float" office:value="0.000715035" calcext:value-type="float">
            <text:p>7,15E-004</text:p>
          </table:table-cell>
          <table:table-cell table:style-name="ce4" office:value-type="float" office:value="0.000859353" calcext:value-type="float">
            <text:p>8,59E-004</text:p>
          </table:table-cell>
          <table:table-cell office:value-type="float" office:value="0.001052311" calcext:value-type="float">
            <text:p>0,001052311</text:p>
          </table:table-cell>
          <table:table-cell table:style-name="ce4" office:value-type="float" office:value="0.000815975" calcext:value-type="float">
            <text:p>8,16E-004</text:p>
          </table:table-cell>
          <table:table-cell/>
          <table:table-cell table:formula="of:=TRIMMEAN([.B24:.K24];0.2)" office:value-type="float" office:value="0.001294161875" calcext:value-type="float">
            <text:p>0,0012941619</text:p>
          </table:table-cell>
        </table:table-row>
        <table:table-row table:style-name="ro1">
          <table:table-cell office:value-type="string" calcext:value-type="string">
            <text:p>SELECT * FROM dados WHERE uf = 'BA' AND periodo = '2014-12-01' AND valor = 77 AND nis_favorecido = 00016348185436</text:p>
          </table:table-cell>
          <table:table-cell office:value-type="float" office:value="0.004778322" calcext:value-type="float">
            <text:p>0,004778322</text:p>
          </table:table-cell>
          <table:table-cell office:value-type="float" office:value="0.001882375" calcext:value-type="float">
            <text:p>0,001882375</text:p>
          </table:table-cell>
          <table:table-cell office:value-type="float" office:value="0.001856224" calcext:value-type="float">
            <text:p>0,001856224</text:p>
          </table:table-cell>
          <table:table-cell office:value-type="float" office:value="0.001871095" calcext:value-type="float">
            <text:p>0,001871095</text:p>
          </table:table-cell>
          <table:table-cell office:value-type="float" office:value="0.002218949" calcext:value-type="float">
            <text:p>0,002218949</text:p>
          </table:table-cell>
          <table:table-cell office:value-type="float" office:value="0.001560158" calcext:value-type="float">
            <text:p>0,001560158</text:p>
          </table:table-cell>
          <table:table-cell office:value-type="float" office:value="0.001596653" calcext:value-type="float">
            <text:p>0,001596653</text:p>
          </table:table-cell>
          <table:table-cell office:value-type="float" office:value="0.001966203" calcext:value-type="float">
            <text:p>0,001966203</text:p>
          </table:table-cell>
          <table:table-cell office:value-type="float" office:value="0.002623529" calcext:value-type="float">
            <text:p>0,002623529</text:p>
          </table:table-cell>
          <table:table-cell office:value-type="float" office:value="0.002308494" calcext:value-type="float">
            <text:p>0,002308494</text:p>
          </table:table-cell>
          <table:table-cell/>
          <table:table-cell table:formula="of:=TRIMMEAN([.B25:.K25];0.2)" office:value-type="float" office:value="0.00204044025" calcext:value-type="float">
            <text:p>0,0020404403</text:p>
          </table:table-cell>
        </table:table-row>
        <table:table-row table:style-name="ro1">
          <table:table-cell office:value-type="string" calcext:value-type="string">
            <text:p>SELECT * FROM dados WHERE uf = 'PB' AND periodo = '2014-11-01' AND valor = 301 AND nis_favorecido = 00012190556491</text:p>
          </table:table-cell>
          <table:table-cell office:value-type="float" office:value="0.006168801" calcext:value-type="float">
            <text:p>0,006168801</text:p>
          </table:table-cell>
          <table:table-cell office:value-type="float" office:value="0.0020928" calcext:value-type="float">
            <text:p>0,0020928</text:p>
          </table:table-cell>
          <table:table-cell office:value-type="float" office:value="0.002046178" calcext:value-type="float">
            <text:p>0,002046178</text:p>
          </table:table-cell>
          <table:table-cell office:value-type="float" office:value="0.005920562" calcext:value-type="float">
            <text:p>0,005920562</text:p>
          </table:table-cell>
          <table:table-cell office:value-type="float" office:value="0.002639662" calcext:value-type="float">
            <text:p>0,002639662</text:p>
          </table:table-cell>
          <table:table-cell office:value-type="float" office:value="0.002249264" calcext:value-type="float">
            <text:p>0,002249264</text:p>
          </table:table-cell>
          <table:table-cell office:value-type="float" office:value="0.002099471" calcext:value-type="float">
            <text:p>0,002099471</text:p>
          </table:table-cell>
          <table:table-cell office:value-type="float" office:value="0.002063585" calcext:value-type="float">
            <text:p>0,002063585</text:p>
          </table:table-cell>
          <table:table-cell office:value-type="float" office:value="0.002400006" calcext:value-type="float">
            <text:p>0,002400006</text:p>
          </table:table-cell>
          <table:table-cell office:value-type="float" office:value="0.00231672" calcext:value-type="float">
            <text:p>0,00231672</text:p>
          </table:table-cell>
          <table:table-cell/>
          <table:table-cell table:formula="of:=TRIMMEAN([.B26:.K26];0.2)" office:value-type="float" office:value="0.00272275875" calcext:value-type="float">
            <text:p>0,0027227588</text:p>
          </table:table-cell>
        </table:table-row>
        <table:table-row table:style-name="ro1">
          <table:table-cell office:value-type="string" calcext:value-type="string">
            <text:p>SELECT * FROM dados WHERE uf = 'AL' AND periodo = '2014-10-01' AND valor = 497 AND nis_favorecido = 00016075811886</text:p>
          </table:table-cell>
          <table:table-cell office:value-type="float" office:value="0.035052061" calcext:value-type="float">
            <text:p>0,035052061</text:p>
          </table:table-cell>
          <table:table-cell table:style-name="ce4" office:value-type="float" office:value="0.00088378" calcext:value-type="float">
            <text:p>8,84E-004</text:p>
          </table:table-cell>
          <table:table-cell table:style-name="ce4" office:value-type="float" office:value="0.000812604" calcext:value-type="float">
            <text:p>8,13E-004</text:p>
          </table:table-cell>
          <table:table-cell office:value-type="float" office:value="0.003769909" calcext:value-type="float">
            <text:p>0,003769909</text:p>
          </table:table-cell>
          <table:table-cell table:style-name="ce4" office:value-type="float" office:value="0.000806305" calcext:value-type="float">
            <text:p>8,06E-004</text:p>
          </table:table-cell>
          <table:table-cell table:style-name="ce4" office:value-type="float" office:value="0.000865566" calcext:value-type="float">
            <text:p>8,66E-004</text:p>
          </table:table-cell>
          <table:table-cell table:style-name="ce4" office:value-type="float" office:value="0.000573773" calcext:value-type="float">
            <text:p>5,74E-004</text:p>
          </table:table-cell>
          <table:table-cell table:style-name="ce4" office:value-type="float" office:value="0.00071447" calcext:value-type="float">
            <text:p>7,14E-004</text:p>
          </table:table-cell>
          <table:table-cell table:style-name="ce4" office:value-type="float" office:value="0.000913498" calcext:value-type="float">
            <text:p>9,13E-004</text:p>
          </table:table-cell>
          <table:table-cell table:style-name="ce4" office:value-type="float" office:value="0.000884024" calcext:value-type="float">
            <text:p>8,84E-004</text:p>
          </table:table-cell>
          <table:table-cell/>
          <table:table-cell table:formula="of:=TRIMMEAN([.B27:.K27];0.2)" office:value-type="float" office:value="0.0012062695" calcext:value-type="float">
            <text:p>0,0012062695</text:p>
          </table:table-cell>
        </table:table-row>
        <table:table-row table:style-name="ro1">
          <table:table-cell office:value-type="string" calcext:value-type="string">
            <text:p>SELECT * FROM dados WHERE uf = 'PE' AND periodo = '2014-09-01' AND valor = 112 AND nis_favorecido = 00020902816912</text:p>
          </table:table-cell>
          <table:table-cell office:value-type="float" office:value="0.003270957" calcext:value-type="float">
            <text:p>0,003270957</text:p>
          </table:table-cell>
          <table:table-cell office:value-type="float" office:value="0.002319072" calcext:value-type="float">
            <text:p>0,002319072</text:p>
          </table:table-cell>
          <table:table-cell office:value-type="float" office:value="0.002327583" calcext:value-type="float">
            <text:p>0,002327583</text:p>
          </table:table-cell>
          <table:table-cell office:value-type="float" office:value="0.003239668" calcext:value-type="float">
            <text:p>0,003239668</text:p>
          </table:table-cell>
          <table:table-cell office:value-type="float" office:value="0.002173525" calcext:value-type="float">
            <text:p>0,002173525</text:p>
          </table:table-cell>
          <table:table-cell office:value-type="float" office:value="0.002176214" calcext:value-type="float">
            <text:p>0,002176214</text:p>
          </table:table-cell>
          <table:table-cell office:value-type="float" office:value="0.00223944" calcext:value-type="float">
            <text:p>0,00223944</text:p>
          </table:table-cell>
          <table:table-cell office:value-type="float" office:value="0.002374211" calcext:value-type="float">
            <text:p>0,002374211</text:p>
          </table:table-cell>
          <table:table-cell office:value-type="float" office:value="0.002435063" calcext:value-type="float">
            <text:p>0,002435063</text:p>
          </table:table-cell>
          <table:table-cell office:value-type="float" office:value="0.00240953" calcext:value-type="float">
            <text:p>0,00240953</text:p>
          </table:table-cell>
          <table:table-cell/>
          <table:table-cell table:formula="of:=TRIMMEAN([.B28:.K28];0.2)" office:value-type="float" office:value="0.002440097625" calcext:value-type="float">
            <text:p>0,0024400976</text:p>
          </table:table-cell>
        </table:table-row>
        <table:table-row table:style-name="ro1">
          <table:table-cell office:value-type="string" calcext:value-type="string">
            <text:p>SELECT * FROM dados WHERE uf = 'PA' AND periodo = '2014-08-01' AND valor = 187 AND nis_favorecido = 00016099378449</text:p>
          </table:table-cell>
          <table:table-cell office:value-type="float" office:value="0.043675153" calcext:value-type="float">
            <text:p>0,043675153</text:p>
          </table:table-cell>
          <table:table-cell office:value-type="float" office:value="0.00218038" calcext:value-type="float">
            <text:p>0,00218038</text:p>
          </table:table-cell>
          <table:table-cell office:value-type="float" office:value="0.00184771" calcext:value-type="float">
            <text:p>0,00184771</text:p>
          </table:table-cell>
          <table:table-cell office:value-type="float" office:value="0.00358074" calcext:value-type="float">
            <text:p>0,00358074</text:p>
          </table:table-cell>
          <table:table-cell office:value-type="float" office:value="0.002024492" calcext:value-type="float">
            <text:p>0,002024492</text:p>
          </table:table-cell>
          <table:table-cell office:value-type="float" office:value="0.002042271" calcext:value-type="float">
            <text:p>0,002042271</text:p>
          </table:table-cell>
          <table:table-cell office:value-type="float" office:value="0.001758087" calcext:value-type="float">
            <text:p>0,001758087</text:p>
          </table:table-cell>
          <table:table-cell office:value-type="float" office:value="0.001964924" calcext:value-type="float">
            <text:p>0,001964924</text:p>
          </table:table-cell>
          <table:table-cell office:value-type="float" office:value="0.00218581" calcext:value-type="float">
            <text:p>0,00218581</text:p>
          </table:table-cell>
          <table:table-cell office:value-type="float" office:value="0.002207053" calcext:value-type="float">
            <text:p>0,002207053</text:p>
          </table:table-cell>
          <table:table-cell/>
          <table:table-cell table:formula="of:=TRIMMEAN([.B29:.K29];0.2)" office:value-type="float" office:value="0.0022541725" calcext:value-type="float">
            <text:p>0,0022541725</text:p>
          </table:table-cell>
        </table:table-row>
        <table:table-row table:style-name="ro1">
          <table:table-cell office:value-type="string" calcext:value-type="string">
            <text:p>SELECT * FROM dados WHERE uf = 'RJ' AND periodo = '2014-07-01' AND valor = 77 AND nis_favorecido = 00012192905213</text:p>
          </table:table-cell>
          <table:table-cell office:value-type="float" office:value="0.018540161" calcext:value-type="float">
            <text:p>0,018540161</text:p>
          </table:table-cell>
          <table:table-cell office:value-type="float" office:value="0.002514944" calcext:value-type="float">
            <text:p>0,002514944</text:p>
          </table:table-cell>
          <table:table-cell office:value-type="float" office:value="0.002225948" calcext:value-type="float">
            <text:p>0,002225948</text:p>
          </table:table-cell>
          <table:table-cell office:value-type="float" office:value="0.003641789" calcext:value-type="float">
            <text:p>0,003641789</text:p>
          </table:table-cell>
          <table:table-cell office:value-type="float" office:value="0.00260177" calcext:value-type="float">
            <text:p>0,00260177</text:p>
          </table:table-cell>
          <table:table-cell office:value-type="float" office:value="0.002394114" calcext:value-type="float">
            <text:p>0,002394114</text:p>
          </table:table-cell>
          <table:table-cell office:value-type="float" office:value="0.002226973" calcext:value-type="float">
            <text:p>0,002226973</text:p>
          </table:table-cell>
          <table:table-cell office:value-type="float" office:value="0.002444107" calcext:value-type="float">
            <text:p>0,002444107</text:p>
          </table:table-cell>
          <table:table-cell office:value-type="float" office:value="0.00263425" calcext:value-type="float">
            <text:p>0,00263425</text:p>
          </table:table-cell>
          <table:table-cell office:value-type="float" office:value="0.002644421" calcext:value-type="float">
            <text:p>0,002644421</text:p>
          </table:table-cell>
          <table:table-cell/>
          <table:table-cell table:formula="of:=TRIMMEAN([.B30:.K30];0.2)" office:value-type="float" office:value="0.002637796" calcext:value-type="float">
            <text:p>0,002637796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Soma Agregação</text:p>
          </table:table-cell>
          <table:table-cell table:formula="of:=SUM([.M2:.M7])" office:value-type="float" office:value="569.058118325125" calcext:value-type="float">
            <text:p>569,0581183251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Soma Busca</text:p>
          </table:table-cell>
          <table:table-cell table:formula="of:=SUM([.M9:.M30])" office:value-type="float" office:value="0.057884604625" calcext:value-type="float">
            <text:p>0,0578846046</text:p>
          </table:table-cell>
        </table:table-row>
      </table:table>
      <table:table table:name="Gráficos" table:style-name="ta1">
        <table:shapes>
          <draw:frame draw:z-index="0" draw:style-name="gr1" draw:text-style-name="P1" svg:width="159.99mm" svg:height="89.99mm" svg:x="7.14mm" svg:y="34.46mm">
            <draw:object draw:notify-on-update-of-ranges="Gráficos.A2:Gráficos.A2 Gráficos.B1:Gráficos.B1 Gráficos.B2:Gráficos.B2 Gráficos.C1:Gráficos.C1 Gráficos.C2:Gráficos.C2 Gráficos.D1:Gráficos.D1 Gráficos.D2:Gráficos.D2 Gráficos.E1:Gráficos.E1 Gráficos.E2:Gráficos.E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75.21mm" svg:y="35mm">
            <draw:object draw:notify-on-update-of-ranges="Gráficos.A3:Gráficos.A3 Gráficos.B1:Gráficos.B1 Gráficos.B3:Gráficos.B3 Gráficos.C1:Gráficos.C1 Gráficos.C3:Gráficos.C3 Gráficos.D1:Gráficos.D1 Gráficos.D3:Gráficos.D3 Gráficos.E1:Gráficos.E1 Gráficos.E3:Gráficos.E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5" table:number-columns-repeated="5" table:default-cell-style-name="Default"/>
        <table:table-row table:style-name="ro1">
          <table:table-cell/>
          <table:table-cell office:value-type="string" calcext:value-type="string">
            <text:p>1CM</text:p>
          </table:table-cell>
          <table:table-cell office:value-type="string" calcext:value-type="string">
            <text:p>2CM</text:p>
          </table:table-cell>
          <table:table-cell office:value-type="string" calcext:value-type="string">
            <text:p>4CM</text:p>
          </table:table-cell>
          <table:table-cell office:value-type="string" calcext:value-type="string">
            <text:p>6CM</text:p>
          </table:table-cell>
        </table:table-row>
        <table:table-row table:style-name="ro1">
          <table:table-cell office:value-type="string" calcext:value-type="string">
            <text:p>Agregação</text:p>
          </table:table-cell>
          <table:table-cell table:formula="of:=[1CM.M32]" office:value-type="float" office:value="242.19994202925" calcext:value-type="float">
            <text:p>242,1999420293</text:p>
          </table:table-cell>
          <table:table-cell table:formula="of:=[2CM.M32]" office:value-type="float" office:value="193.012110287" calcext:value-type="float">
            <text:p>193,012110287</text:p>
          </table:table-cell>
          <table:table-cell table:formula="of:=[4CM.M32]" office:value-type="float" office:value="300.35250171825" calcext:value-type="float">
            <text:p>300,3525017183</text:p>
          </table:table-cell>
          <table:table-cell table:formula="of:=[6CM.M32]" office:value-type="float" office:value="569.058118325125" calcext:value-type="float">
            <text:p>569,0581183251</text:p>
          </table:table-cell>
        </table:table-row>
        <table:table-row table:style-name="ro1">
          <table:table-cell office:value-type="string" calcext:value-type="string">
            <text:p>Busca</text:p>
          </table:table-cell>
          <table:table-cell table:formula="of:=[1CM.M33]" office:value-type="float" office:value="0.2311055105" calcext:value-type="float">
            <text:p>0,2311055105</text:p>
          </table:table-cell>
          <table:table-cell table:formula="of:=[2CM.M33]" office:value-type="float" office:value="0.0398881315" calcext:value-type="float">
            <text:p>0,0398881315</text:p>
          </table:table-cell>
          <table:table-cell table:formula="of:=[4CM.M33]" office:value-type="float" office:value="0.0463299655" calcext:value-type="float">
            <text:p>0,0463299655</text:p>
          </table:table-cell>
          <table:table-cell table:formula="of:=[6CM.M33]" office:value-type="float" office:value="0.057884604625" calcext:value-type="float">
            <text:p>0,05788460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9">00/00/0000</text:date>, <text:time style:data-style-name="N2" text:time-value="21:15:50.85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5T20:36:44.354000000</meta:creation-date>
    <dc:date>2017-03-09T21:17:14.285000000</dc:date>
    <meta:editing-duration>PT38M26S</meta:editing-duration>
    <meta:editing-cycles>6</meta:editing-cycles>
    <meta:generator>LibreOffice/4.4.7.2$Windows_x86 LibreOffice_project/f3153a8b245191196a4b6b9abd1d0da16eead600</meta:generator>
    <meta:document-statistic meta:table-count="5" meta:cell-count="137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531cm" svg:y="3.454cm" style:legend-expansion="high" chart:style-name="ch2"/>
        <chart:plot-area chart:style-name="ch3" table:cell-range-address="Gráficos.A2:Gráficos.E2 Gráficos.B1:Gráficos.E1" chart:data-source-has-labels="both" svg:x="0.32cm" svg:y="0.18cm" svg:width="13.891cm" svg:height="8.64cm">
          <chartooo:coordinate-region svg:x="1.127cm" svg:y="0.379cm" svg:width="13.084cm" svg:height="7.794cm"/>
          <chart:axis chart:dimension="x" chart:name="primary-x" chart:style-name="ch4" chartooo:axis-type="auto">
            <chartooo:date-scale/>
            <chart:categories table:cell-range-address="Gráficos.A2:Gráficos.A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áficos.B2:Gráficos.B2" chart:label-cell-address="Gráficos.B1:Gráficos.B1" chart:class="chart:bar">
            <chart:data-point/>
          </chart:series>
          <chart:series chart:style-name="ch8" chart:values-cell-range-address="Gráficos.C2:Gráficos.C2" chart:label-cell-address="Gráficos.C1:Gráficos.C1" chart:class="chart:bar">
            <chart:data-point/>
          </chart:series>
          <chart:series chart:style-name="ch9" chart:values-cell-range-address="Gráficos.D2:Gráficos.D2" chart:label-cell-address="Gráficos.D1:Gráficos.D1" chart:class="chart:bar">
            <chart:data-point/>
          </chart:series>
          <chart:series chart:style-name="ch10" chart:values-cell-range-address="Gráficos.E2:Gráficos.E2" chart:label-cell-address="Gráficos.E1:Gráficos.E1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CM</text:p>
                <draw:g>
                  <svg:desc>Gráficos.B1:Gráficos.B1</svg:desc>
                </draw:g>
              </table:table-cell>
              <table:table-cell office:value-type="string">
                <text:p>2CM</text:p>
                <draw:g>
                  <svg:desc>Gráficos.C1:Gráficos.C1</svg:desc>
                </draw:g>
              </table:table-cell>
              <table:table-cell office:value-type="string">
                <text:p>4CM</text:p>
                <draw:g>
                  <svg:desc>Gráficos.D1:Gráficos.D1</svg:desc>
                </draw:g>
              </table:table-cell>
              <table:table-cell office:value-type="string">
                <text:p>6CM</text:p>
                <draw:g>
                  <svg:desc>Gráficos.E1:Gráficos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gregação</text:p>
                <draw:g>
                  <svg:desc>Gráficos.A2:Gráficos.A2</svg:desc>
                </draw:g>
              </table:table-cell>
              <table:table-cell office:value-type="float" office:value="242.19994202925">
                <text:p>242.19994202925</text:p>
                <draw:g>
                  <svg:desc>Gráficos.B2:Gráficos.B2</svg:desc>
                </draw:g>
              </table:table-cell>
              <table:table-cell office:value-type="float" office:value="193.012110287">
                <text:p>193.012110287</text:p>
                <draw:g>
                  <svg:desc>Gráficos.C2:Gráficos.C2</svg:desc>
                </draw:g>
              </table:table-cell>
              <table:table-cell office:value-type="float" office:value="300.35250171825">
                <text:p>300.35250171825</text:p>
                <draw:g>
                  <svg:desc>Gráficos.D2:Gráficos.D2</svg:desc>
                </draw:g>
              </table:table-cell>
              <table:table-cell office:value-type="float" office:value="569.058118325125">
                <text:p>569.058118325125</text:p>
                <draw:g>
                  <svg:desc>Gráficos.E2:Gráficos.E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Windows_x86 LibreOffice_project/f3153a8b245191196a4b6b9abd1d0da16eead6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531cm" svg:y="3.454cm" style:legend-expansion="high" chart:style-name="ch2"/>
        <chart:plot-area chart:style-name="ch3" table:cell-range-address="Gráficos.A3:Gráficos.E3 Gráficos.B1:Gráficos.E1" chart:data-source-has-labels="both" svg:x="0.32cm" svg:y="0.18cm" svg:width="13.891cm" svg:height="8.64cm">
          <chartooo:coordinate-region svg:x="1.232cm" svg:y="0.379cm" svg:width="12.979cm" svg:height="7.794cm"/>
          <chart:axis chart:dimension="x" chart:name="primary-x" chart:style-name="ch4" chartooo:axis-type="auto">
            <chartooo:date-scale/>
            <chart:categories table:cell-range-address="Gráficos.A3:Gráficos.A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áficos.B3:Gráficos.B3" chart:label-cell-address="Gráficos.B1:Gráficos.B1" chart:class="chart:bar">
            <chart:data-point/>
          </chart:series>
          <chart:series chart:style-name="ch8" chart:values-cell-range-address="Gráficos.C3:Gráficos.C3" chart:label-cell-address="Gráficos.C1:Gráficos.C1" chart:class="chart:bar">
            <chart:data-point/>
          </chart:series>
          <chart:series chart:style-name="ch9" chart:values-cell-range-address="Gráficos.D3:Gráficos.D3" chart:label-cell-address="Gráficos.D1:Gráficos.D1" chart:class="chart:bar">
            <chart:data-point/>
          </chart:series>
          <chart:series chart:style-name="ch10" chart:values-cell-range-address="Gráficos.E3:Gráficos.E3" chart:label-cell-address="Gráficos.E1:Gráficos.E1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CM</text:p>
                <draw:g>
                  <svg:desc>Gráficos.B1:Gráficos.B1</svg:desc>
                </draw:g>
              </table:table-cell>
              <table:table-cell office:value-type="string">
                <text:p>2CM</text:p>
                <draw:g>
                  <svg:desc>Gráficos.C1:Gráficos.C1</svg:desc>
                </draw:g>
              </table:table-cell>
              <table:table-cell office:value-type="string">
                <text:p>4CM</text:p>
                <draw:g>
                  <svg:desc>Gráficos.D1:Gráficos.D1</svg:desc>
                </draw:g>
              </table:table-cell>
              <table:table-cell office:value-type="string">
                <text:p>6CM</text:p>
                <draw:g>
                  <svg:desc>Gráficos.E1:Gráficos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usca</text:p>
                <draw:g>
                  <svg:desc>Gráficos.A3:Gráficos.A3</svg:desc>
                </draw:g>
              </table:table-cell>
              <table:table-cell office:value-type="float" office:value="0.2311055105">
                <text:p>0.2311055105</text:p>
                <draw:g>
                  <svg:desc>Gráficos.B3:Gráficos.B3</svg:desc>
                </draw:g>
              </table:table-cell>
              <table:table-cell office:value-type="float" office:value="0.0398881315">
                <text:p>0.0398881315</text:p>
                <draw:g>
                  <svg:desc>Gráficos.C3:Gráficos.C3</svg:desc>
                </draw:g>
              </table:table-cell>
              <table:table-cell office:value-type="float" office:value="0.0463299655">
                <text:p>0.0463299655</text:p>
                <draw:g>
                  <svg:desc>Gráficos.D3:Gráficos.D3</svg:desc>
                </draw:g>
              </table:table-cell>
              <table:table-cell office:value-type="float" office:value="0.057884604625">
                <text:p>0.057884604625</text:p>
                <draw:g>
                  <svg:desc>Gráficos.E3:Gráficos.E3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Windows_x86 LibreOffice_project/f3153a8b245191196a4b6b9abd1d0da16eead6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